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atern32</text:p>
          </table:table-cell>
          <table:table-cell table:number-columns-repeated="3"/>
          <table:table-cell office:value-type="string" calcext:value-type="string">
            <text:p>SquaredExp</text:p>
          </table:table-cell>
          <table:table-cell table:number-columns-repeated="3"/>
          <table:table-cell office:value-type="string" calcext:value-type="string">
            <text:p>RationalQuad</text:p>
          </table:table-cell>
          <table:table-cell table:number-columns-repeated="2"/>
          <table:table-cell table:style-name="Default"/>
          <table:table-cell office:value-type="string" calcext:value-type="string">
            <text:p>Matern52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nse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office:value-type="string" calcext:value-type="string">
            <text:p><text:s/>Best eval.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office:value-type="string" calcext:value-type="string">
            <text:p><text:s/>Best eval.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table:style-name="Default" office:value-type="string" calcext:value-type="string">
            <text:p><text:s/>Best eval.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office:value-type="string" calcext:value-type="string">
            <text:p><text:s/>Best eval.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office:value-type="string" calcext:value-type="string">
            <text:p><text:s/>Best eval.</text:p>
          </table:table-cell>
          <table:table-cell office:value-type="string" calcext:value-type="string">
            <text:p>Evaluation </text:p>
          </table:table-cell>
          <table:table-cell office:value-type="string" calcext:value-type="string">
            <text:p><text:s/>Proposed point </text:p>
          </table:table-cell>
          <table:table-cell office:value-type="string" calcext:value-type="string">
            <text:p><text:s text:c="2"/>Current eval. </text:p>
          </table:table-cell>
          <table:table-cell office:value-type="string" calcext:value-type="string">
            <text:p><text:s/>Best eval.</text:p>
          </table:table-cell>
        </table:table-row>
        <table:table-row table:style-name="ro1"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 1.82347142 -0.70585664]. </text:p>
          </table:table-cell>
          <table:table-cell table:number-columns-repeated="2" office:value-type="float" office:value="-0.0494606606413946" calcext:value-type="float">
            <text:p>-0.04946066064139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0.70654326 1.45301841]. </text:p>
          </table:table-cell>
          <table:table-cell office:value-type="float" office:value="-11.9262404577564" calcext:value-type="float">
            <text:p>-11.9262404577564</text:p>
          </table:table-cell>
          <table:table-cell office:value-type="float" office:value="-4.00993723415606" calcext:value-type="float">
            <text:p>-4.00993723415606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0.5379818 <text:s/>0.54288712]. </text:p>
          </table:table-cell>
          <table:table-cell office:value-type="float" office:value="-0.450481748146348" calcext:value-type="float">
            <text:p>-0.450481748146348</text:p>
          </table:table-cell>
          <table:table-cell table:style-name="Default" office:value-type="float" office:value="-0.450481748146348" calcext:value-type="float">
            <text:p>-0.450481748146348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2.31500602 -1.98668092]. </text:p>
          </table:table-cell>
          <table:table-cell office:value-type="float" office:value="-63.5541129143177" calcext:value-type="float">
            <text:p>-63.5541129143177</text:p>
          </table:table-cell>
          <table:table-cell office:value-type="float" office:value="-37.3466543740815" calcext:value-type="float">
            <text:p>-37.346654374081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 0.36749984 -1.17693989]. </text:p>
          </table:table-cell>
          <table:table-cell office:value-type="float" office:value="-0.372098624249333" calcext:value-type="float">
            <text:p>-0.372098624249333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 0.44137563 -1.81303339]. </text:p>
          </table:table-cell>
          <table:table-cell office:value-type="float" office:value="-29.9732712072933" calcext:value-type="float">
            <text:p>-29.9732712072933</text:p>
          </table:table-cell>
          <table:table-cell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1.11522054 -1.07622212]. </text:p>
          </table:table-cell>
          <table:table-cell office:value-type="float" office:value="-4.30121312719281" calcext:value-type="float">
            <text:p>-4.30121312719281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2.08306423 -0.66197282]. </text:p>
          </table:table-cell>
          <table:table-cell office:value-type="float" office:value="-5.44439500349482" calcext:value-type="float">
            <text:p>-5.44439500349482</text:p>
          </table:table-cell>
          <table:table-cell office:value-type="float" office:value="-4.00993723415606" calcext:value-type="float">
            <text:p>-4.00993723415606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2.76761957 -1.73235402]. </text:p>
          </table:table-cell>
          <table:table-cell office:value-type="float" office:value="-86.0465161270985" calcext:value-type="float">
            <text:p>-86.0465161270985</text:p>
          </table:table-cell>
          <table:table-cell table:style-name="Default" office:value-type="float" office:value="-0.450481748146348" calcext:value-type="float">
            <text:p>-0.450481748146348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2.64299124 <text:s/>0.430809 <text:s/>]. </text:p>
          </table:table-cell>
          <table:table-cell table:number-columns-repeated="2" office:value-type="float" office:value="-37.3466543740815" calcext:value-type="float">
            <text:p>-37.346654374081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0.20494667 <text:s/>1.15822113]. </text:p>
          </table:table-cell>
          <table:table-cell table:number-columns-repeated="2" office:value-type="float" office:value="-0.331676786443433" calcext:value-type="float">
            <text:p>-0.331676786443433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1.25248173 1.49607501]. </text:p>
          </table:table-cell>
          <table:table-cell office:value-type="float" office:value="-15.3535656007712" calcext:value-type="float">
            <text:p>-15.3535656007712</text:p>
          </table:table-cell>
          <table:table-cell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0.12476329 <text:s/>1.81992763]. </text:p>
          </table:table-cell>
          <table:table-cell office:value-type="float" office:value="-30.4671443182675" calcext:value-type="float">
            <text:p>-30.4671443182675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1.7339999 <text:s/>-1.01717801]. </text:p>
          </table:table-cell>
          <table:table-cell table:number-columns-repeated="2" office:value-type="float" office:value="-4.00993723415606" calcext:value-type="float">
            <text:p>-4.00993723415606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1.38111951 1.02392439]. </text:p>
          </table:table-cell>
          <table:table-cell office:value-type="float" office:value="-3.91977551453562" calcext:value-type="float">
            <text:p>-3.91977551453562</text:p>
          </table:table-cell>
          <table:table-cell table:style-name="Default" office:value-type="float" office:value="-0.450481748146348" calcext:value-type="float">
            <text:p>-0.450481748146348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-1.31023109 -1.93115031]. </text:p>
          </table:table-cell>
          <table:table-cell office:value-type="float" office:value="-45.6092198584665" calcext:value-type="float">
            <text:p>-45.6092198584665</text:p>
          </table:table-cell>
          <table:table-cell office:value-type="float" office:value="-37.3466543740815" calcext:value-type="float">
            <text:p>-37.3466543740815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2.3638759 1.4492323]. </text:p>
          </table:table-cell>
          <table:table-cell office:value-type="float" office:value="-1.3719339979474" calcext:value-type="float">
            <text:p>-1.3719339979474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string" calcext:value-type="string">
            <text:p>init <text:s text:c="2"/></text:p>
          </table:table-cell>
          <table:table-cell office:value-type="string" calcext:value-type="string">
            <text:p><text:s/>[2.25772963 0.52924585]. </text:p>
          </table:table-cell>
          <table:table-cell table:number-columns-repeated="2"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[ 2.65929805 -1.45004815]. </text:p>
          </table:table-cell>
          <table:table-cell office:value-type="float" office:value="-46.5725103165789" calcext:value-type="float">
            <text:p>-46.5725103165789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-0.11878139 -2. <text:s text:c="7"/>]. </text:p>
          </table:table-cell>
          <table:table-cell office:value-type="float" office:value="-48.2935817587411" calcext:value-type="float">
            <text:p>-48.2935817587411</text:p>
          </table:table-cell>
          <table:table-cell office:value-type="float" office:value="-4.00993723415606" calcext:value-type="float">
            <text:p>-4.0099372341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0.56715731 0.66341563]. </text:p>
          </table:table-cell>
          <table:table-cell office:value-type="float" office:value="-0.471080449465378" calcext:value-type="float">
            <text:p>-0.471080449465378</text:p>
          </table:table-cell>
          <table:table-cell table:style-name="Default" office:value-type="float" office:value="-0.450481748146348" calcext:value-type="float">
            <text:p>-0.450481748146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3. 2.]. </text:p>
          </table:table-cell>
          <table:table-cell office:value-type="float" office:value="-162.9" calcext:value-type="float">
            <text:p>-162.9</text:p>
          </table:table-cell>
          <table:table-cell office:value-type="float" office:value="-37.3466543740815" calcext:value-type="float">
            <text:p>-37.3466543740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-3. -2.]. </text:p>
          </table:table-cell>
          <table:table-cell office:value-type="float" office:value="-1.15763308770987" calcext:value-type="float">
            <text:p>-1.15763308770987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-3. <text:s/>2.]. </text:p>
          </table:table-cell>
          <table:table-cell office:value-type="float" office:value="-150.9" calcext:value-type="float">
            <text:p>-150.9</text:p>
          </table:table-cell>
          <table:table-cell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[ 1.48119889 -0.41488001]. </text:p>
          </table:table-cell>
          <table:table-cell office:value-type="float" office:value="-1.00324399879203" calcext:value-type="float">
            <text:p>-1.00324399879203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-2.60960508 -2. <text:s text:c="7"/>]. </text:p>
          </table:table-cell>
          <table:table-cell office:value-type="float" office:value="-88.3439895690063" calcext:value-type="float">
            <text:p>-88.3439895690063</text:p>
          </table:table-cell>
          <table:table-cell office:value-type="float" office:value="-4.00993723415606" calcext:value-type="float">
            <text:p>-4.00993723415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0.63405642 0.54252879]. </text:p>
          </table:table-cell>
          <table:table-cell office:value-type="float" office:value="-0.803536788041795" calcext:value-type="float">
            <text:p>-0.803536788041795</text:p>
          </table:table-cell>
          <table:table-cell table:style-name="Default" office:value-type="float" office:value="-0.450481748146348" calcext:value-type="float">
            <text:p>-0.450481748146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 3. -2.]. </text:p>
          </table:table-cell>
          <table:table-cell office:value-type="float" office:value="-150.9" calcext:value-type="float">
            <text:p>-150.9</text:p>
          </table:table-cell>
          <table:table-cell office:value-type="float" office:value="-37.3466543740815" calcext:value-type="float">
            <text:p>-37.3466543740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-3. <text:s/>2.]. </text:p>
          </table:table-cell>
          <table:table-cell office:value-type="float" office:value="-1.15763308770987" calcext:value-type="float">
            <text:p>-1.15763308770987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 3. -2.]. </text:p>
          </table:table-cell>
          <table:table-cell office:value-type="float" office:value="-150.9" calcext:value-type="float">
            <text:p>-150.9</text:p>
          </table:table-cell>
          <table:table-cell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[ 1.71528356 -0.60308267]. </text:p>
          </table:table-cell>
          <table:table-cell office:value-type="float" office:value="-0.119665180356566" calcext:value-type="float">
            <text:p>-0.119665180356566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-1.28332997 -0.40261963]. </text:p>
          </table:table-cell>
          <table:table-cell table:number-columns-repeated="2" office:value-type="float" office:value="-2.35414911963681" calcext:value-type="float">
            <text:p>-2.35414911963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.32751236 0.6957639 ]. </text:p>
          </table:table-cell>
          <table:table-cell office:value-type="float" office:value="0.365808954869208" calcext:value-type="float">
            <text:p>0.365808954869208</text:p>
          </table:table-cell>
          <table:table-cell table:style-name="Default" office:value-type="float" office:value="0.365808954869208" calcext:value-type="float">
            <text:p>0.365808954869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-0.65201933 <text:s/>2. <text:s text:c="7"/>]. </text:p>
          </table:table-cell>
          <table:table-cell office:value-type="float" office:value="-48.0425468880883" calcext:value-type="float">
            <text:p>-48.0425468880883</text:p>
          </table:table-cell>
          <table:table-cell office:value-type="float" office:value="-37.3466543740815" calcext:value-type="float">
            <text:p>-37.34665437408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 3. -2.]. </text:p>
          </table:table-cell>
          <table:table-cell office:value-type="float" office:value="-1.15763308770987" calcext:value-type="float">
            <text:p>-1.15763308770987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. 2.]. </text:p>
          </table:table-cell>
          <table:table-cell office:value-type="float" office:value="-162.9" calcext:value-type="float">
            <text:p>-162.9</text:p>
          </table:table-cell>
          <table:table-cell office:value-type="float" office:value="-10.3615141409532" calcext:value-type="float">
            <text:p>-10.3615141409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-3. -2.]. </text:p>
          </table:table-cell>
          <table:table-cell office:value-type="float" office:value="-162.9" calcext:value-type="float">
            <text:p>-162.9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-1.52932185 -0.70530124]. </text:p>
          </table:table-cell>
          <table:table-cell table:number-columns-repeated="2" office:value-type="float" office:value="-2.21128089481981" calcext:value-type="float">
            <text:p>-2.21128089481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.14710094 0.85306823]. </text:p>
          </table:table-cell>
          <table:table-cell office:value-type="float" office:value="0.581502573831881" calcext:value-type="float">
            <text:p>0.581502573831881</text:p>
          </table:table-cell>
          <table:table-cell table:style-name="Default" office:value-type="float" office:value="0.581502573831881" calcext:value-type="float">
            <text:p>0.581502573831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 0.26645697 -0.42304312]. </text:p>
          </table:table-cell>
          <table:table-cell table:number-columns-repeated="2" office:value-type="float" office:value="0.426939480575546" calcext:value-type="float">
            <text:p>0.426939480575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-0.66283739 -2. <text:s text:c="7"/>]. </text:p>
          </table:table-cell>
          <table:table-cell office:value-type="float" office:value="-0.878187314547687" calcext:value-type="float">
            <text:p>-0.878187314547687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.50131301 0.37819882]. </text:p>
          </table:table-cell>
          <table:table-cell table:number-columns-repeated="2" office:value-type="float" office:value="-2.24159302445707" calcext:value-type="float">
            <text:p>-2.241593024457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[-0.47710581 -0.9111165 ]. </text:p>
          </table:table-cell>
          <table:table-cell office:value-type="float" office:value="-0.676289941563023" calcext:value-type="float">
            <text:p>-0.676289941563023</text:p>
          </table:table-cell>
          <table:table-cell office:value-type="float" office:value="-0.0494606606413946" calcext:value-type="float">
            <text:p>-0.049460660641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-0.71156031 <text:s/>0.59848997]. </text:p>
          </table:table-cell>
          <table:table-cell table:number-columns-repeated="2" office:value-type="float" office:value="-0.184765067910228" calcext:value-type="float">
            <text:p>-0.184765067910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.99266842 0.25165751]. </text:p>
          </table:table-cell>
          <table:table-cell office:value-type="float" office:value="-107.355370757979" calcext:value-type="float">
            <text:p>-107.355370757979</text:p>
          </table:table-cell>
          <table:table-cell table:style-name="Default" office:value-type="float" office:value="0.581502573831881" calcext:value-type="float">
            <text:p>0.581502573831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 0.29597476 -0.37514999]. </text:p>
          </table:table-cell>
          <table:table-cell office:value-type="float" office:value="0.260243777859826" calcext:value-type="float">
            <text:p>0.260243777859826</text:p>
          </table:table-cell>
          <table:table-cell office:value-type="float" office:value="0.426939480575546" calcext:value-type="float">
            <text:p>0.426939480575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-0.79950402 <text:s/>2. <text:s text:c="7"/>]. </text:p>
          </table:table-cell>
          <table:table-cell office:value-type="float" office:value="-0.892457313086508" calcext:value-type="float">
            <text:p>-0.892457313086508</text:p>
          </table:table-cell>
          <table:table-cell office:value-type="float" office:value="-0.331676786443433" calcext:value-type="float">
            <text:p>-0.3316767864434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.59481493 0.38618805]. </text:p>
          </table:table-cell>
          <table:table-cell table:number-columns-repeated="2" office:value-type="float" office:value="-2.18156263882592" calcext:value-type="float">
            <text:p>-2.18156263882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 1.76591541 -0.68217872]. </text:p>
          </table:table-cell>
          <table:table-cell table:number-columns-repeated="2" office:value-type="float" office:value="0.039306505516178" calcext:value-type="float">
            <text:p>0.039306505516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-0.65572675 <text:s/>0.17071763]. </text:p>
          </table:table-cell>
          <table:table-cell office:value-type="float" office:value="-1.13303442786361" calcext:value-type="float">
            <text:p>-1.13303442786361</text:p>
          </table:table-cell>
          <table:table-cell office:value-type="float" office:value="-0.184765067910228" calcext:value-type="float">
            <text:p>-0.184765067910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.05769885 0.65693638]. </text:p>
          </table:table-cell>
          <table:table-cell office:value-type="float" office:value="0.930068982587635" calcext:value-type="float">
            <text:p>0.930068982587635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 0.23620684 -0.48672717]. </text:p>
          </table:table-cell>
          <table:table-cell table:number-columns-repeated="2" office:value-type="float" office:value="0.621393470804449" calcext:value-type="float">
            <text:p>0.621393470804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-0.72626384 -0.01510778]. </text:p>
          </table:table-cell>
          <table:table-cell table:number-columns-repeated="2" office:value-type="float" office:value="-0.252513859379355" calcext:value-type="float">
            <text:p>-0.2525138593793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.55623244 0.39607963]. </text:p>
          </table:table-cell>
          <table:table-cell office:value-type="float" office:value="-2.19247167015411" calcext:value-type="float">
            <text:p>-2.19247167015411</text:p>
          </table:table-cell>
          <table:table-cell office:value-type="float" office:value="-2.18156263882592" calcext:value-type="float">
            <text:p>-2.18156263882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[ 1.81381116 -0.62433851]. </text:p>
          </table:table-cell>
          <table:table-cell office:value-type="float" office:value="-0.215875330723926" calcext:value-type="float">
            <text:p>-0.215875330723926</text:p>
          </table:table-cell>
          <table:table-cell office:value-type="float" office:value="0.039306505516178" calcext:value-type="float">
            <text:p>0.039306505516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-1.38210523 <text:s/>0.76194091]. </text:p>
          </table:table-cell>
          <table:table-cell office:value-type="float" office:value="-0.274406554834179" calcext:value-type="float">
            <text:p>-0.274406554834179</text:p>
          </table:table-cell>
          <table:table-cell office:value-type="float" office:value="-0.184765067910228" calcext:value-type="float">
            <text:p>-0.1847650679102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0.70120803 1.47125609]. </text:p>
          </table:table-cell>
          <table:table-cell office:value-type="float" office:value="-12.6138512898996" calcext:value-type="float">
            <text:p>-12.6138512898996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 0.12868379 -0.39015552]. </text:p>
          </table:table-cell>
          <table:table-cell office:value-type="float" office:value="0.500742941609916" calcext:value-type="float">
            <text:p>0.500742941609916</text:p>
          </table:table-cell>
          <table:table-cell office:value-type="float" office:value="0.621393470804449" calcext:value-type="float">
            <text:p>0.6213934708044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-3. <text:s text:c="6"/>-0.003267]. </text:p>
          </table:table-cell>
          <table:table-cell office:value-type="float" office:value="-1.99223985764458" calcext:value-type="float">
            <text:p>-1.99223985764458</text:p>
          </table:table-cell>
          <table:table-cell office:value-type="float" office:value="-0.252513859379355" calcext:value-type="float">
            <text:p>-0.2525138593793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1.57157073 0.37723825]. </text:p>
          </table:table-cell>
          <table:table-cell office:value-type="float" office:value="-2.19585838751109" calcext:value-type="float">
            <text:p>-2.19585838751109</text:p>
          </table:table-cell>
          <table:table-cell office:value-type="float" office:value="-2.18156263882592" calcext:value-type="float">
            <text:p>-2.18156263882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[ 1.66376697 -0.71933294]. </text:p>
          </table:table-cell>
          <table:table-cell table:number-columns-repeated="2" office:value-type="float" office:value="0.144102201052907" calcext:value-type="float">
            <text:p>0.1441022010529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-1.04554639 <text:s/>0.43002799]. </text:p>
          </table:table-cell>
          <table:table-cell office:value-type="float" office:value="-1.24606570367689" calcext:value-type="float">
            <text:p>-1.24606570367689</text:p>
          </table:table-cell>
          <table:table-cell office:value-type="float" office:value="-0.184765067910228" calcext:value-type="float">
            <text:p>-0.1847650679102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-0.74169591 <text:s/>1.00236933]. </text:p>
          </table:table-cell>
          <table:table-cell office:value-type="float" office:value="-0.896046984229552" calcext:value-type="float">
            <text:p>-0.896046984229552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 0.2355198 <text:s/>-1.04760839]. </text:p>
          </table:table-cell>
          <table:table-cell office:value-type="float" office:value="-0.396686566551886" calcext:value-type="float">
            <text:p>-0.396686566551886</text:p>
          </table:table-cell>
          <table:table-cell office:value-type="float" office:value="0.621393470804449" calcext:value-type="float">
            <text:p>0.6213934708044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0.52582355 0.07191368]. </text:p>
          </table:table-cell>
          <table:table-cell table:number-columns-repeated="2" office:value-type="float" office:value="-0.136277539167097" calcext:value-type="float">
            <text:p>-0.1362775391670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.53511094 0.39174249]. </text:p>
          </table:table-cell>
          <table:table-cell office:value-type="float" office:value="-2.20815969050418" calcext:value-type="float">
            <text:p>-2.20815969050418</text:p>
          </table:table-cell>
          <table:table-cell office:value-type="float" office:value="-2.18156263882592" calcext:value-type="float">
            <text:p>-2.18156263882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[3. 2.]. </text:p>
          </table:table-cell>
          <table:table-cell office:value-type="float" office:value="-162.9" calcext:value-type="float">
            <text:p>-162.9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-1.12870224 <text:s/>1.86896576]. </text:p>
          </table:table-cell>
          <table:table-cell office:value-type="float" office:value="-35.1002790297465" calcext:value-type="float">
            <text:p>-35.1002790297465</text:p>
          </table:table-cell>
          <table:table-cell office:value-type="float" office:value="-0.184765067910228" calcext:value-type="float">
            <text:p>-0.184765067910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-0.12374679 <text:s/>0.83965446]. </text:p>
          </table:table-cell>
          <table:table-cell office:value-type="float" office:value="0.875010544546653" calcext:value-type="float">
            <text:p>0.875010544546653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 0.15417744 -0.65338501]. </text:p>
          </table:table-cell>
          <table:table-cell table:number-columns-repeated="2" office:value-type="float" office:value="0.985469173254447" calcext:value-type="float">
            <text:p>0.9854691732544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 1.37524659 -0.52256435]. </text:p>
          </table:table-cell>
          <table:table-cell office:value-type="float" office:value="-0.819349973070471" calcext:value-type="float">
            <text:p>-0.819349973070471</text:p>
          </table:table-cell>
          <table:table-cell office:value-type="float" office:value="-0.136277539167097" calcext:value-type="float">
            <text:p>-0.1362775391670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.55301673 0.37963504]. </text:p>
          </table:table-cell>
          <table:table-cell office:value-type="float" office:value="-2.20442125116493" calcext:value-type="float">
            <text:p>-2.20442125116493</text:p>
          </table:table-cell>
          <table:table-cell office:value-type="float" office:value="-2.18156263882592" calcext:value-type="float">
            <text:p>-2.18156263882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 1.37357543 -0.72380243]. </text:p>
          </table:table-cell>
          <table:table-cell office:value-type="float" office:value="-0.318300409457985" calcext:value-type="float">
            <text:p>-0.318300409457985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-2.6643233 <text:s text:c="2"/>0.82982668]. </text:p>
          </table:table-cell>
          <table:table-cell office:value-type="float" office:value="-38.7400806838729" calcext:value-type="float">
            <text:p>-38.7400806838729</text:p>
          </table:table-cell>
          <table:table-cell office:value-type="float" office:value="-0.184765067910228" calcext:value-type="float">
            <text:p>-0.184765067910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-1.79166575 <text:s/>1.84052911]. </text:p>
          </table:table-cell>
          <table:table-cell office:value-type="float" office:value="-31.2809382503607" calcext:value-type="float">
            <text:p>-31.2809382503607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-0.0674233 <text:s/>-0.73239102]. </text:p>
          </table:table-cell>
          <table:table-cell office:value-type="float" office:value="0.927180682432827" calcext:value-type="float">
            <text:p>0.927180682432827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-0.02273326 <text:s/>0.25227016]. </text:p>
          </table:table-cell>
          <table:table-cell table:number-columns-repeated="2" office:value-type="float" office:value="-0.0161382431102162" calcext:value-type="float">
            <text:p>-0.016138243110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0.95792986 0.61777424]. </text:p>
          </table:table-cell>
          <table:table-cell table:number-columns-repeated="2" office:value-type="float" office:value="-1.80760336980277" calcext:value-type="float">
            <text:p>-1.80760336980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-0.76234567 -0.77602894]. </text:p>
          </table:table-cell>
          <table:table-cell office:value-type="float" office:value="-1.31421923600272" calcext:value-type="float">
            <text:p>-1.31421923600272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-0.15145678 <text:s/>0.74714404]. </text:p>
          </table:table-cell>
          <table:table-cell table:number-columns-repeated="2" office:value-type="float" office:value="1.00894417450059" calcext:value-type="float">
            <text:p>1.00894417450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-0.22294911 <text:s/>0.56846652]. </text:p>
          </table:table-cell>
          <table:table-cell office:value-type="float" office:value="0.807963691101488" calcext:value-type="float">
            <text:p>0.807963691101488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-0.25465779 -0.41644036]. </text:p>
          </table:table-cell>
          <table:table-cell office:value-type="float" office:value="0.216677438327752" calcext:value-type="float">
            <text:p>0.216677438327752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-0.03652528 -0.25601838]. </text:p>
          </table:table-cell>
          <table:table-cell office:value-type="float" office:value="-0.017014443635437" calcext:value-type="float">
            <text:p>-0.017014443635437</text:p>
          </table:table-cell>
          <table:table-cell office:value-type="float" office:value="-0.0161382431102162" calcext:value-type="float">
            <text:p>-0.016138243110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.00583647 0.58932668]. </text:p>
          </table:table-cell>
          <table:table-cell office:value-type="float" office:value="-1.92857689968176" calcext:value-type="float">
            <text:p>-1.92857689968176</text:p>
          </table:table-cell>
          <table:table-cell office:value-type="float" office:value="-1.80760336980277" calcext:value-type="float">
            <text:p>-1.80760336980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 0.08648183 -1.27026893]. </text:p>
          </table:table-cell>
          <table:table-cell office:value-type="float" office:value="-3.88021373356401" calcext:value-type="float">
            <text:p>-3.88021373356401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 3. <text:s text:c="8"/>-0.89563155]. </text:p>
          </table:table-cell>
          <table:table-cell office:value-type="float" office:value="-105.57829804217" calcext:value-type="float">
            <text:p>-105.57829804217</text:p>
          </table:table-cell>
          <table:table-cell office:value-type="float" office:value="1.00894417450059" calcext:value-type="float">
            <text:p>1.00894417450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-0.89709214 <text:s/>0.64043772]. </text:p>
          </table:table-cell>
          <table:table-cell office:value-type="float" office:value="-0.49050109198693" calcext:value-type="float">
            <text:p>-0.49050109198693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 0.03696788 -0.44590757]. </text:p>
          </table:table-cell>
          <table:table-cell office:value-type="float" office:value="0.648216790665999" calcext:value-type="float">
            <text:p>0.648216790665999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0.70912194 2. <text:s text:c="7"/>]. </text:p>
          </table:table-cell>
          <table:table-cell office:value-type="float" office:value="-0.882774752309416" calcext:value-type="float">
            <text:p>-0.882774752309416</text:p>
          </table:table-cell>
          <table:table-cell office:value-type="float" office:value="-0.0161382431102162" calcext:value-type="float">
            <text:p>-0.016138243110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0.79571714 0.71028609]. </text:p>
          </table:table-cell>
          <table:table-cell table:number-columns-repeated="2" office:value-type="float" office:value="-1.34065527182368" calcext:value-type="float">
            <text:p>-1.34065527182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[-3. <text:s/>2.]. </text:p>
          </table:table-cell>
          <table:table-cell office:value-type="float" office:value="-150.9" calcext:value-type="float">
            <text:p>-150.9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2.67305021 1.88472708]. </text:p>
          </table:table-cell>
          <table:table-cell office:value-type="float" office:value="-84.2658927410717" calcext:value-type="float">
            <text:p>-84.2658927410717</text:p>
          </table:table-cell>
          <table:table-cell office:value-type="float" office:value="1.00894417450059" calcext:value-type="float">
            <text:p>1.008944174500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-0.38198065 <text:s/>0.8790535 ]. </text:p>
          </table:table-cell>
          <table:table-cell office:value-type="float" office:value="0.498279441155705" calcext:value-type="float">
            <text:p>0.498279441155705</text:p>
          </table:table-cell>
          <table:table-cell table:style-name="Default" office:value-type="float" office:value="0.930068982587635" calcext:value-type="float">
            <text:p>0.9300689825876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-0.20141097 -0.6298456 ]. </text:p>
          </table:table-cell>
          <table:table-cell office:value-type="float" office:value="0.671631215616516" calcext:value-type="float">
            <text:p>0.671631215616516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 1.05947733 -2. <text:s text:c="7"/>]. </text:p>
          </table:table-cell>
          <table:table-cell office:value-type="float" office:value="-0.924973011447244" calcext:value-type="float">
            <text:p>-0.924973011447244</text:p>
          </table:table-cell>
          <table:table-cell office:value-type="float" office:value="-0.0161382431102162" calcext:value-type="float">
            <text:p>-0.0161382431102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0.67679293 0.77330769]. </text:p>
          </table:table-cell>
          <table:table-cell table:number-columns-repeated="2" office:value-type="float" office:value="-0.985419743958963" calcext:value-type="float">
            <text:p>-0.985419743958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[ 0.65393547 -0.48026905]. </text:p>
          </table:table-cell>
          <table:table-cell office:value-type="float" office:value="-0.328683475285313" calcext:value-type="float">
            <text:p>-0.328683475285313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[-0.09966923 <text:s/>0.85689021]. </text:p>
          </table:table-cell>
          <table:table-cell office:value-type="float" office:value="0.826364110670162" calcext:value-type="float">
            <text:p>0.826364110670162</text:p>
          </table:table-cell>
          <table:table-cell office:value-type="float" office:value="1.00894417450059" calcext:value-type="float">
            <text:p>1.00894417450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[-0.05527194 <text:s/>0.73105109]. </text:p>
          </table:table-cell>
          <table:table-cell office:value-type="float" office:value="1.02346298204517" calcext:value-type="float">
            <text:p>1.02346298204517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[ 0.2142036 -0.8083913]. </text:p>
          </table:table-cell>
          <table:table-cell office:value-type="float" office:value="0.899771760175195" calcext:value-type="float">
            <text:p>0.899771760175195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[ 0.13119396 -0.01038463]. </text:p>
          </table:table-cell>
          <table:table-cell table:number-columns-repeated="2" office:value-type="float" office:value="-0.00862464955992737" calcext:value-type="float">
            <text:p>-0.0086246495599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[0.03746721 0.93604097]. </text:p>
          </table:table-cell>
          <table:table-cell table:number-columns-repeated="2" office:value-type="float" office:value="0.393294549281387" calcext:value-type="float">
            <text:p>0.3932945492813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[ 0.90756859 -0.61183599]. </text:p>
          </table:table-cell>
          <table:table-cell office:value-type="float" office:value="-0.564128744798985" calcext:value-type="float">
            <text:p>-0.564128744798985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[-0.02384088 <text:s/>0.7214783 ]. </text:p>
          </table:table-cell>
          <table:table-cell table:number-columns-repeated="2" office:value-type="float" office:value="1.01324172543952" calcext:value-type="float">
            <text:p>1.013241725439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[-0.43243884 <text:s/>0.64747115]. </text:p>
          </table:table-cell>
          <table:table-cell office:value-type="float" office:value="0.577133604666842" calcext:value-type="float">
            <text:p>0.577133604666842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[ 0.05517319 -0.08876288]. </text:p>
          </table:table-cell>
          <table:table-cell office:value-type="float" office:value="0.0240075483781071" calcext:value-type="float">
            <text:p>0.024007548378107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[-0.23150681 <text:s/>0.01215323]. </text:p>
          </table:table-cell>
          <table:table-cell office:value-type="float" office:value="-0.0267276045351464" calcext:value-type="float">
            <text:p>-0.026727604535147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[0.11378648 0.87417196]. </text:p>
          </table:table-cell>
          <table:table-cell table:number-columns-repeated="2" office:value-type="float" office:value="0.5699357462464" calcext:value-type="float">
            <text:p>0.5699357462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[ 1.61806965 -0.6970743 ]. </text:p>
          </table:table-cell>
          <table:table-cell office:value-type="float" office:value="0.0671914999443999" calcext:value-type="float">
            <text:p>0.0671914999444</text:p>
          </table:table-cell>
          <table:table-cell office:value-type="float" office:value="0.144102201052907" calcext:value-type="float">
            <text:p>0.1441022010529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[-0.13557617 -0.23133731]. </text:p>
          </table:table-cell>
          <table:table-cell office:value-type="float" office:value="0.098431551096819" calcext:value-type="float">
            <text:p>0.098431551096819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[0.11789358 0.07565085]. </text:p>
          </table:table-cell>
          <table:table-cell office:value-type="float" office:value="-0.0413483629236718" calcext:value-type="float">
            <text:p>-0.041348362923672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[-0.11889465 -0.52107711]. </text:p>
          </table:table-cell>
          <table:table-cell office:value-type="float" office:value="0.673111699868711" calcext:value-type="float">
            <text:p>0.673111699868711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[-0.32891598 -0.60260835]. </text:p>
          </table:table-cell>
          <table:table-cell office:value-type="float" office:value="-0.138350164072974" calcext:value-type="float">
            <text:p>-0.138350164072974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[0.11095549 0.80103217]. </text:p>
          </table:table-cell>
          <table:table-cell table:number-columns-repeated="2" office:value-type="float" office:value="0.78193249389524" calcext:value-type="float">
            <text:p>0.78193249389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[ 0.31736381 -0.53927961]. </text:p>
          </table:table-cell>
          <table:table-cell table:number-columns-repeated="2" office:value-type="float" office:value="0.614210596452328" calcext:value-type="float">
            <text:p>0.6142105964523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[-0.38273177 -0.30321077]. </text:p>
          </table:table-cell>
          <table:table-cell office:value-type="float" office:value="-0.324032289783793" calcext:value-type="float">
            <text:p>-0.324032289783793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[-0.22754881 -0.14708469]. </text:p>
          </table:table-cell>
          <table:table-cell office:value-type="float" office:value="-0.150335414797691" calcext:value-type="float">
            <text:p>-0.150335414797691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[ 0.37490676 -0.54349092]. </text:p>
          </table:table-cell>
          <table:table-cell office:value-type="float" office:value="0.514626066088376" calcext:value-type="float">
            <text:p>0.514626066088376</text:p>
          </table:table-cell>
          <table:table-cell office:value-type="float" office:value="0.985469173254447" calcext:value-type="float">
            <text:p>0.9854691732544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[0.25869483 0.55172525]. </text:p>
          </table:table-cell>
          <table:table-cell office:value-type="float" office:value="-0.106007706404773" calcext:value-type="float">
            <text:p>-0.106007706404773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[0.07211569 0.7194104 ]. </text:p>
          </table:table-cell>
          <table:table-cell table:number-columns-repeated="2" office:value-type="float" office:value="0.926141091284126" calcext:value-type="float">
            <text:p>0.926141091284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[ 0.21989511 -0.52905308]. </text:p>
          </table:table-cell>
          <table:table-cell table:number-columns-repeated="2" office:value-type="float" office:value="0.734012022743882" calcext:value-type="float">
            <text:p>0.7340120227438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[0.36168302 0.01733707]. </text:p>
          </table:table-cell>
          <table:table-cell office:value-type="float" office:value="-0.493137044864999" calcext:value-type="float">
            <text:p>-0.493137044864999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[-0.28249169 <text:s/>0.1106696 ]. </text:p>
          </table:table-cell>
          <table:table-cell office:value-type="float" office:value="-0.22634796089592" calcext:value-type="float">
            <text:p>-0.22634796089592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[ 0.10901805 -0.72613031]. </text:p>
          </table:table-cell>
          <table:table-cell table:number-columns-repeated="2" office:value-type="float" office:value="1.02894406750089" calcext:value-type="float">
            <text:p>1.028944067500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[-0.34141418 <text:s/>0.48700263]. </text:p>
          </table:table-cell>
          <table:table-cell office:value-type="float" office:value="-0.113127007772525" calcext:value-type="float">
            <text:p>-0.113127007772525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[0.10594971 0.70166395]. </text:p>
          </table:table-cell>
          <table:table-cell office:value-type="float" office:value="0.880786513122386" calcext:value-type="float">
            <text:p>0.880786513122386</text:p>
          </table:table-cell>
          <table:table-cell office:value-type="float" office:value="0.926141091284126" calcext:value-type="float">
            <text:p>0.9261410912841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[ 0.19158118 -0.48279241]. </text:p>
          </table:table-cell>
          <table:table-cell office:value-type="float" office:value="0.663526080099934" calcext:value-type="float">
            <text:p>0.663526080099934</text:p>
          </table:table-cell>
          <table:table-cell office:value-type="float" office:value="0.734012022743882" calcext:value-type="float">
            <text:p>0.7340120227438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[-0.02411305 <text:s/>0.24772897]. </text:p>
          </table:table-cell>
          <table:table-cell office:value-type="float" office:value="0.234062085221181" calcext:value-type="float">
            <text:p>0.234062085221181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[ 0.01662551 -0.93050236]. </text:p>
          </table:table-cell>
          <table:table-cell office:value-type="float" office:value="0.479024686553233" calcext:value-type="float">
            <text:p>0.479024686553233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[-0.20840756 -0.98487853]. </text:p>
          </table:table-cell>
          <table:table-cell office:value-type="float" office:value="-0.258602944527451" calcext:value-type="float">
            <text:p>-0.25860294452745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[ 0.25802659 -0.4312071 ]. </text:p>
          </table:table-cell>
          <table:table-cell office:value-type="float" office:value="-0.0777665938607812" calcext:value-type="float">
            <text:p>-0.077766593860781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[0.03988478 0.73506972]. </text:p>
          </table:table-cell>
          <table:table-cell table:number-columns-repeated="2" office:value-type="float" office:value="0.957818811794684" calcext:value-type="float">
            <text:p>0.957818811794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[ 0.16696301 -0.56262934]. </text:p>
          </table:table-cell>
          <table:table-cell table:number-columns-repeated="2" office:value-type="float" office:value="0.849443410246684" calcext:value-type="float">
            <text:p>0.849443410246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[ 0.91464189 -0.5890378 ]. </text:p>
          </table:table-cell>
          <table:table-cell office:value-type="float" office:value="-0.626673295888787" calcext:value-type="float">
            <text:p>-0.626673295888787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[-0.18016158 -0.83160342]. </text:p>
          </table:table-cell>
          <table:table-cell office:value-type="float" office:value="0.575757797908858" calcext:value-type="float">
            <text:p>0.575757797908858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[-0.29775532 -0.11329213]. </text:p>
          </table:table-cell>
          <table:table-cell office:value-type="float" office:value="-0.321410490305358" calcext:value-type="float">
            <text:p>-0.321410490305358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[ 3. <text:s text:c="7"/>-0.1640487]. </text:p>
          </table:table-cell>
          <table:table-cell office:value-type="float" office:value="-1.98559602614912" calcext:value-type="float">
            <text:p>-1.98559602614912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[0.02351266 0.7066634 ]. </text:p>
          </table:table-cell>
          <table:table-cell table:number-columns-repeated="2" office:value-type="float" office:value="0.981172155795642" calcext:value-type="float">
            <text:p>0.981172155795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[ 0.500225 <text:s text:c="2"/>-0.86617194]. </text:p>
          </table:table-cell>
          <table:table-cell office:value-type="float" office:value="0.308136730344671" calcext:value-type="float">
            <text:p>0.308136730344671</text:p>
          </table:table-cell>
          <table:table-cell office:value-type="float" office:value="0.849443410246684" calcext:value-type="float">
            <text:p>0.8494434102466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[ 1.10725425 -1.58078748]. </text:p>
          </table:table-cell>
          <table:table-cell office:value-type="float" office:value="-15.5936979791559" calcext:value-type="float">
            <text:p>-15.5936979791559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[ 0.54135373 -0.70124831]. </text:p>
          </table:table-cell>
          <table:table-cell office:value-type="float" office:value="0.379067070240412" calcext:value-type="float">
            <text:p>0.379067070240412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[ 0.13499765 -0.72913048]. </text:p>
          </table:table-cell>
          <table:table-cell office:value-type="float" office:value="1.02222674467332" calcext:value-type="float">
            <text:p>1.0222267446733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[0.22617695 0.22821396]. </text:p>
          </table:table-cell>
          <table:table-cell office:value-type="float" office:value="-0.0381562357928549" calcext:value-type="float">
            <text:p>-0.038156235792855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[-0.217733 <text:s text:c="3"/>0.40637865]. </text:p>
          </table:table-cell>
          <table:table-cell office:value-type="float" office:value="0.455020401085126" calcext:value-type="float">
            <text:p>0.455020401085126</text:p>
          </table:table-cell>
          <table:table-cell office:value-type="float" office:value="0.981172155795642" calcext:value-type="float">
            <text:p>0.9811721557956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[ 0.12200219 -0.59351797]. </text:p>
          </table:table-cell>
          <table:table-cell table:number-columns-repeated="2" office:value-type="float" office:value="0.926032306979491" calcext:value-type="float">
            <text:p>0.9260323069794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[-0.39273793 -1.60651128]. </text:p>
          </table:table-cell>
          <table:table-cell office:value-type="float" office:value="-17.5193936791316" calcext:value-type="float">
            <text:p>-17.5193936791316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[ 0.15095435 -0.61073119]. </text:p>
          </table:table-cell>
          <table:table-cell office:value-type="float" office:value="0.937606631920931" calcext:value-type="float">
            <text:p>0.937606631920931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[ 0.36311009 -0.7233365 ]. </text:p>
          </table:table-cell>
          <table:table-cell office:value-type="float" office:value="0.768841836556203" calcext:value-type="float">
            <text:p>0.76884183655620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[-0.31256702 -0.25356124]. </text:p>
          </table:table-cell>
          <table:table-cell office:value-type="float" office:value="-0.063746758225227" calcext:value-type="float">
            <text:p>-0.063746758225227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[-0.02655956 <text:s/>0.64175888]. </text:p>
          </table:table-cell>
          <table:table-cell table:number-columns-repeated="2" office:value-type="float" office:value="0.983145694670976" calcext:value-type="float">
            <text:p>0.983145694670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[-0.24131463 -0.80787771]. </text:p>
          </table:table-cell>
          <table:table-cell office:value-type="float" office:value="0.485943568892258" calcext:value-type="float">
            <text:p>0.485943568892258</text:p>
          </table:table-cell>
          <table:table-cell office:value-type="float" office:value="0.926032306979491" calcext:value-type="float">
            <text:p>0.9260323069794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[-1.08859088 -1.22143687]. </text:p>
          </table:table-cell>
          <table:table-cell office:value-type="float" office:value="-6.610980373325" calcext:value-type="float">
            <text:p>-6.610980373325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[ 0.42349844 -0.33092706]. </text:p>
          </table:table-cell>
          <table:table-cell office:value-type="float" office:value="-0.121550759157607" calcext:value-type="float">
            <text:p>-0.121550759157607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[0.66063849 0.24267968]. </text:p>
          </table:table-cell>
          <table:table-cell office:value-type="float" office:value="-1.31209444517764" calcext:value-type="float">
            <text:p>-1.3120944451776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[ 0.00664396 -0.59525728]. </text:p>
          </table:table-cell>
          <table:table-cell office:value-type="float" office:value="-0.0873914253354591" calcext:value-type="float">
            <text:p>-0.087391425335459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[-0.01723562 <text:s/>0.68604498]. </text:p>
          </table:table-cell>
          <table:table-cell table:number-columns-repeated="2" office:value-type="float" office:value="1.00719244858799" calcext:value-type="float">
            <text:p>1.007192448587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[-0.05596589 -0.62859145]. </text:p>
          </table:table-cell>
          <table:table-cell office:value-type="float" office:value="0.908318977737372" calcext:value-type="float">
            <text:p>0.908318977737372</text:p>
          </table:table-cell>
          <table:table-cell office:value-type="float" office:value="0.926032306979491" calcext:value-type="float">
            <text:p>0.9260323069794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[ 0.43067892 -0.78781013]. </text:p>
          </table:table-cell>
          <table:table-cell office:value-type="float" office:value="0.609257369045711" calcext:value-type="float">
            <text:p>0.609257369045711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[ 0.5949293 <text:s/>-1.57171358]. </text:p>
          </table:table-cell>
          <table:table-cell office:value-type="float" office:value="-14.7604788629872" calcext:value-type="float">
            <text:p>-14.7604788629872</text:p>
          </table:table-cell>
          <table:table-cell table:style-name="Default" office:value-type="float" office:value="1.02346298204517" calcext:value-type="float">
            <text:p>1.023462982045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[0.46298065 0.40209207]. </text:p>
          </table:table-cell>
          <table:table-cell office:value-type="float" office:value="-0.408207680914619" calcext:value-type="float">
            <text:p>-0.40820768091461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[-0.0391045 <text:s text:c="2"/>0.53246207]. </text:p>
          </table:table-cell>
          <table:table-cell office:value-type="float" office:value="-0.0708278031840419" calcext:value-type="float">
            <text:p>-0.070827803184042</text:p>
          </table:table-cell>
          <table:table-cell office:value-type="float" office:value="-0.00862464955992737" calcext:value-type="float">
            <text:p>-0.008624649559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[-0.05601984 <text:s/>0.68509601]. </text:p>
          </table:table-cell>
          <table:table-cell table:number-columns-repeated="2"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[ 0.05375316 -0.62687811]. </text:p>
          </table:table-cell>
          <table:table-cell table:number-columns-repeated="2" office:value-type="float" office:value="0.976340188110539" calcext:value-type="float">
            <text:p>0.976340188110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[ 0.27112233 -0.62023429]. </text:p>
          </table:table-cell>
          <table:table-cell office:value-type="float" office:value="0.832159634414088" calcext:value-type="float">
            <text:p>0.832159634414088</text:p>
          </table:table-cell>
          <table:table-cell office:value-type="float" office:value="1.01324172543952" calcext:value-type="float">
            <text:p>1.013241725439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[ 0.0691384 <text:s/>-0.72723299]. </text:p>
          </table:table-cell>
          <table:table-cell office:value-type="float" office:value="1.02787379580379" calcext:value-type="float">
            <text:p>1.02787379580379</text:p>
          </table:table-cell>
          <table:table-cell table:style-name="Default" office:value-type="float" office:value="1.02787379580379" calcext:value-type="float">
            <text:p>1.027873795803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[-0.061068 <text:s text:c="2"/>-0.90473907]. </text:p>
          </table:table-cell>
          <table:table-cell office:value-type="float" office:value="0.523957849843551" calcext:value-type="float">
            <text:p>0.52395784984355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[-0.04574316 -0.00609849]. </text:p>
          </table:table-cell>
          <table:table-cell table:number-columns-repeated="2" office:value-type="float" office:value="-0.00105585670260355" calcext:value-type="float">
            <text:p>-0.0010558567026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[-0.08212388 <text:s/>0.6479996 ]. </text:p>
          </table:table-cell>
          <table:table-cell office:value-type="float" office:value="1.00067252513499" calcext:value-type="float">
            <text:p>1.00067252513499</text:p>
          </table:table-cell>
          <table:table-cell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[ 0.05271487 -0.66629585]. </text:p>
          </table:table-cell>
          <table:table-cell table:number-columns-repeated="2" office:value-type="float" office:value="1.01145814372428" calcext:value-type="float">
            <text:p>1.01145814372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[ 0.06439831 -0.69545215]. </text:p>
          </table:table-cell>
          <table:table-cell table:number-columns-repeated="2" office:value-type="float" office:value="1.02716465911924" calcext:value-type="float">
            <text:p>1.027164659119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[-0.16370115 -0.65180783]. </text:p>
          </table:table-cell>
          <table:table-cell table:style-name="ce1" office:value-type="float" office:value="0.76501968852852" calcext:value-type="float">
            <text:p>7.65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[0.28681358 0.14729787]. </text:p>
          </table:table-cell>
          <table:table-cell office:value-type="float" office:value="-0.272366249784272" calcext:value-type="float">
            <text:p>-0.27236624978427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[-0.92330924 -0.71309317]. </text:p>
          </table:table-cell>
          <table:table-cell office:value-type="float" office:value="-0.472225335888354" calcext:value-type="float">
            <text:p>-0.472225335888354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[0.61230394 0.49684881]. </text:p>
          </table:table-cell>
          <table:table-cell office:value-type="float" office:value="-0.782594861949289" calcext:value-type="float">
            <text:p>-0.782594861949289</text:p>
          </table:table-cell>
          <table:table-cell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[ 0.09883446 -0.67892896]. </text:p>
          </table:table-cell>
          <table:table-cell table:number-columns-repeated="2" office:value-type="float" office:value="1.02212732398321" calcext:value-type="float">
            <text:p>1.022127323983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[1.31194377 0.34642757]. </text:p>
          </table:table-cell>
          <table:table-cell office:value-type="float" office:value="-2.39524783871944" calcext:value-type="float">
            <text:p>-2.3952478387194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[-1.12557911 -0.27688365]. </text:p>
          </table:table-cell>
          <table:table-cell office:value-type="float" office:value="-2.40334585599769" calcext:value-type="float">
            <text:p>-2.40334585599769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[-0.03258442 <text:s/>0.20805798]. </text:p>
          </table:table-cell>
          <table:table-cell office:value-type="float" office:value="0.168191883807894" calcext:value-type="float">
            <text:p>0.16819188380789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[ 0.27309811 -0.17066059]. </text:p>
          </table:table-cell>
          <table:table-cell office:value-type="float" office:value="-0.0440889274342312" calcext:value-type="float">
            <text:p>-0.044088927434231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[-0.03945792 <text:s/>0.72018961]. </text:p>
          </table:table-cell>
          <table:table-cell office:value-type="float" office:value="1.02079982971714" calcext:value-type="float">
            <text:p>1.02079982971714</text:p>
          </table:table-cell>
          <table:table-cell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[ 0.01428298 -0.70524651]. </text:p>
          </table:table-cell>
          <table:table-cell office:value-type="float" office:value="1.00922948387626" calcext:value-type="float">
            <text:p>1.00922948387626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[ 0.09761839 -0.75971444]. </text:p>
          </table:table-cell>
          <table:table-cell office:value-type="float" office:value="1.01241672297577" calcext:value-type="float">
            <text:p>1.01241672297577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[ 0.14383163 -0.64794913]. </text:p>
          </table:table-cell>
          <table:table-cell office:value-type="float" office:value="0.985637488679537" calcext:value-type="float">
            <text:p>0.98563748867953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[ 0.75223742 -0.85666959]. </text:p>
          </table:table-cell>
          <table:table-cell office:value-type="float" office:value="-0.225808751093075" calcext:value-type="float">
            <text:p>-0.22580875109307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[-0.87109159 <text:s/>0.655525 <text:s/>]. </text:p>
          </table:table-cell>
          <table:table-cell office:value-type="float" office:value="-0.424258354734424" calcext:value-type="float">
            <text:p>-0.424258354734424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[0.0140433 <text:s/>0.66174517]. </text:p>
          </table:table-cell>
          <table:table-cell office:value-type="float" office:value="0.97449581613813" calcext:value-type="float">
            <text:p>0.97449581613813</text:p>
          </table:table-cell>
          <table:table-cell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[-0.04542166 -0.70640993]. </text:p>
          </table:table-cell>
          <table:table-cell office:value-type="float" office:value="0.959666239387573" calcext:value-type="float">
            <text:p>0.959666239387573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[ 0.21004041 -0.70153487]. </text:p>
          </table:table-cell>
          <table:table-cell office:value-type="float" office:value="0.974694987318234" calcext:value-type="float">
            <text:p>0.97469498731823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[-0.70952972 -0.28788894]. </text:p>
          </table:table-cell>
          <table:table-cell office:value-type="float" office:value="-1.42424953678592" calcext:value-type="float">
            <text:p>-1.42424953678592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[ 0.85510896 -0.56822224]. </text:p>
          </table:table-cell>
          <table:table-cell office:value-type="float" office:value="-0.571956223918594" calcext:value-type="float">
            <text:p>-0.57195622391859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[-0.25621133 <text:s/>0.22990495]. </text:p>
          </table:table-cell>
          <table:table-cell office:value-type="float" office:value="-0.0454271902350883" calcext:value-type="float">
            <text:p>-0.045427190235088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[-0.05389074 <text:s/>0.66471854]. </text:p>
          </table:table-cell>
          <table:table-cell office:value-type="float" office:value="1.01069768510513" calcext:value-type="float">
            <text:p>1.01069768510513</text:p>
          </table:table-cell>
          <table:table-cell office:value-type="float" office:value="1.02209066256013" calcext:value-type="float">
            <text:p>1.02209066256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[ 0.9970122 -0.8265239]. </text:p>
          </table:table-cell>
          <table:table-cell office:value-type="float" office:value="-0.538629957619979" calcext:value-type="float">
            <text:p>-0.538629957619979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[-1.56653167 <text:s/>1.26919382]. </text:p>
          </table:table-cell>
          <table:table-cell office:value-type="float" office:value="-4.04338605743293" calcext:value-type="float">
            <text:p>-4.04338605743293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[-1.62323038 <text:s/>0.44201589]. </text:p>
          </table:table-cell>
          <table:table-cell office:value-type="float" office:value="-0.711393240414736" calcext:value-type="float">
            <text:p>-0.711393240414736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[-2.78145142 <text:s/>1.92335798]. </text:p>
          </table:table-cell>
          <table:table-cell office:value-type="float" office:value="-94.197446760879" calcext:value-type="float">
            <text:p>-94.19744676087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[0.69105485 0.60903509]. </text:p>
          </table:table-cell>
          <table:table-cell office:value-type="float" office:value="-0.29999648582462" calcext:value-type="float">
            <text:p>-0.2999964858246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[-0.07479546 <text:s/>0.70548399]. </text:p>
          </table:table-cell>
          <table:table-cell table:number-columns-repeated="2" office:value-type="float" office:value="1.03043420153767" calcext:value-type="float">
            <text:p>1.030434201537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[-0.17679718 -0.65981741]. </text:p>
          </table:table-cell>
          <table:table-cell office:value-type="float" office:value="0.743644896783642" calcext:value-type="float">
            <text:p>0.743644896783642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[ 0.17548512 -0.70449389]. </text:p>
          </table:table-cell>
          <table:table-cell office:value-type="float" office:value="1.002375437267" calcext:value-type="float">
            <text:p>1.002375437267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[ 0.0924952 <text:s/>-0.67318757]. </text:p>
          </table:table-cell>
          <table:table-cell office:value-type="float" office:value="1.01943078424525" calcext:value-type="float">
            <text:p>1.0194307842452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[-0.06102354 -0.66361789]. </text:p>
          </table:table-cell>
          <table:table-cell office:value-type="float" office:value="0.930423279926065" calcext:value-type="float">
            <text:p>0.93042327992606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[ 0.09794678 -0.18581292]. </text:p>
          </table:table-cell>
          <table:table-cell office:value-type="float" office:value="-0.0133818707632061" calcext:value-type="float">
            <text:p>-0.013381870763206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[-0.08619479 <text:s/>0.68390196]. </text:p>
          </table:table-cell>
          <table:table-cell office:value-type="float" office:value="1.02517889299977" calcext:value-type="float">
            <text:p>1.02517889299977</text:p>
          </table:table-cell>
          <table:table-cell office:value-type="float" office:value="1.03043420153767" calcext:value-type="float">
            <text:p>1.030434201537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[-0.08674024 -0.77268951]. </text:p>
          </table:table-cell>
          <table:table-cell office:value-type="float" office:value="0.865325881230807" calcext:value-type="float">
            <text:p>0.865325881230807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-1.885524 <text:s text:c="2"/>-0.38642843]. </text:p>
          </table:table-cell>
          <table:table-cell office:value-type="float" office:value="-2.87705637420089" calcext:value-type="float">
            <text:p>-2.8770563742008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-1.18815824 <text:s/>0.34665437]. </text:p>
          </table:table-cell>
          <table:table-cell office:value-type="float" office:value="-1.56471398124104" calcext:value-type="float">
            <text:p>-1.56471398124104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 0.65520225 -0.62164907]. </text:p>
          </table:table-cell>
          <table:table-cell office:value-type="float" office:value="-0.000793183614653636" calcext:value-type="float">
            <text:p>-0.00079318361465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-0.13063619 -0.40965623]. </text:p>
          </table:table-cell>
          <table:table-cell office:value-type="float" office:value="-0.0498740193960598" calcext:value-type="float">
            <text:p>-0.04987401939606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[-0.06610973 <text:s/>0.72959832]. </text:p>
          </table:table-cell>
          <table:table-cell office:value-type="float" office:value="1.02661494464685" calcext:value-type="float">
            <text:p>1.02661494464685</text:p>
          </table:table-cell>
          <table:table-cell office:value-type="float" office:value="1.03043420153767" calcext:value-type="float">
            <text:p>1.030434201537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[-0.32651567 -0.33133444]. </text:p>
          </table:table-cell>
          <table:table-cell office:value-type="float" office:value="-0.120249453109617" calcext:value-type="float">
            <text:p>-0.120249453109617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[ 0.00555905 -0.62653846]. </text:p>
          </table:table-cell>
          <table:table-cell office:value-type="float" office:value="0.957177724289782" calcext:value-type="float">
            <text:p>0.957177724289782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[-0.052839 <text:s text:c="3"/>0.76427573]. </text:p>
          </table:table-cell>
          <table:table-cell office:value-type="float" office:value="1.00092914520131" calcext:value-type="float">
            <text:p>1.0009291452013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[0.09090342 0.62247984]. </text:p>
          </table:table-cell>
          <table:table-cell office:value-type="float" office:value="0.859861964849094" calcext:value-type="float">
            <text:p>0.85986196484909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[ 0.56030254 -0.35459377]. </text:p>
          </table:table-cell>
          <table:table-cell office:value-type="float" office:value="-0.179504062158851" calcext:value-type="float">
            <text:p>-0.179504062158851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[-0.09824763 <text:s/>0.70998271]. </text:p>
          </table:table-cell>
          <table:table-cell table:number-columns-repeated="2"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[ 0.57333334 -0.75236894]. </text:p>
          </table:table-cell>
          <table:table-cell office:value-type="float" office:value="0.314126456252257" calcext:value-type="float">
            <text:p>0.314126456252257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[ 0.09680447 -0.65695946]. </text:p>
          </table:table-cell>
          <table:table-cell office:value-type="float" office:value="1.00757976032278" calcext:value-type="float">
            <text:p>1.00757976032278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[-2.28624672 <text:s/>0.30505949]. </text:p>
          </table:table-cell>
          <table:table-cell office:value-type="float" office:value="-10.1002436544097" calcext:value-type="float">
            <text:p>-10.100243654409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[-0.13330758 <text:s/>0.64233183]. </text:p>
          </table:table-cell>
          <table:table-cell office:value-type="float" office:value="0.984643469872154" calcext:value-type="float">
            <text:p>0.98464346987215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[0.05940811 0.12579309]. </text:p>
          </table:table-cell>
          <table:table-cell office:value-type="float" office:value="-0.00571537491109653" calcext:value-type="float">
            <text:p>-0.00571537491109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[-2.37788272 -1.84611786]. </text:p>
          </table:table-cell>
          <table:table-cell office:value-type="float" office:value="-52.9554969287995" calcext:value-type="float">
            <text:p>-52.955496928799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[-0.11592259 -0.54060073]. </text:p>
          </table:table-cell>
          <table:table-cell office:value-type="float" office:value="0.711316718993505" calcext:value-type="float">
            <text:p>0.711316718993505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[2.64682354 1.76365428]. </text:p>
          </table:table-cell>
          <table:table-cell office:value-type="float" office:value="-70.4938474875644" calcext:value-type="float">
            <text:p>-70.493847487564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[-1.64345295 <text:s/>0.0233366 ]. </text:p>
          </table:table-cell>
          <table:table-cell office:value-type="float" office:value="-2.01142383638193" calcext:value-type="float">
            <text:p>-2.01142383638193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[-0.01775687 <text:s/>0.69351926]. </text:p>
          </table:table-cell>
          <table:table-cell office:value-type="float" office:value="1.00960499210178" calcext:value-type="float">
            <text:p>1.00960499210178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[-0.14411502 -0.13958204]. </text:p>
          </table:table-cell>
          <table:table-cell office:value-type="float" office:value="-0.0151930528239821" calcext:value-type="float">
            <text:p>-0.01519305282398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[-0.05637608 <text:s/>0.7073305 ]. </text:p>
          </table:table-cell>
          <table:table-cell office:value-type="float" office:value="1.02718427355359" calcext:value-type="float">
            <text:p>1.0271842735535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[ 0.1559295 <text:s/>-0.70031186]. </text:p>
          </table:table-cell>
          <table:table-cell office:value-type="float" office:value="1.01281408121624" calcext:value-type="float">
            <text:p>1.01281408121624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[2.21388084 0.77805692]. </text:p>
          </table:table-cell>
          <table:table-cell office:value-type="float" office:value="-9.17170058656486" calcext:value-type="float">
            <text:p>-9.1717005865648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[-0.70679679 -0.82258401]. </text:p>
          </table:table-cell>
          <table:table-cell office:value-type="float" office:value="-1.22193681122497" calcext:value-type="float">
            <text:p>-1.2219368112249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[-0.05577241 <text:s/>0.60294594]. </text:p>
          </table:table-cell>
          <table:table-cell office:value-type="float" office:value="0.946724635012823" calcext:value-type="float">
            <text:p>0.94672463501282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[0.12311622 0.83982079]. </text:p>
          </table:table-cell>
          <table:table-cell office:value-type="float" office:value="-0.177657000481557" calcext:value-type="float">
            <text:p>-0.17765700048155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[-0.38299731 <text:s/>0.59745468]. </text:p>
          </table:table-cell>
          <table:table-cell office:value-type="float" office:value="0.604358699174521" calcext:value-type="float">
            <text:p>0.60435869917452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[ 0.2994968 <text:s/>-0.01530603]. </text:p>
          </table:table-cell>
          <table:table-cell office:value-type="float" office:value="-0.336616742836742" calcext:value-type="float">
            <text:p>-0.336616742836742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[1.13716066 0.60951915]. </text:p>
          </table:table-cell>
          <table:table-cell office:value-type="float" office:value="-2.14087264831042" calcext:value-type="float">
            <text:p>-2.14087264831042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[1.69131661 1.95884955]. </text:p>
          </table:table-cell>
          <table:table-cell office:value-type="float" office:value="-48.9185733718739" calcext:value-type="float">
            <text:p>-48.9185733718739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[0.31612268 0.64265376]. </text:p>
          </table:table-cell>
          <table:table-cell office:value-type="float" office:value="0.387474486346657" calcext:value-type="float">
            <text:p>0.387474486346657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[-0.13618174 -0.95159394]. </text:p>
          </table:table-cell>
          <table:table-cell office:value-type="float" office:value="-0.225440488922627" calcext:value-type="float">
            <text:p>-0.22544048892262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[-0.16777086 <text:s/>0.6539686 ]. </text:p>
          </table:table-cell>
          <table:table-cell office:value-type="float" office:value="0.977861271709588" calcext:value-type="float">
            <text:p>0.97786127170958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[ 0.22903309 -0.31101945]. </text:p>
          </table:table-cell>
          <table:table-cell office:value-type="float" office:value="0.21664267817843" calcext:value-type="float">
            <text:p>0.21664267817843</text:p>
          </table:table-cell>
          <table:table-cell office:value-type="float" office:value="1.02212732398321" calcext:value-type="float">
            <text:p>1.022127323983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[-0.23431789 <text:s/>0.7215675 ]. </text:p>
          </table:table-cell>
          <table:table-cell office:value-type="float" office:value="0.954024768995942" calcext:value-type="float">
            <text:p>0.954024768995942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[ 0.3273904 <text:s/>-0.78862467]. </text:p>
          </table:table-cell>
          <table:table-cell table:style-name="ce1" office:value-type="float" office:value="0.793699064030243" calcext:value-type="float">
            <text:p>7.94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[-0.07873888 <text:s/>0.64167306]. </text:p>
          </table:table-cell>
          <table:table-cell office:value-type="float" office:value="0.994649745306034" calcext:value-type="float">
            <text:p>0.99464974530603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[0.10327563 0.37531601]. </text:p>
          </table:table-cell>
          <table:table-cell office:value-type="float" office:value="-0.0401888578895649" calcext:value-type="float">
            <text:p>-0.040188857889565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[-0.0721139 <text:s text:c="2"/>0.69147829]. </text:p>
          </table:table-cell>
          <table:table-cell office:value-type="float" office:value="1.02720923656528" calcext:value-type="float">
            <text:p>1.0272092365652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[ 0.08100006 -0.70545067]. </text:p>
          </table:table-cell>
          <table:table-cell table:number-columns-repeated="2" office:value-type="float" office:value="1.03096592162849" calcext:value-type="float">
            <text:p>1.030965921628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[ 0.13411885 -0.66516177]. </text:p>
          </table:table-cell>
          <table:table-cell office:value-type="float" office:value="1.00468427735215" calcext:value-type="float">
            <text:p>1.00468427735215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[-1.28072812 <text:s/>0.76049542]. </text:p>
          </table:table-cell>
          <table:table-cell table:style-name="ce1" office:value-type="float" office:value="-0.432671235572422" calcext:value-type="float">
            <text:p>-4.33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[ 0.06496105 -0.76068728]. </text:p>
          </table:table-cell>
          <table:table-cell office:value-type="float" office:value="1.0078324276925" calcext:value-type="float">
            <text:p>1.007832427692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[0.29196157 0.04166711]. </text:p>
          </table:table-cell>
          <table:table-cell office:value-type="float" office:value="-0.0427562657069694" calcext:value-type="float">
            <text:p>-0.0427562657069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[-0.12428046 <text:s/>0.68871649]. </text:p>
          </table:table-cell>
          <table:table-cell office:value-type="float" office:value="1.02167551993933" calcext:value-type="float">
            <text:p>1.02167551993933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[-0.46184251 -0.58017315]. </text:p>
          </table:table-cell>
          <table:table-cell office:value-type="float" office:value="-0.135632362635607" calcext:value-type="float">
            <text:p>-0.13563236263560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[0.33104207 0.76272101]. </text:p>
          </table:table-cell>
          <table:table-cell office:value-type="float" office:value="0.307205648586871" calcext:value-type="float">
            <text:p>0.307205648586871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[-0.58450266 -1.63355633]. </text:p>
          </table:table-cell>
          <table:table-cell table:style-name="ce1" office:value-type="float" office:value="-19.8992493446546" calcext:value-type="float">
            <text:p>-1.99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[-0.32812335 <text:s/>0.456096 <text:s/>]. </text:p>
          </table:table-cell>
          <table:table-cell office:value-type="float" office:value="0.401921704379966" calcext:value-type="float">
            <text:p>0.40192170437996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[-0.42729918 <text:s/>0.07890062]. </text:p>
          </table:table-cell>
          <table:table-cell office:value-type="float" office:value="-0.0913749024735659" calcext:value-type="float">
            <text:p>-0.091374902473566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[-0.11656056 <text:s/>0.73349232]. </text:p>
          </table:table-cell>
          <table:table-cell office:value-type="float" office:value="1.02575828013801" calcext:value-type="float">
            <text:p>1.0257582801380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[ 0.41141281 -0.68141683]. </text:p>
          </table:table-cell>
          <table:table-cell office:value-type="float" office:value="0.656758660005818" calcext:value-type="float">
            <text:p>0.656758660005818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[ 0.19785691 -0.69390933]. </text:p>
          </table:table-cell>
          <table:table-cell office:value-type="float" office:value="0.982536114252908" calcext:value-type="float">
            <text:p>0.982536114252908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[ 0.25330474 -0.74110127]. </text:p>
          </table:table-cell>
          <table:table-cell table:style-name="ce1" office:value-type="float" office:value="0.929934000512264" calcext:value-type="float">
            <text:p>9.30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[-0.91597947 -0.07875229]. </text:p>
          </table:table-cell>
          <table:table-cell office:value-type="float" office:value="-2.12213247501299" calcext:value-type="float">
            <text:p>-2.1221324750129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[-0.11280494 <text:s/>0.12837263]. </text:p>
          </table:table-cell>
          <table:table-cell office:value-type="float" office:value="-0.0104539219709723" calcext:value-type="float">
            <text:p>-0.01045392197097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[-0.11682902 <text:s/>0.66077026]. </text:p>
          </table:table-cell>
          <table:table-cell office:value-type="float" office:value="1.00692198712724" calcext:value-type="float">
            <text:p>1.00692198712724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[-0.05951207 -0.40561713]. </text:p>
          </table:table-cell>
          <table:table-cell office:value-type="float" office:value="0.511547254524175" calcext:value-type="float">
            <text:p>0.511547254524175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[ 0.19867767 -0.70185887]. </text:p>
          </table:table-cell>
          <table:table-cell office:value-type="float" office:value="0.984585246138512" calcext:value-type="float">
            <text:p>0.984585246138512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[0.99277789 0.84559078]. </text:p>
          </table:table-cell>
          <table:table-cell table:style-name="ce1" office:value-type="float" office:value="-2.24601556122877" calcext:value-type="float">
            <text:p>-2.25E+00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[-0.56171814 -0.61098009]. </text:p>
          </table:table-cell>
          <table:table-cell office:value-type="float" office:value="-0.470922991727781" calcext:value-type="float">
            <text:p>-0.47092299172778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[ 0.29683385 -0.71172015]. </text:p>
          </table:table-cell>
          <table:table-cell office:value-type="float" office:value="-0.16244512401092" calcext:value-type="float">
            <text:p>-0.1624451240109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[0.35440384 0.91287317]. </text:p>
          </table:table-cell>
          <table:table-cell office:value-type="float" office:value="-0.237920600024259" calcext:value-type="float">
            <text:p>-0.23792060002425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[ 0.02668669 -0.27623543]. </text:p>
          </table:table-cell>
          <table:table-cell office:value-type="float" office:value="0.286457778712511" calcext:value-type="float">
            <text:p>0.286457778712511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[0.62335068 1.06161452]. </text:p>
          </table:table-cell>
          <table:table-cell office:value-type="float" office:value="-2.49115594013867" calcext:value-type="float">
            <text:p>-2.49115594013867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[-0.2580311 <text:s text:c="2"/>1.81014056]. </text:p>
          </table:table-cell>
          <table:table-cell table:style-name="ce1" office:value-type="float" office:value="-29.6282637847755" calcext:value-type="float">
            <text:p>-2.96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[0.0572744 <text:s/>0.87280656]. </text:p>
          </table:table-cell>
          <table:table-cell office:value-type="float" office:value="0.662772958227624" calcext:value-type="float">
            <text:p>0.66277295822762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[0.41001012 0.33175066]. </text:p>
          </table:table-cell>
          <table:table-cell office:value-type="float" office:value="-0.108071371813128" calcext:value-type="float">
            <text:p>-0.108071371813128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[-0.14504039 <text:s/>0.71264069]. </text:p>
          </table:table-cell>
          <table:table-cell office:value-type="float" office:value="1.01989414670907" calcext:value-type="float">
            <text:p>1.0198941467090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[ 0.87942293 -0.14220132]. </text:p>
          </table:table-cell>
          <table:table-cell office:value-type="float" office:value="-1.78736753686774" calcext:value-type="float">
            <text:p>-1.78736753686774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[-0.10977521 <text:s/>0.78775289]. </text:p>
          </table:table-cell>
          <table:table-cell office:value-type="float" office:value="0.980444069541809" calcext:value-type="float">
            <text:p>0.98044406954180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[ 0.95784471 -0.39144333]. </text:p>
          </table:table-cell>
          <table:table-cell office:value-type="float" office:value="-1.26568786734775" calcext:value-type="float">
            <text:p>-1.2656878673477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[0.46804253 1.12312326]. </text:p>
          </table:table-cell>
          <table:table-cell office:value-type="float" office:value="-2.62360765370978" calcext:value-type="float">
            <text:p>-2.62360765370978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[ 0.0783916 <text:s/>-0.37503979]. </text:p>
          </table:table-cell>
          <table:table-cell office:value-type="float" office:value="-0.0379585022060341" calcext:value-type="float">
            <text:p>-0.037958502206034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[-0.12212212 <text:s/>0.60883202]. </text:p>
          </table:table-cell>
          <table:table-cell office:value-type="float" office:value="0.948264248864786" calcext:value-type="float">
            <text:p>0.94826424886478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[ 0.30783636 -0.9034139 ]. </text:p>
          </table:table-cell>
          <table:table-cell office:value-type="float" office:value="0.517805076922933" calcext:value-type="float">
            <text:p>0.517805076922933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[2.9127604 <text:s/>0.67836967]. </text:p>
          </table:table-cell>
          <table:table-cell office:value-type="float" office:value="-87.3254249676937" calcext:value-type="float">
            <text:p>-87.3254249676937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[ 1.05984556 -0.94426479]. </text:p>
          </table:table-cell>
          <table:table-cell table:style-name="ce1" office:value-type="float" office:value="-0.928600259991572" calcext:value-type="float">
            <text:p>-9.29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[-0.6468717 <text:s text:c="2"/>0.46846526]. </text:p>
          </table:table-cell>
          <table:table-cell office:value-type="float" office:value="-0.342270334319587" calcext:value-type="float">
            <text:p>-0.342270334319587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[-0.21714461 <text:s/>0.73662956]. </text:p>
          </table:table-cell>
          <table:table-cell office:value-type="float" office:value="-0.153132861444998" calcext:value-type="float">
            <text:p>-0.153132861444998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[-0.09023199 <text:s/>0.73355185]. </text:p>
          </table:table-cell>
          <table:table-cell office:value-type="float" office:value="1.02795569546919" calcext:value-type="float">
            <text:p>1.0279556954691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[ 0.97168328 -1.68759085]. </text:p>
          </table:table-cell>
          <table:table-cell office:value-type="float" office:value="-21.5970957467272" calcext:value-type="float">
            <text:p>-21.597095746727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[1.81798146 0.94809363]. </text:p>
          </table:table-cell>
          <table:table-cell office:value-type="float" office:value="-3.67528152156646" calcext:value-type="float">
            <text:p>-3.6752815215664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[ 1.15326793 -0.72273409]. </text:p>
          </table:table-cell>
          <table:table-cell table:style-name="ce1" office:value-type="float" office:value="-0.558018329166571" calcext:value-type="float">
            <text:p>-5.58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[0.07249952 0.743254 <text:s/>]. </text:p>
          </table:table-cell>
          <table:table-cell office:value-type="float" office:value="0.914153529699339" calcext:value-type="float">
            <text:p>0.91415352969933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[-0.13867254 <text:s/>0.36960372]. </text:p>
          </table:table-cell>
          <table:table-cell office:value-type="float" office:value="-0.0432703939749954" calcext:value-type="float">
            <text:p>-0.043270393974996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[-0.11798354 <text:s/>0.7113203 ]. </text:p>
          </table:table-cell>
          <table:table-cell office:value-type="float" office:value="1.02850676294866" calcext:value-type="float">
            <text:p>1.0285067629486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[ 0.31660055 -0.62784015]. </text:p>
          </table:table-cell>
          <table:table-cell office:value-type="float" office:value="0.773805665499305" calcext:value-type="float">
            <text:p>0.773805665499305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[-0.13017271 -0.95743888]. </text:p>
          </table:table-cell>
          <table:table-cell office:value-type="float" office:value="0.113669592662664" calcext:value-type="float">
            <text:p>0.11366959266266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[ 1.82527039 -1.87850276]. </text:p>
          </table:table-cell>
          <table:table-cell office:value-type="float" office:value="-34.6088493459933" calcext:value-type="float">
            <text:p>-34.6088493459933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[-0.30924714 <text:s/>0.61186304]. </text:p>
          </table:table-cell>
          <table:table-cell office:value-type="float" office:value="0.762471232100409" calcext:value-type="float">
            <text:p>0.76247123210040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[-0.52996966 -0.33852936]. </text:p>
          </table:table-cell>
          <table:table-cell office:value-type="float" office:value="-0.161878963617065" calcext:value-type="float">
            <text:p>-0.161878963617065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[-0.04266925 <text:s/>0.75597942]. </text:p>
          </table:table-cell>
          <table:table-cell office:value-type="float" office:value="1.00452957962902" calcext:value-type="float">
            <text:p>1.0045295796290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[-0.14489662 -0.18762969]. </text:p>
          </table:table-cell>
          <table:table-cell office:value-type="float" office:value="0.0256176014489117" calcext:value-type="float">
            <text:p>0.02561760144891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[-0.50239384 -0.88867122]. </text:p>
          </table:table-cell>
          <table:table-cell office:value-type="float" office:value="-0.66342836971615" calcext:value-type="float">
            <text:p>-0.66342836971615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[-2.83509573 <text:s/>1.00949857]. </text:p>
          </table:table-cell>
          <table:table-cell office:value-type="float" office:value="-66.7900942198339" calcext:value-type="float">
            <text:p>-66.7900942198339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[ 0.42468464 -1.97355025]. </text:p>
          </table:table-cell>
          <table:table-cell office:value-type="float" office:value="-44.918337512616" calcext:value-type="float">
            <text:p>-44.91833751261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[ 0.00365231 -0.10937527]. </text:p>
          </table:table-cell>
          <table:table-cell office:value-type="float" office:value="-0.00299889073523474" calcext:value-type="float">
            <text:p>-0.002998890735235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[-0.36318525 <text:s/>0.30529311]. </text:p>
          </table:table-cell>
          <table:table-cell office:value-type="float" office:value="-0.0428965332664216" calcext:value-type="float">
            <text:p>-0.04289653326642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[-0.16936201 -0.93516612]. </text:p>
          </table:table-cell>
          <table:table-cell office:value-type="float" office:value="0.167496448680967" calcext:value-type="float">
            <text:p>0.16749644868096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[ 2.00808819 -0.12875525]. </text:p>
          </table:table-cell>
          <table:table-cell office:value-type="float" office:value="-3.51531545014839" calcext:value-type="float">
            <text:p>-3.5153154501483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[-0.56082568 -1.01574385]. </text:p>
          </table:table-cell>
          <table:table-cell office:value-type="float" office:value="-1.76135434834415" calcext:value-type="float">
            <text:p>-1.7613543483441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[0.00221279 0.73926547]. </text:p>
          </table:table-cell>
          <table:table-cell office:value-type="float" office:value="0.989690575949083" calcext:value-type="float">
            <text:p>0.98969057594908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[-1.70852619 -2. <text:s text:c="7"/>]. </text:p>
          </table:table-cell>
          <table:table-cell office:value-type="float" office:value="-1.02314002860414" calcext:value-type="float">
            <text:p>-1.02314002860414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[-0.08505841 <text:s/>0.75664405]. </text:p>
          </table:table-cell>
          <table:table-cell office:value-type="float" office:value="1.01449807415362" calcext:value-type="float">
            <text:p>1.0144980741536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[-0.26885433 -0.56023948]. </text:p>
          </table:table-cell>
          <table:table-cell office:value-type="float" office:value="0.432512669597726" calcext:value-type="float">
            <text:p>0.432512669597726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[ 1.83178521 -0.32376982]. </text:p>
          </table:table-cell>
          <table:table-cell office:value-type="float" office:value="-1.40241524254109" calcext:value-type="float">
            <text:p>-1.4024152425410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[ 0.88670152 -0.72953137]. </text:p>
          </table:table-cell>
          <table:table-cell office:value-type="float" office:value="-0.36608122483755" calcext:value-type="float">
            <text:p>-0.3660812248375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[-0.16179444 <text:s/>0.81738865]. </text:p>
          </table:table-cell>
          <table:table-cell office:value-type="float" office:value="0.915909248599087" calcext:value-type="float">
            <text:p>0.915909248599087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[-0.51466656 <text:s/>0.30800058]. </text:p>
          </table:table-cell>
          <table:table-cell office:value-type="float" office:value="-0.150195395410052" calcext:value-type="float">
            <text:p>-0.15019539541005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[0.19587405 0.26372811]. </text:p>
          </table:table-cell>
          <table:table-cell office:value-type="float" office:value="0.0568081561487368" calcext:value-type="float">
            <text:p>0.05680815614873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[ 0.28693984 -0.64710592]. </text:p>
          </table:table-cell>
          <table:table-cell office:value-type="float" office:value="0.843983548305504" calcext:value-type="float">
            <text:p>0.843983548305504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[ 0.03271748 -0.71268862]. </text:p>
          </table:table-cell>
          <table:table-cell office:value-type="float" office:value="1.01878682081769" calcext:value-type="float">
            <text:p>1.0187868208176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[1.4786301 <text:s/>0.31330295]. </text:p>
          </table:table-cell>
          <table:table-cell office:value-type="float" office:value="-2.29997710852995" calcext:value-type="float">
            <text:p>-2.2999771085299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[ 0.11705074 -0.75536133]. </text:p>
          </table:table-cell>
          <table:table-cell office:value-type="float" office:value="1.01408452630042" calcext:value-type="float">
            <text:p>1.0140845263004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[-0.34793041 -0.0951108 ]. </text:p>
          </table:table-cell>
          <table:table-cell office:value-type="float" office:value="-0.0620773740270201" calcext:value-type="float">
            <text:p>-0.06207737402702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[0.00856056 0.58850613]. </text:p>
          </table:table-cell>
          <table:table-cell office:value-type="float" office:value="0.900222690856077" calcext:value-type="float">
            <text:p>0.90022269085607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[-0.63518924 -1.22210327]. </text:p>
          </table:table-cell>
          <table:table-cell office:value-type="float" office:value="-5.0186322709701" calcext:value-type="float">
            <text:p>-5.0186322709701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[ 1.71965647 -0.67088372]. </text:p>
          </table:table-cell>
          <table:table-cell office:value-type="float" office:value="0.0592150090335337" calcext:value-type="float">
            <text:p>0.05921500903353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[ 1.41426967 -0.17894411]. </text:p>
          </table:table-cell>
          <table:table-cell office:value-type="float" office:value="-1.88954534791327" calcext:value-type="float">
            <text:p>-1.8895453479132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[ 0.19173201 -0.68134159]. </text:p>
          </table:table-cell>
          <table:table-cell office:value-type="float" office:value="0.981292673448036" calcext:value-type="float">
            <text:p>0.98129267344803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[3. 2.]. </text:p>
          </table:table-cell>
          <table:table-cell office:value-type="float" office:value="-1.15763308770987" calcext:value-type="float">
            <text:p>-1.1576330877098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[0.23242711 0.87123039]. </text:p>
          </table:table-cell>
          <table:table-cell office:value-type="float" office:value="0.319077255358472" calcext:value-type="float">
            <text:p>0.31907725535847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[ 0.43669626 -0.19632604]. </text:p>
          </table:table-cell>
          <table:table-cell office:value-type="float" office:value="-0.454785840804945" calcext:value-type="float">
            <text:p>-0.454785840804945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[ 1.45567796 -0.98242026]. </text:p>
          </table:table-cell>
          <table:table-cell office:value-type="float" office:value="-0.653581920118385" calcext:value-type="float">
            <text:p>-0.653581920118385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[1.32257178 0.58870125]. </text:p>
          </table:table-cell>
          <table:table-cell office:value-type="float" office:value="-2.22820297354979" calcext:value-type="float">
            <text:p>-2.22820297354979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[0.655285 <text:s text:c="2"/>0.70066287]. </text:p>
          </table:table-cell>
          <table:table-cell office:value-type="float" office:value="-0.81624367771924" calcext:value-type="float">
            <text:p>-0.8162436777192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[ 0.43380091 -0.13387708]. </text:p>
          </table:table-cell>
          <table:table-cell office:value-type="float" office:value="-0.0967395298104349" calcext:value-type="float">
            <text:p>-0.096739529810435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[-0.10347318 <text:s/>0.69331535]. </text:p>
          </table:table-cell>
          <table:table-cell office:value-type="float" office:value="1.02766097480216" calcext:value-type="float">
            <text:p>1.0276609748021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[ 0.11647113 -0.74729698]. </text:p>
          </table:table-cell>
          <table:table-cell office:value-type="float" office:value="1.01949513433166" calcext:value-type="float">
            <text:p>1.01949513433166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[-2.90846694 <text:s/>1.98602394]. </text:p>
          </table:table-cell>
          <table:table-cell office:value-type="float" office:value="-126.01500192191" calcext:value-type="float">
            <text:p>-126.01500192191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[-0.79062109 <text:s/>1.5941152 ]. </text:p>
          </table:table-cell>
          <table:table-cell table:style-name="ce1" office:value-type="float" office:value="-16.1669138551551" calcext:value-type="float">
            <text:p>-1.62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[-0.12615214 <text:s/>0.73403796]. </text:p>
          </table:table-cell>
          <table:table-cell office:value-type="float" office:value="1.02344812672016" calcext:value-type="float">
            <text:p>1.0234481267201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[0.4569374 <text:s/>1.05382335]. </text:p>
          </table:table-cell>
          <table:table-cell office:value-type="float" office:value="-0.340756906885404" calcext:value-type="float">
            <text:p>-0.340756906885404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[-0.06888349 <text:s/>0.74438075]. </text:p>
          </table:table-cell>
          <table:table-cell office:value-type="float" office:value="1.02063463928583" calcext:value-type="float">
            <text:p>1.02063463928583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[-0.62031839 <text:s/>0.04506142]. </text:p>
          </table:table-cell>
          <table:table-cell office:value-type="float" office:value="-1.21117244355792" calcext:value-type="float">
            <text:p>-1.2111724435579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[-1.1954377 <text:s/>-0.91209542]. </text:p>
          </table:table-cell>
          <table:table-cell office:value-type="float" office:value="-2.93144058669043" calcext:value-type="float">
            <text:p>-2.93144058669043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[1.23053597 0.19223691]. </text:p>
          </table:table-cell>
          <table:table-cell table:style-name="ce1" office:value-type="float" office:value="-2.49336572704323" calcext:value-type="float">
            <text:p>-2.49E+00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[-0.12663686 <text:s/>0.80548802]. </text:p>
          </table:table-cell>
          <table:table-cell office:value-type="float" office:value="0.949816803111273" calcext:value-type="float">
            <text:p>0.94981680311127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[ 0.18985078 -0.28359137]. </text:p>
          </table:table-cell>
          <table:table-cell office:value-type="float" office:value="-0.0376753957591667" calcext:value-type="float">
            <text:p>-0.037675395759167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[-0.0383685 <text:s text:c="2"/>0.69890253]. </text:p>
          </table:table-cell>
          <table:table-cell office:value-type="float" office:value="1.02039957532841" calcext:value-type="float">
            <text:p>1.0203995753284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[-0.82121748 -0.28759432]. </text:p>
          </table:table-cell>
          <table:table-cell office:value-type="float" office:value="-1.7774268313412" calcext:value-type="float">
            <text:p>-1.777426831341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[-2.07751606 -0.52972903]. </text:p>
          </table:table-cell>
          <table:table-cell office:value-type="float" office:value="-5.23814979854176" calcext:value-type="float">
            <text:p>-5.2381497985417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[ 0.03601112 -0.64781795]. </text:p>
          </table:table-cell>
          <table:table-cell table:style-name="ce1" office:value-type="float" office:value="0.992332114475575" calcext:value-type="float">
            <text:p>9.92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[ 0.34269664 -0.86380029]. </text:p>
          </table:table-cell>
          <table:table-cell office:value-type="float" office:value="0.612320435473846" calcext:value-type="float">
            <text:p>0.61232043547384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[0.100396 <text:s text:c="2"/>0.23362425]. </text:p>
          </table:table-cell>
          <table:table-cell office:value-type="float" office:value="-0.0185971288029289" calcext:value-type="float">
            <text:p>-0.018597128802929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[0.05299785 0.65570401]. </text:p>
          </table:table-cell>
          <table:table-cell office:value-type="float" office:value="0.934401298759325" calcext:value-type="float">
            <text:p>0.93440129875932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[0.0248184 <text:s/>0.21278151]. </text:p>
          </table:table-cell>
          <table:table-cell office:value-type="float" office:value="0.165160323734204" calcext:value-type="float">
            <text:p>0.165160323734204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[-1.55244108 -1.27493294]. </text:p>
          </table:table-cell>
          <table:table-cell office:value-type="float" office:value="-8.15465237242813" calcext:value-type="float">
            <text:p>-8.15465237242813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[-1.8131257 <text:s/>-0.39262345]. </text:p>
          </table:table-cell>
          <table:table-cell table:style-name="ce1" office:value-type="float" office:value="-2.48755244199077" calcext:value-type="float">
            <text:p>-2.49E+00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[0.34185611 0.87402047]. </text:p>
          </table:table-cell>
          <table:table-cell office:value-type="float" office:value="-0.0167004618092523" calcext:value-type="float">
            <text:p>-0.01670046180925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[0.17342785 0.10339857]. </text:p>
          </table:table-cell>
          <table:table-cell office:value-type="float" office:value="-0.0176426944583097" calcext:value-type="float">
            <text:p>-0.01764269445831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[-0.0146981 <text:s/>0.7290755]. </text:p>
          </table:table-cell>
          <table:table-cell office:value-type="float" office:value="1.00587009933349" calcext:value-type="float">
            <text:p>1.0058700993334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[-0.10912823 -0.83324571]. </text:p>
          </table:table-cell>
          <table:table-cell office:value-type="float" office:value="0.710723263621767" calcext:value-type="float">
            <text:p>0.71072326362176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[ 0.03341187 -0.67546412]. </text:p>
          </table:table-cell>
          <table:table-cell office:value-type="float" office:value="1.01045009459784" calcext:value-type="float">
            <text:p>1.01045009459784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[-2.12800224 -0.22339639]. </text:p>
          </table:table-cell>
          <table:table-cell office:value-type="float" office:value="-6.28957462690121" calcext:value-type="float">
            <text:p>-6.2895746269012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[ 0.02766495 -0.75688392]. </text:p>
          </table:table-cell>
          <table:table-cell office:value-type="float" office:value="0.996636934938256" calcext:value-type="float">
            <text:p>0.99663693493825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[-0.16786472 -0.26887448]. </text:p>
          </table:table-cell>
          <table:table-cell office:value-type="float" office:value="-0.0318470637493876" calcext:value-type="float">
            <text:p>-0.031847063749388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[-0.02188173 <text:s/>0.25772326]. </text:p>
          </table:table-cell>
          <table:table-cell office:value-type="float" office:value="0.251762636226478" calcext:value-type="float">
            <text:p>0.25176263622647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[-0.29257912 -0.1140418 ]. </text:p>
          </table:table-cell>
          <table:table-cell office:value-type="float" office:value="-0.309251583060587" calcext:value-type="float">
            <text:p>-0.30925158306058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-2.73055753 <text:s/>0.49927222]. </text:p>
          </table:table-cell>
          <table:table-cell office:value-type="float" office:value="-49.132019499256" calcext:value-type="float">
            <text:p>-49.13201949925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-1.4638574 <text:s/>-0.89109096]. </text:p>
          </table:table-cell>
          <table:table-cell table:style-name="ce1" office:value-type="float" office:value="-2.85872156114064" calcext:value-type="float">
            <text:p>-2.86E+00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 1.28194439 -0.0563401 ]. </text:p>
          </table:table-cell>
          <table:table-cell office:value-type="float" office:value="-2.29659714010604" calcext:value-type="float">
            <text:p>-2.2965971401060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0.8608034 <text:s/>0.14298498]. </text:p>
          </table:table-cell>
          <table:table-cell office:value-type="float" office:value="-0.351690719817976" calcext:value-type="float">
            <text:p>-0.351690719817976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[0.09470769 0.59967088]. </text:p>
          </table:table-cell>
          <table:table-cell office:value-type="float" office:value="0.828654235753881" calcext:value-type="float">
            <text:p>0.82865423575388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[ 0.42575452 -0.45429686]. </text:p>
          </table:table-cell>
          <table:table-cell office:value-type="float" office:value="0.190529546614276" calcext:value-type="float">
            <text:p>0.190529546614276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[0.0197807 <text:s/>0.71653269]. </text:p>
          </table:table-cell>
          <table:table-cell office:value-type="float" office:value="0.983541409996885" calcext:value-type="float">
            <text:p>0.983541409996885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[-1.44657608 -0.69314075]. </text:p>
          </table:table-cell>
          <table:table-cell office:value-type="float" office:value="-2.23325165700245" calcext:value-type="float">
            <text:p>-2.2332516570024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[-0.23374543 -0.80007252]. </text:p>
          </table:table-cell>
          <table:table-cell office:value-type="float" office:value="0.522123522995608" calcext:value-type="float">
            <text:p>0.522123522995608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[ 0.1806398 <text:s/>-0.09740586]. </text:p>
          </table:table-cell>
          <table:table-cell office:value-type="float" office:value="-0.0186140399932797" calcext:value-type="float">
            <text:p>-0.01861403999328</text:p>
          </table:table-cell>
          <table:table-cell office:value-type="float" office:value="-0.00105585670260355" calcext:value-type="float">
            <text:p>-0.0010558567026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[-0.14045743 <text:s/>0.74040492]. </text:p>
          </table:table-cell>
          <table:table-cell office:value-type="float" office:value="1.01660423793885" calcext:value-type="float">
            <text:p>1.0166042379388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[ 1.28578663 -0.46871573]. </text:p>
          </table:table-cell>
          <table:table-cell office:value-type="float" office:value="-1.09106286395233" calcext:value-type="float">
            <text:p>-1.09106286395233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[-1.94461189 <text:s/>0.8537067 ]. </text:p>
          </table:table-cell>
          <table:table-cell office:value-type="float" office:value="-0.670700898300398" calcext:value-type="float">
            <text:p>-0.670700898300398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[-1.91882189 -0.47774459]. </text:p>
          </table:table-cell>
          <table:table-cell office:value-type="float" office:value="-3.10901430441723" calcext:value-type="float">
            <text:p>-3.10901430441723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[-0.45314982 <text:s/>0.24430329]. </text:p>
          </table:table-cell>
          <table:table-cell office:value-type="float" office:value="-0.400522066937764" calcext:value-type="float">
            <text:p>-0.40052206693776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[0.03835169 0.02694606]. </text:p>
          </table:table-cell>
          <table:table-cell table:number-columns-repeated="2" office:value-type="float" office:value="-0.000917268807983707" calcext:value-type="float">
            <text:p>-0.00091726880798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[-0.08354334 <text:s/>0.71843721]. </text:p>
          </table:table-cell>
          <table:table-cell office:value-type="float" office:value="1.03116131881395" calcext:value-type="float">
            <text:p>1.0311613188139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[ 0.06767414 -0.72964927]. </text:p>
          </table:table-cell>
          <table:table-cell office:value-type="float" office:value="1.02690729930068" calcext:value-type="float">
            <text:p>1.02690729930068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[-0.77816573 <text:s/>0.73479995]. </text:p>
          </table:table-cell>
          <table:table-cell office:value-type="float" office:value="-0.160732879263108" calcext:value-type="float">
            <text:p>-0.160732879263108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[-0.26108019 <text:s/>0.84389212]. </text:p>
          </table:table-cell>
          <table:table-cell office:value-type="float" office:value="0.777286330080297" calcext:value-type="float">
            <text:p>0.77728633008029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[1.22913205 0.43218808]. </text:p>
          </table:table-cell>
          <table:table-cell office:value-type="float" office:value="-2.32301951074585" calcext:value-type="float">
            <text:p>-2.3230195107458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[-1.78785274 <text:s/>2. <text:s text:c="7"/>]. </text:p>
          </table:table-cell>
          <table:table-cell office:value-type="float" office:value="-1.03538252103299" calcext:value-type="float">
            <text:p>-1.03538252103299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[0.48422231 0.60661024]. </text:p>
          </table:table-cell>
          <table:table-cell office:value-type="float" office:value="-0.190186168200662" calcext:value-type="float">
            <text:p>-0.19018616820066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[0.46953249 0.24670765]. </text:p>
          </table:table-cell>
          <table:table-cell office:value-type="float" office:value="-0.670545167787013" calcext:value-type="float">
            <text:p>-0.670545167787013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[-0.45731887 -0.21476732]. </text:p>
          </table:table-cell>
          <table:table-cell office:value-type="float" office:value="-0.669985134310478" calcext:value-type="float">
            <text:p>-0.669985134310478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[ 1.23972828 -1.07085652]. </text:p>
          </table:table-cell>
          <table:table-cell office:value-type="float" office:value="-1.7428390455435" calcext:value-type="float">
            <text:p>-1.742839045543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[-0.04484734 <text:s/>0.50073469]. </text:p>
          </table:table-cell>
          <table:table-cell office:value-type="float" office:value="0.765888279924722" calcext:value-type="float">
            <text:p>0.76588827992472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[-0.13566539 -0.02755482]. </text:p>
          </table:table-cell>
          <table:table-cell office:value-type="float" office:value="-0.00938130077048138" calcext:value-type="float">
            <text:p>-0.009381300770481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[-0.105603 <text:s text:c="3"/>0.74657849]. </text:p>
          </table:table-cell>
          <table:table-cell office:value-type="float" office:value="1.02132405919561" calcext:value-type="float">
            <text:p>1.0213240591956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[-0.17083112 <text:s/>0.3677523 ]. </text:p>
          </table:table-cell>
          <table:table-cell office:value-type="float" office:value="0.415676361289877" calcext:value-type="float">
            <text:p>0.41567636128987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[1.73207109 0.05272574]. </text:p>
          </table:table-cell>
          <table:table-cell office:value-type="float" office:value="-2.18026373446471" calcext:value-type="float">
            <text:p>-2.18026373446471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[ 0.16104762 -0.65648099]. </text:p>
          </table:table-cell>
          <table:table-cell office:value-type="float" office:value="0.984324137463331" calcext:value-type="float">
            <text:p>0.98432413746333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[ 0.827193 <text:s text:c="2"/>-0.06660146]. </text:p>
          </table:table-cell>
          <table:table-cell office:value-type="float" office:value="-1.78781290267889" calcext:value-type="float">
            <text:p>-1.7878129026788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[-0.28653812 -0.41489548]. </text:p>
          </table:table-cell>
          <table:table-cell office:value-type="float" office:value="-0.0818202279208118" calcext:value-type="float">
            <text:p>-0.081820227920812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[-0.17567615 <text:s/>0.70283802]. </text:p>
          </table:table-cell>
          <table:table-cell office:value-type="float" office:value="1.00186892857356" calcext:value-type="float">
            <text:p>1.0018689285735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[0.12648404 0.41088911]. </text:p>
          </table:table-cell>
          <table:table-cell office:value-type="float" office:value="0.445877697701036" calcext:value-type="float">
            <text:p>0.445877697701036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[-0.17776953 <text:s/>0.73246458]. </text:p>
          </table:table-cell>
          <table:table-cell office:value-type="float" office:value="1.00055830943616" calcext:value-type="float">
            <text:p>1.0005583094361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[-0.17644486 <text:s/>0.77759236]. </text:p>
          </table:table-cell>
          <table:table-cell office:value-type="float" office:value="0.9708900008878" calcext:value-type="float">
            <text:p>0.9708900008878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[-0.36862479 <text:s/>0.72389482]. </text:p>
          </table:table-cell>
          <table:table-cell office:value-type="float" office:value="0.758939238170635" calcext:value-type="float">
            <text:p>0.75893923817063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[-0.01558609 <text:s/>0.37842108]. </text:p>
          </table:table-cell>
          <table:table-cell office:value-type="float" office:value="-0.0357405237375565" calcext:value-type="float">
            <text:p>-0.035740523737557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[-0.21434463 <text:s/>0.67200436]. </text:p>
          </table:table-cell>
          <table:table-cell office:value-type="float" office:value="0.955292262088516" calcext:value-type="float">
            <text:p>0.95529226208851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[-0.11720247 <text:s/>0.25699435]. </text:p>
          </table:table-cell>
          <table:table-cell office:value-type="float" office:value="0.222306117899076" calcext:value-type="float">
            <text:p>0.222306117899076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[ 0.20852964 -0.6986384 ]. </text:p>
          </table:table-cell>
          <table:table-cell office:value-type="float" office:value="0.97512501822229" calcext:value-type="float">
            <text:p>0.97512501822229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[0.40096657 1.20664476]. </text:p>
          </table:table-cell>
          <table:table-cell office:value-type="float" office:value="-3.72970435635343" calcext:value-type="float">
            <text:p>-3.72970435635343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[-0.44181978 <text:s/>0.61247664]. </text:p>
          </table:table-cell>
          <table:table-cell office:value-type="float" office:value="0.504953828173889" calcext:value-type="float">
            <text:p>0.50495382817388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[0.23998197 0.37459698]. </text:p>
          </table:table-cell>
          <table:table-cell office:value-type="float" office:value="-0.0625838416720251" calcext:value-type="float">
            <text:p>-0.062583841672025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[-0.06169338 <text:s/>0.62637338]. </text:p>
          </table:table-cell>
          <table:table-cell office:value-type="float" office:value="0.977089610215625" calcext:value-type="float">
            <text:p>0.97708961021562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[-0.29101934 <text:s/>0.56228987]. </text:p>
          </table:table-cell>
          <table:table-cell office:value-type="float" office:value="0.70455452138357" calcext:value-type="float">
            <text:p>0.7045545213835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[-0.18284867 <text:s/>0.47781957]. </text:p>
          </table:table-cell>
          <table:table-cell office:value-type="float" office:value="0.660710595583316" calcext:value-type="float">
            <text:p>0.66071059558331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[-0.32554326 <text:s/>1.51264932]. </text:p>
          </table:table-cell>
          <table:table-cell office:value-type="float" office:value="-11.6976121772514" calcext:value-type="float">
            <text:p>-11.6976121772514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[1.11196484 0.17588007]. </text:p>
          </table:table-cell>
          <table:table-cell office:value-type="float" office:value="-2.44107056259934" calcext:value-type="float">
            <text:p>-2.4410705625993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[0.09100441 0.61274082]. </text:p>
          </table:table-cell>
          <table:table-cell office:value-type="float" office:value="-0.0962552212639177" calcext:value-type="float">
            <text:p>-0.096255221263918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[-0.40970839 <text:s/>0.5202354 ]. </text:p>
          </table:table-cell>
          <table:table-cell office:value-type="float" office:value="0.388881548579228" calcext:value-type="float">
            <text:p>0.38888154857922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[-0.02237235 <text:s/>0.55841007]. </text:p>
          </table:table-cell>
          <table:table-cell office:value-type="float" office:value="0.868847245241144" calcext:value-type="float">
            <text:p>0.868847245241144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[ 0.24827507 -1.60304964]. </text:p>
          </table:table-cell>
          <table:table-cell office:value-type="float" office:value="-15.9764243266953" calcext:value-type="float">
            <text:p>-15.9764243266953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[ 1.70290192 -0.83249229]. </text:p>
          </table:table-cell>
          <table:table-cell office:value-type="float" office:value="0.199951764292235" calcext:value-type="float">
            <text:p>0.19995176429223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[-0.6686025 <text:s/>-0.21055247]. </text:p>
          </table:table-cell>
          <table:table-cell office:value-type="float" office:value="-1.36954864645983" calcext:value-type="float">
            <text:p>-1.3695486464598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[ 0.61951014 -0.7101272 ]. </text:p>
          </table:table-cell>
          <table:table-cell office:value-type="float" office:value="-0.286562061087157" calcext:value-type="float">
            <text:p>-0.286562061087157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[-0.101667 <text:s text:c="3"/>0.67672938]. </text:p>
          </table:table-cell>
          <table:table-cell office:value-type="float" office:value="1.02061176717282" calcext:value-type="float">
            <text:p>1.0206117671728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[ 0.33541215 -0.83996606]. </text:p>
          </table:table-cell>
          <table:table-cell office:value-type="float" office:value="0.688842017926703" calcext:value-type="float">
            <text:p>0.688842017926703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[ 2.47090608 -1.91530226]. </text:p>
          </table:table-cell>
          <table:table-cell office:value-type="float" office:value="-56.4253393526086" calcext:value-type="float">
            <text:p>-56.425339352608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[ 0.10557405 -0.66760782]. </text:p>
          </table:table-cell>
          <table:table-cell office:value-type="float" office:value="1.01436508924848" calcext:value-type="float">
            <text:p>1.01436508924848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[ 0.03316043 -0.73918352]. </text:p>
          </table:table-cell>
          <table:table-cell office:value-type="float" office:value="1.0115067546261" calcext:value-type="float">
            <text:p>1.011506754626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[-0.02855016 <text:s/>0.1068729 ]. </text:p>
          </table:table-cell>
          <table:table-cell office:value-type="float" office:value="-0.00326351968425809" calcext:value-type="float">
            <text:p>-0.003263519684258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[-0.03846124 <text:s/>0.6798049 ]. </text:p>
          </table:table-cell>
          <table:table-cell office:value-type="float" office:value="1.014498541827" calcext:value-type="float">
            <text:p>1.01449854182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[0.30775649 0.44534632]. </text:p>
          </table:table-cell>
          <table:table-cell office:value-type="float" office:value="0.138629810785088" calcext:value-type="float">
            <text:p>0.138629810785088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[ 1.17419303 -0.5166305 ]. </text:p>
          </table:table-cell>
          <table:table-cell office:value-type="float" office:value="-1.00735039415516" calcext:value-type="float">
            <text:p>-1.00735039415516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[-0.0159269 <text:s text:c="2"/>0.69185303]. </text:p>
          </table:table-cell>
          <table:table-cell office:value-type="float" office:value="1.00818306748555" calcext:value-type="float">
            <text:p>1.0081830674855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[-0.94746357 -0.53080403]. </text:p>
          </table:table-cell>
          <table:table-cell office:value-type="float" office:value="-1.83305604436251" calcext:value-type="float">
            <text:p>-1.8330560443625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[-0.22904343 <text:s/>0.11892837]. </text:p>
          </table:table-cell>
          <table:table-cell office:value-type="float" office:value="-0.0295742388069311" calcext:value-type="float">
            <text:p>-0.029574238806931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[-0.14682056 <text:s/>0.68833441]. </text:p>
          </table:table-cell>
          <table:table-cell office:value-type="float" office:value="1.01306414331495" calcext:value-type="float">
            <text:p>1.0130641433149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[ 0.39039845 -0.77248127]. </text:p>
          </table:table-cell>
          <table:table-cell office:value-type="float" office:value="0.702107978741492" calcext:value-type="float">
            <text:p>0.70210797874149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[-1.84516969 <text:s/>0.78448333]. </text:p>
          </table:table-cell>
          <table:table-cell office:value-type="float" office:value="-0.0370917945384297" calcext:value-type="float">
            <text:p>-0.03709179453843</text:p>
          </table:table-cell>
          <table:table-cell office:value-type="float" office:value="1.02716465911924" calcext:value-type="float">
            <text:p>1.027164659119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[ 0.20002545 -0.69309955]. </text:p>
          </table:table-cell>
          <table:table-cell table:style-name="ce1" office:value-type="float" office:value="0.980398508705009" calcext:value-type="float">
            <text:p>9.80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[-1.48596217 -0.19138834]. </text:p>
          </table:table-cell>
          <table:table-cell office:value-type="float" office:value="-2.32535134671662" calcext:value-type="float">
            <text:p>-2.3253513467166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[-0.13210138 <text:s/>0.23905005]. </text:p>
          </table:table-cell>
          <table:table-cell office:value-type="float" office:value="-0.0228594265600526" calcext:value-type="float">
            <text:p>-0.02285942656005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[-0.10356692 <text:s/>0.72323649]. </text:p>
          </table:table-cell>
          <table:table-cell office:value-type="float" office:value="1.03011105288685" calcext:value-type="float">
            <text:p>1.0301110528868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[-0.14316733 <text:s/>0.53791772]. </text:p>
          </table:table-cell>
          <table:table-cell office:value-type="float" office:value="0.818419627819352" calcext:value-type="float">
            <text:p>0.81841962781935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[-0.09832938 <text:s/>0.71479758]. </text:p>
          </table:table-cell>
          <table:table-cell table:number-columns-repeated="2" office:value-type="float" office:value="1.03132860049529" calcext:value-type="float">
            <text:p>1.0313286004952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[ 1.66460722 -0.76016589]. </text:p>
          </table:table-cell>
          <table:table-cell table:style-name="ce1" office:value-type="float" office:value="0.189543209133669" calcext:value-type="float">
            <text:p>1.90E-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[-1.12061367 <text:s/>0.61948566]. </text:p>
          </table:table-cell>
          <table:table-cell office:value-type="float" office:value="-0.7314086078201" calcext:value-type="float">
            <text:p>-0.731408607820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[ 0.06902671 -0.78725097]. </text:p>
          </table:table-cell>
          <table:table-cell office:value-type="float" office:value="-0.153158988721428" calcext:value-type="float">
            <text:p>-0.153158988721428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[-0.13023019 <text:s/>0.70658281]. </text:p>
          </table:table-cell>
          <table:table-cell office:value-type="float" office:value="1.02477902357155" calcext:value-type="float">
            <text:p>1.0247790235715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[-0.11685213 <text:s/>0.46168246]. </text:p>
          </table:table-cell>
          <table:table-cell office:value-type="float" office:value="0.670591475544703" calcext:value-type="float">
            <text:p>0.670591475544703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[2.52891162 1.37362115]. </text:p>
          </table:table-cell>
          <table:table-cell office:value-type="float" office:value="-37.0491601224519" calcext:value-type="float">
            <text:p>-37.0491601224519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[-0.57191534 <text:s/>1.63880023]. </text:p>
          </table:table-cell>
          <table:table-cell office:value-type="float" office:value="-18.2666346804681" calcext:value-type="float">
            <text:p>-18.266634680468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[-1.19204915 <text:s/>0.30352622]. </text:p>
          </table:table-cell>
          <table:table-cell office:value-type="float" office:value="-1.70365965366483" calcext:value-type="float">
            <text:p>-1.7036596536648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[-1.24852405 <text:s/>0.02656352]. </text:p>
          </table:table-cell>
          <table:table-cell office:value-type="float" office:value="-0.683723073704821" calcext:value-type="float">
            <text:p>-0.683723073704821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[0.27181034 0.35387375]. </text:p>
          </table:table-cell>
          <table:table-cell office:value-type="float" office:value="0.0577978720782273" calcext:value-type="float">
            <text:p>0.05779787207822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[-0.60547487 -0.41748461]. </text:p>
          </table:table-cell>
          <table:table-cell office:value-type="float" office:value="-0.877707585310101" calcext:value-type="float">
            <text:p>-0.877707585310101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[-2.5927716 <text:s/>-0.35152895]. </text:p>
          </table:table-cell>
          <table:table-cell office:value-type="float" office:value="-33.7320232927103" calcext:value-type="float">
            <text:p>-33.7320232927103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[-2.13163384 -0.26847902]. </text:p>
          </table:table-cell>
          <table:table-cell office:value-type="float" office:value="-6.39406932681057" calcext:value-type="float">
            <text:p>-6.3940693268105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[ 0.06518442 -0.62324121]. </text:p>
          </table:table-cell>
          <table:table-cell office:value-type="float" office:value="0.973875655447345" calcext:value-type="float">
            <text:p>0.97387565544734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[0.35397927 0.16542435]. </text:p>
          </table:table-cell>
          <table:table-cell office:value-type="float" office:value="-0.0684472056396852" calcext:value-type="float">
            <text:p>-0.068447205639685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[0.32284487 0.45760687]. </text:p>
          </table:table-cell>
          <table:table-cell office:value-type="float" office:value="0.120000931012484" calcext:value-type="float">
            <text:p>0.120000931012484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[ 0.10374818 -0.71487962]. </text:p>
          </table:table-cell>
          <table:table-cell office:value-type="float" office:value="1.03086694042282" calcext:value-type="float">
            <text:p>1.0308669404228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[ 0.4279051 <text:s/>-0.19945649]. </text:p>
          </table:table-cell>
          <table:table-cell office:value-type="float" office:value="-0.425902148564289" calcext:value-type="float">
            <text:p>-0.425902148564289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[-0.02616358 -0.75165786]. </text:p>
          </table:table-cell>
          <table:table-cell office:value-type="float" office:value="0.960702228152011" calcext:value-type="float">
            <text:p>0.96070222815201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[ 1.19266012 -0.59461711]. </text:p>
          </table:table-cell>
          <table:table-cell office:value-type="float" office:value="-0.776704497421613" calcext:value-type="float">
            <text:p>-0.77670449742161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[-0.14863079 -0.58314683]. </text:p>
          </table:table-cell>
          <table:table-cell office:value-type="float" office:value="-0.094008940101673" calcext:value-type="float">
            <text:p>-0.09400894010167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[-0.1227862 <text:s text:c="2"/>0.75836927]. </text:p>
          </table:table-cell>
          <table:table-cell office:value-type="float" office:value="1.01071323313228" calcext:value-type="float">
            <text:p>1.0107132331322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[ 0.17801822 -0.75196492]. </text:p>
          </table:table-cell>
          <table:table-cell office:value-type="float" office:value="0.992064447553952" calcext:value-type="float">
            <text:p>0.992064447553952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[-2.63252472 <text:s/>0.56493611]. </text:p>
          </table:table-cell>
          <table:table-cell office:value-type="float" office:value="-35.4531152930852" calcext:value-type="float">
            <text:p>-35.453115293085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[-0.01812043 <text:s/>0.7164614 ]. </text:p>
          </table:table-cell>
          <table:table-cell office:value-type="float" office:value="1.01096005349912" calcext:value-type="float">
            <text:p>1.01096005349912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[-0.91649529 <text:s/>0.87598561]. </text:p>
          </table:table-cell>
          <table:table-cell office:value-type="float" office:value="-0.558834255076139" calcext:value-type="float">
            <text:p>-0.55883425507613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[ 0.1380528 <text:s/>-0.52167674]. </text:p>
          </table:table-cell>
          <table:table-cell office:value-type="float" office:value="-0.0762156090345979" calcext:value-type="float">
            <text:p>-0.076215609034598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[-0.07425281 <text:s/>0.6734264 ]. </text:p>
          </table:table-cell>
          <table:table-cell office:value-type="float" office:value="1.01936582447383" calcext:value-type="float">
            <text:p>1.01936582447383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[-0.0507039 <text:s/>-0.90092949]. </text:p>
          </table:table-cell>
          <table:table-cell office:value-type="float" office:value="0.555487112870859" calcext:value-type="float">
            <text:p>0.555487112870859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[ 0.00901132 -0.68710425]. </text:p>
          </table:table-cell>
          <table:table-cell office:value-type="float" office:value="1.00275600594817" calcext:value-type="float">
            <text:p>1.00275600594817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[ 1.57776659 -0.86828085]. </text:p>
          </table:table-cell>
          <table:table-cell office:value-type="float" office:value="0.0260185855313153" calcext:value-type="float">
            <text:p>0.026018585531315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[1.03641363 0.74855535]. </text:p>
          </table:table-cell>
          <table:table-cell office:value-type="float" office:value="-2.07711752300136" calcext:value-type="float">
            <text:p>-2.07711752300136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[-0.47589646 -0.91686734]. </text:p>
          </table:table-cell>
          <table:table-cell office:value-type="float" office:value="-0.291740852619399" calcext:value-type="float">
            <text:p>-0.291740852619399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[-0.06670673 <text:s/>0.77326858]. </text:p>
          </table:table-cell>
          <table:table-cell office:value-type="float" office:value="0.995452275503956" calcext:value-type="float">
            <text:p>0.99545227550395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[-0.43048918 <text:s/>0.36513349]. </text:p>
          </table:table-cell>
          <table:table-cell office:value-type="float" office:value="-0.0519068273851973" calcext:value-type="float">
            <text:p>-0.05190682738519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[-2.95762662 -1.48815982]. </text:p>
          </table:table-cell>
          <table:table-cell office:value-type="float" office:value="-112.580071924893" calcext:value-type="float">
            <text:p>-112.580071924893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[ 2.65223047 -1.75680684]. </text:p>
          </table:table-cell>
          <table:table-cell table:style-name="ce1" office:value-type="float" office:value="-61.347013272145" calcext:value-type="float">
            <text:p>-6.13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[ 1.69553265 -0.21659575]. </text:p>
          </table:table-cell>
          <table:table-cell office:value-type="float" office:value="-1.51728280936434" calcext:value-type="float">
            <text:p>-1.5172828093643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[ 0.35354162 -0.30409006]. </text:p>
          </table:table-cell>
          <table:table-cell office:value-type="float" office:value="-0.0835064412334711" calcext:value-type="float">
            <text:p>-0.083506441233471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[-0.01025998 <text:s/>0.7593183 ]. </text:p>
          </table:table-cell>
          <table:table-cell office:value-type="float" office:value="0.983921191572761" calcext:value-type="float">
            <text:p>0.98392119157276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[ 0.03182716 -0.61981623]. </text:p>
          </table:table-cell>
          <table:table-cell office:value-type="float" office:value="0.962012920061717" calcext:value-type="float">
            <text:p>0.96201292006171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[1.142116 <text:s text:c="2"/>1.47555231]. </text:p>
          </table:table-cell>
          <table:table-cell office:value-type="float" office:value="-14.3223206495227" calcext:value-type="float">
            <text:p>-14.3223206495227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[2.95122493 0.98954304]. </text:p>
          </table:table-cell>
          <table:table-cell table:style-name="ce1" office:value-type="float" office:value="-98.6112907602852" calcext:value-type="float">
            <text:p>-9.86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[1.78399294 0.0281227 ]. </text:p>
          </table:table-cell>
          <table:table-cell office:value-type="float" office:value="-2.25211109915842" calcext:value-type="float">
            <text:p>-2.2521110991584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[-0.48029802 <text:s/>0.75682023]. </text:p>
          </table:table-cell>
          <table:table-cell office:value-type="float" office:value="-0.237334443310142" calcext:value-type="float">
            <text:p>-0.237334443310142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[-0.27623296 <text:s/>0.41633359]. </text:p>
          </table:table-cell>
          <table:table-cell office:value-type="float" office:value="0.395021826759211" calcext:value-type="float">
            <text:p>0.39502182675921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[0.34377511 0.64183231]. </text:p>
          </table:table-cell>
          <table:table-cell office:value-type="float" office:value="0.304396722955874" calcext:value-type="float">
            <text:p>0.304396722955874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[1.79785748 1.13546503]. </text:p>
          </table:table-cell>
          <table:table-cell office:value-type="float" office:value="-5.77891944581452" calcext:value-type="float">
            <text:p>-5.7789194458145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[ 2.91637985 -1.31074901]. </text:p>
          </table:table-cell>
          <table:table-cell table:style-name="ce1" office:value-type="float" office:value="-88.3093360100831" calcext:value-type="float">
            <text:p>-8.83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[-0.6928274 <text:s text:c="2"/>0.89684631]. </text:p>
          </table:table-cell>
          <table:table-cell office:value-type="float" office:value="-0.222161060355541" calcext:value-type="float">
            <text:p>-0.222161060355541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[-0.01687256 -0.43422339]. </text:p>
          </table:table-cell>
          <table:table-cell office:value-type="float" office:value="-0.046951216133812" calcext:value-type="float">
            <text:p>-0.046951216133812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[-0.16149365 <text:s/>0.72885179]. </text:p>
          </table:table-cell>
          <table:table-cell office:value-type="float" office:value="1.01090661442279" calcext:value-type="float">
            <text:p>1.0109066144227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[0.61338246 0.61475038]. </text:p>
          </table:table-cell>
          <table:table-cell office:value-type="float" office:value="-0.662132472105485" calcext:value-type="float">
            <text:p>-0.662132472105485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[ 0.18698902 -0.74889336]. </text:p>
          </table:table-cell>
          <table:table-cell office:value-type="float" office:value="0.987921720239749" calcext:value-type="float">
            <text:p>0.987921720239749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[-1.77199085 -1.99606651]. </text:p>
          </table:table-cell>
          <table:table-cell table:style-name="ce1" office:value-type="float" office:value="-53.2724042726145" calcext:value-type="float">
            <text:p>-5.33E+01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[-0.45438453 <text:s/>0.81773275]. </text:p>
          </table:table-cell>
          <table:table-cell office:value-type="float" office:value="0.518467795064673" calcext:value-type="float">
            <text:p>0.51846779506467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[-0.18265042 <text:s/>0.51431291]. </text:p>
          </table:table-cell>
          <table:table-cell office:value-type="float" office:value="-0.0810245879270061" calcext:value-type="float">
            <text:p>-0.081024587927006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[-0.12932489 <text:s/>0.72403544]. </text:p>
          </table:table-cell>
          <table:table-cell office:value-type="float" office:value="1.02497410208888" calcext:value-type="float">
            <text:p>1.0249741020888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[-0.11707077 <text:s/>0.72298316]. </text:p>
          </table:table-cell>
          <table:table-cell office:value-type="float" office:value="1.02814954101307" calcext:value-type="float">
            <text:p>1.02814954101307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[-0.6342429 <text:s text:c="2"/>1.29583355]. </text:p>
          </table:table-cell>
          <table:table-cell office:value-type="float" office:value="-5.03097147268493" calcext:value-type="float">
            <text:p>-5.03097147268493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[-0.21400871 <text:s/>0.07938978]. </text:p>
          </table:table-cell>
          <table:table-cell office:value-type="float" office:value="-0.136783793041407" calcext:value-type="float">
            <text:p>-0.136783793041407</text:p>
          </table:table-cell>
          <table:table-cell office:value-type="float" office:value="1.02787379580379" calcext:value-type="float">
            <text:p>1.03E+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[-0.92337574 <text:s/>0.51271421]. </text:p>
          </table:table-cell>
          <table:table-cell office:value-type="float" office:value="-0.84195602925213" calcext:value-type="float">
            <text:p>-0.8419560292521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[ 0.16977796 -2. <text:s text:c="7"/>]. </text:p>
          </table:table-cell>
          <table:table-cell office:value-type="float" office:value="-0.84730562173247" calcext:value-type="float">
            <text:p>-0.84730562173247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[-0.07106927 <text:s/>0.58520561]. </text:p>
          </table:table-cell>
          <table:table-cell office:value-type="float" office:value="0.922171967263942" calcext:value-type="float">
            <text:p>0.92217196726394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[0.19283844 0.79444609]. </text:p>
          </table:table-cell>
          <table:table-cell office:value-type="float" office:value="0.632144815028451" calcext:value-type="float">
            <text:p>0.632144815028451</text:p>
          </table:table-cell>
          <table:table-cell office:value-type="float" office:value="1.03096592162849" calcext:value-type="float">
            <text:p>1.030965921628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[-2.59032249 -0.2448971 ]. </text:p>
          </table:table-cell>
          <table:table-cell office:value-type="float" office:value="-33.3973641656862" calcext:value-type="float">
            <text:p>-33.397364165686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[ 0.08975529 -0.71525054]. </text:p>
          </table:table-cell>
          <table:table-cell office:value-type="float" office:value="1.03157289116779" calcext:value-type="float">
            <text:p>1.03157289116779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[-0.68588995 -0.88313203]. </text:p>
          </table:table-cell>
          <table:table-cell office:value-type="float" office:value="-1.37087435837053" calcext:value-type="float">
            <text:p>-1.3708743583705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[-0.23659386 -0.12266371]. </text:p>
          </table:table-cell>
          <table:table-cell office:value-type="float" office:value="-0.0315302829291907" calcext:value-type="float">
            <text:p>-0.031530282929191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[-0.05992115 <text:s/>0.98364474]. </text:p>
          </table:table-cell>
          <table:table-cell office:value-type="float" office:value="0.170167937333514" calcext:value-type="float">
            <text:p>0.170167937333514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[ 0.08897853 -0.71732633]. </text:p>
          </table:table-cell>
          <table:table-cell table:number-columns-repeated="2" office:value-type="float" office:value="1.03144176104789" calcext:value-type="float">
            <text:p>1.031441761047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[ 0.27630693 -1.8177064 ]. </text:p>
          </table:table-cell>
          <table:table-cell office:value-type="float" office:value="-30.2419776820532" calcext:value-type="float">
            <text:p>-30.241977682053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[-2.49817876 -1.62117282]. </text:p>
          </table:table-cell>
          <table:table-cell office:value-type="float" office:value="-45.3632024750333" calcext:value-type="float">
            <text:p>-45.3632024750333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[-0.16115209 <text:s/>0.65007283]. </text:p>
          </table:table-cell>
          <table:table-cell office:value-type="float" office:value="0.978324766417733" calcext:value-type="float">
            <text:p>0.97832476641773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[-0.05762829 -0.16595808]. </text:p>
          </table:table-cell>
          <table:table-cell office:value-type="float" office:value="-0.00853397246845966" calcext:value-type="float">
            <text:p>-0.00853397246846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[-0.15826544 <text:s/>0.75841278]. </text:p>
          </table:table-cell>
          <table:table-cell office:value-type="float" office:value="0.998536922704922" calcext:value-type="float">
            <text:p>0.99853692270492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[0.01494621 0.69348874]. </text:p>
          </table:table-cell>
          <table:table-cell office:value-type="float" office:value="0.987286346225304" calcext:value-type="float">
            <text:p>0.987286346225304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[ 1.06251894 -0.11463516]. </text:p>
          </table:table-cell>
          <table:table-cell office:value-type="float" office:value="-2.14523914805671" calcext:value-type="float">
            <text:p>-2.14523914805671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[-1.98880656 -1.17850171]. </text:p>
          </table:table-cell>
          <table:table-cell office:value-type="float" office:value="-8.09836122375937" calcext:value-type="float">
            <text:p>-8.09836122375937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[-0.20639402 <text:s/>0.09642434]. </text:p>
          </table:table-cell>
          <table:table-cell office:value-type="float" office:value="-0.109862771173713" calcext:value-type="float">
            <text:p>-0.109862771173713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[-0.29251871 <text:s/>0.34420328]. </text:p>
          </table:table-cell>
          <table:table-cell office:value-type="float" office:value="-0.0707514569523645" calcext:value-type="float">
            <text:p>-0.070751456952365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[-0.10905422 <text:s/>0.7040674 ]. </text:p>
          </table:table-cell>
          <table:table-cell office:value-type="float" office:value="1.02943310567329" calcext:value-type="float">
            <text:p>1.02943310567329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[0.12189414 0.68808473]. </text:p>
          </table:table-cell>
          <table:table-cell office:value-type="float" office:value="0.854338937030097" calcext:value-type="float">
            <text:p>0.854338937030097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[-2.79946393 <text:s/>1.22527451]. </text:p>
          </table:table-cell>
          <table:table-cell office:value-type="float" office:value="-62.3950000442632" calcext:value-type="float">
            <text:p>-62.395000044263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[-1.65982946 <text:s/>0.79734422]. </text:p>
          </table:table-cell>
          <table:table-cell office:value-type="float" office:value="0.198613600321664" calcext:value-type="float">
            <text:p>0.198613600321664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[0.27434 <text:s text:c="3"/>0.43555934]. </text:p>
          </table:table-cell>
          <table:table-cell office:value-type="float" office:value="0.206097386901618" calcext:value-type="float">
            <text:p>0.206097386901618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[ 0.05889906 -0.27170608]. </text:p>
          </table:table-cell>
          <table:table-cell office:value-type="float" office:value="-0.0201208141004793" calcext:value-type="float">
            <text:p>-0.020120814100479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[0.1067641 <text:s/>0.92902717]. </text:p>
          </table:table-cell>
          <table:table-cell office:value-type="float" office:value="0.328149613293091" calcext:value-type="float">
            <text:p>0.32814961329309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[-0.03799643 -0.04567039]. </text:p>
          </table:table-cell>
          <table:table-cell office:value-type="float" office:value="0.000819883783576903" calcext:value-type="float">
            <text:p>0.000819883783577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[-0.45047117 <text:s/>1.04035584]. </text:p>
          </table:table-cell>
          <table:table-cell office:value-type="float" office:value="-0.615838578669085" calcext:value-type="float">
            <text:p>-0.615838578669085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[ 1.27391267 -1.06731275]. </text:p>
          </table:table-cell>
          <table:table-cell office:value-type="float" office:value="-1.6598405601732" calcext:value-type="float">
            <text:p>-1.6598405601732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[ 0.15094649 -0.80476292]. </text:p>
          </table:table-cell>
          <table:table-cell office:value-type="float" office:value="0.944228786164185" calcext:value-type="float">
            <text:p>0.944228786164185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[0.38439575 0.7054108 ]. </text:p>
          </table:table-cell>
          <table:table-cell office:value-type="float" office:value="-0.186087792092703" calcext:value-type="float">
            <text:p>-0.18608779209270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[-0.02190122 <text:s/>0.70836945]. </text:p>
          </table:table-cell>
          <table:table-cell office:value-type="float" office:value="1.0135832094416" calcext:value-type="float">
            <text:p>1.013583209441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[-0.09670152 <text:s/>0.67709505]. </text:p>
          </table:table-cell>
          <table:table-cell office:value-type="float" office:value="1.02135169893979" calcext:value-type="float">
            <text:p>1.02135169893979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[1.05525055 1.72372808]. </text:p>
          </table:table-cell>
          <table:table-cell office:value-type="float" office:value="-27.5575242417956" calcext:value-type="float">
            <text:p>-27.5575242417956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[ 2.76850613 -0.07848147]. </text:p>
          </table:table-cell>
          <table:table-cell office:value-type="float" office:value="-57.13907858837" calcext:value-type="float">
            <text:p>-57.13907858837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[-1.56800363 <text:s/>0.26061736]. </text:p>
          </table:table-cell>
          <table:table-cell office:value-type="float" office:value="-1.43245398674702" calcext:value-type="float">
            <text:p>-1.43245398674702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[-0.49670401 -0.12257164]. </text:p>
          </table:table-cell>
          <table:table-cell office:value-type="float" office:value="-0.12420746943483" calcext:value-type="float">
            <text:p>-0.1242074694348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[-0.19359234 <text:s/>0.61612421]. </text:p>
          </table:table-cell>
          <table:table-cell office:value-type="float" office:value="0.91432113682692" calcext:value-type="float">
            <text:p>0.9143211368269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[ 0.06635309 -0.47442365]. </text:p>
          </table:table-cell>
          <table:table-cell office:value-type="float" office:value="0.711580360710258" calcext:value-type="float">
            <text:p>0.711580360710258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[ 0.0608598 <text:s/>-0.77824724]. </text:p>
          </table:table-cell>
          <table:table-cell office:value-type="float" office:value="0.987913553374822" calcext:value-type="float">
            <text:p>0.98791355337482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[ 0.02723337 -0.68398529]. </text:p>
          </table:table-cell>
          <table:table-cell office:value-type="float" office:value="1.01152362762302" calcext:value-type="float">
            <text:p>1.01152362762302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[-0.52143304 <text:s/>0.77247049]. </text:p>
          </table:table-cell>
          <table:table-cell office:value-type="float" office:value="0.426353771581599" calcext:value-type="float">
            <text:p>0.426353771581599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[ 0.39638273 -0.51801073]. </text:p>
          </table:table-cell>
          <table:table-cell office:value-type="float" office:value="-0.13883631510083" calcext:value-type="float">
            <text:p>-0.1388363151008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[-0.10283085 <text:s/>0.77268984]. </text:p>
          </table:table-cell>
          <table:table-cell office:value-type="float" office:value="0.999719545283671" calcext:value-type="float">
            <text:p>0.99971954528367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25906415 <text:s/>0.76431628]. </text:p>
          </table:table-cell>
          <table:table-cell office:value-type="float" office:value="0.910563649625796" calcext:value-type="float">
            <text:p>0.910563649625796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80097633 <text:s/>1.66629455]. </text:p>
          </table:table-cell>
          <table:table-cell office:value-type="float" office:value="-20.1857388815338" calcext:value-type="float">
            <text:p>-20.1857388815338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0870699 <text:s text:c="2"/>0.70829433]. </text:p>
          </table:table-cell>
          <table:table-cell office:value-type="float" office:value="1.03145569579295" calcext:value-type="float">
            <text:p>1.03145569579295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10230734 <text:s/>0.64967182]. </text:p>
          </table:table-cell>
          <table:table-cell office:value-type="float" office:value="1.00053853326817" calcext:value-type="float">
            <text:p>1.00053853326817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04488076 <text:s/>0.70548031]. </text:p>
          </table:table-cell>
          <table:table-cell office:value-type="float" office:value="-0.12287582103754" calcext:value-type="float">
            <text:p>-0.12287582103754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[-0.13451177 <text:s/>0.67284552]. </text:p>
          </table:table-cell>
          <table:table-cell office:value-type="float" office:value="1.00987630035073" calcext:value-type="float">
            <text:p>1.00987630035073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[-0.01460166 -0.68055609]. </text:p>
          </table:table-cell>
          <table:table-cell office:value-type="float" office:value="0.983780264142924" calcext:value-type="float">
            <text:p>0.983780264142924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[2.13299997 0.30582473]. </text:p>
          </table:table-cell>
          <table:table-cell office:value-type="float" office:value="-6.43500159897064" calcext:value-type="float">
            <text:p>-6.43500159897064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[ 1.83535881 -0.17270338]. </text:p>
          </table:table-cell>
          <table:table-cell office:value-type="float" office:value="-1.95362313187753" calcext:value-type="float">
            <text:p>-1.95362313187753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[ 1.30667706 -0.3891026 ]. </text:p>
          </table:table-cell>
          <table:table-cell office:value-type="float" office:value="-1.3444477016854" calcext:value-type="float">
            <text:p>-1.3444477016854</text:p>
          </table:table-cell>
          <table:table-cell office:value-type="float" office:value="1.02894406750089" calcext:value-type="float">
            <text:p>1.028944067500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[-0.11957649 <text:s/>0.05080239]. </text:p>
          </table:table-cell>
          <table:table-cell office:value-type="float" office:value="-0.00778551800904037" calcext:value-type="float">
            <text:p>-0.00778551800904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[-0.06833969 <text:s/>0.71652151]. </text:p>
          </table:table-cell>
          <table:table-cell office:value-type="float" office:value="1.02961280643898" calcext:value-type="float">
            <text:p>1.0296128064389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[ 0.17140261 -0.74533228]. </text:p>
          </table:table-cell>
          <table:table-cell office:value-type="float" office:value="0.99971059566286" calcext:value-type="float">
            <text:p>0.99971059566286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[-2.74443274 -0.62727686]. </text:p>
          </table:table-cell>
          <table:table-cell office:value-type="float" office:value="-54.1898604177741" calcext:value-type="float">
            <text:p>-54.1898604177741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[2.93469275 1.47340839]. </text:p>
          </table:table-cell>
          <table:table-cell table:style-name="ce1" office:value-type="float" office:value="-106.115446482608" calcext:value-type="float">
            <text:p>-1.06E+02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[-0.10854929 <text:s/>0.70589377]. </text:p>
          </table:table-cell>
          <table:table-cell table:number-columns-repeated="2" office:value-type="float" office:value="1.02977173667327" calcext:value-type="float">
            <text:p>1.029771736673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[-0.05622331 -0.33629452]. </text:p>
          </table:table-cell>
          <table:table-cell office:value-type="float" office:value="-0.0297052332651827" calcext:value-type="float">
            <text:p>-0.029705233265183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[-0.16703042 <text:s/>0.05048511]. </text:p>
          </table:table-cell>
          <table:table-cell office:value-type="float" office:value="-0.091367774628002" calcext:value-type="float">
            <text:p>-0.09136777462800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[ 0.14358899 -0.62743006]. </text:p>
          </table:table-cell>
          <table:table-cell office:value-type="float" office:value="0.963285063246794" calcext:value-type="float">
            <text:p>0.963285063246794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[0.55215268 1.68457212]. </text:p>
          </table:table-cell>
          <table:table-cell office:value-type="float" office:value="-22.8248094265788" calcext:value-type="float">
            <text:p>-22.8248094265788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[2.24002191 0.2327949 ]. </text:p>
          </table:table-cell>
          <table:table-cell office:value-type="float" office:value="-9.62560183018413" calcext:value-type="float">
            <text:p>-9.62560183018413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[-1.4502778 <text:s text:c="2"/>0.07119434]. </text:p>
          </table:table-cell>
          <table:table-cell office:value-type="float" office:value="-2.10122132735877" calcext:value-type="float">
            <text:p>-2.10122132735877</text:p>
          </table:table-cell>
          <table:table-cell office:value-type="float" office:value="1.02977173667327" calcext:value-type="float">
            <text:p>1.029771736673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[ 0.28854541 -0.06064876]. </text:p>
          </table:table-cell>
          <table:table-cell office:value-type="float" office:value="-0.0422443470504583" calcext:value-type="float">
            <text:p>-0.042244347050458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[-0.28321008 <text:s/>0.15221951]. </text:p>
          </table:table-cell>
          <table:table-cell office:value-type="float" office:value="-0.173848166385972" calcext:value-type="float">
            <text:p>-0.173848166385972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[-0.20959472 <text:s/>0.70243262]. </text:p>
          </table:table-cell>
          <table:table-cell office:value-type="float" office:value="0.975357158145453" calcext:value-type="float">
            <text:p>0.975357158145453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[ 2.98902924 -0.74651461]. </text:p>
          </table:table-cell>
          <table:table-cell office:value-type="float" office:value="-102.610225973373" calcext:value-type="float">
            <text:p>-102.610225973373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[-2.34498587 <text:s/>1.99943271]. </text:p>
          </table:table-cell>
          <table:table-cell table:style-name="ce1" office:value-type="float" office:value="-57.1695786205369" calcext:value-type="float">
            <text:p>-5.72E+01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[ 0.27991196 -0.64998307]. </text:p>
          </table:table-cell>
          <table:table-cell office:value-type="float" office:value="0.857227792366379" calcext:value-type="float">
            <text:p>0.857227792366379</text:p>
          </table:table-cell>
          <table:table-cell office:value-type="float" office:value="1.02977173667327" calcext:value-type="float">
            <text:p>1.029771736673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[-0.36654828 <text:s/>0.19876033]. </text:p>
          </table:table-cell>
          <table:table-cell office:value-type="float" office:value="-0.0756786417307355" calcext:value-type="float">
            <text:p>-0.075678641730736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[-0.05101724 <text:s/>0.73220015]. </text:p>
          </table:table-cell>
          <table:table-cell office:value-type="float" office:value="1.02174024904507" calcext:value-type="float">
            <text:p>1.02174024904507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[-0.03727215 -0.5155391 ]. </text:p>
          </table:table-cell>
          <table:table-cell office:value-type="float" office:value="0.755796982442163" calcext:value-type="float">
            <text:p>0.755796982442163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[-0.00767784 <text:s/>0.755599 <text:s/>]. </text:p>
          </table:table-cell>
          <table:table-cell office:value-type="float" office:value="0.985441398294653" calcext:value-type="float">
            <text:p>0.985441398294653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[ 0.05653543 -0.61988811]. </text:p>
          </table:table-cell>
          <table:table-cell table:style-name="ce1" office:value-type="float" office:value="0.968700252056692" calcext:value-type="float">
            <text:p>9.69E-01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[-0.22739048 <text:s/>0.75372197]. </text:p>
          </table:table-cell>
          <table:table-cell office:value-type="float" office:value="0.951583162448346" calcext:value-type="float">
            <text:p>0.951583162448346</text:p>
          </table:table-cell>
          <table:table-cell office:value-type="float" office:value="1.02977173667327" calcext:value-type="float">
            <text:p>1.0297717366732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[0.20477045 0.01220897]. </text:p>
          </table:table-cell>
          <table:table-cell office:value-type="float" office:value="-0.0209393186888814" calcext:value-type="float">
            <text:p>-0.020939318688882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[-0.06363307 <text:s/>0.69917944]. </text:p>
          </table:table-cell>
          <table:table-cell office:value-type="float" office:value="1.02783155033273" calcext:value-type="float">
            <text:p>1.02783155033273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[ 0.04783707 -0.76075841]. </text:p>
          </table:table-cell>
          <table:table-cell office:value-type="float" office:value="1.00244154095028" calcext:value-type="float">
            <text:p>1.00244154095028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[-0.09894711 <text:s/>0.63699634]. </text:p>
          </table:table-cell>
          <table:table-cell office:value-type="float" office:value="0.988546366253527" calcext:value-type="float">
            <text:p>0.988546366253527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[-1.62782456 <text:s/>1.04947344]. </text:p>
          </table:table-cell>
          <table:table-cell office:value-type="float" office:value="-0.794321240298005" calcext:value-type="float">
            <text:p>-0.794321240298005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[-1.85967162 -0.08132242]. </text:p>
          </table:table-cell>
          <table:table-cell office:value-type="float" office:value="-2.62950925896314" calcext:value-type="float">
            <text:p>-2.62950925896314</text:p>
          </table:table-cell>
          <table:table-cell office:value-type="float" office:value="1.02977173667327" calcext:value-type="float">
            <text:p>1.0297717366732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[0.10391357 0.48077098]. </text:p>
          </table:table-cell>
          <table:table-cell office:value-type="float" office:value="-0.0623767342713901" calcext:value-type="float">
            <text:p>-0.06237673427139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[-0.19036007 <text:s/>0.73051361]. </text:p>
          </table:table-cell>
          <table:table-cell office:value-type="float" office:value="0.99232515697065" calcext:value-type="float">
            <text:p>0.99232515697065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[ 0.00436555 -0.83195112]. </text:p>
          </table:table-cell>
          <table:table-cell office:value-type="float" office:value="0.855880489920019" calcext:value-type="float">
            <text:p>0.855880489920019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[-2.42695994 -1.05157326]. </text:p>
          </table:table-cell>
          <table:table-cell office:value-type="float" office:value="-21.840755614429" calcext:value-type="float">
            <text:p>-21.840755614429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[1.86917039 0.6447178 ]. </text:p>
          </table:table-cell>
          <table:table-cell table:style-name="ce1" office:value-type="float" office:value="-2.79064692367974" calcext:value-type="float">
            <text:p>-2.79E+00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[ 1.226778 <text:s text:c="2"/>-0.85182107]. </text:p>
          </table:table-cell>
          <table:table-cell office:value-type="float" office:value="-0.558320457741683" calcext:value-type="float">
            <text:p>-0.558320457741683</text:p>
          </table:table-cell>
          <table:table-cell office:value-type="float" office:value="1.02977173667327" calcext:value-type="float">
            <text:p>1.029771736673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[ 0.07735693 -0.07772569]. </text:p>
          </table:table-cell>
          <table:table-cell office:value-type="float" office:value="-0.00449898718873887" calcext:value-type="float">
            <text:p>-0.004498987188739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[-0.08738022 -0.11423197]. </text:p>
          </table:table-cell>
          <table:table-cell office:value-type="float" office:value="0.0111141183326974" calcext:value-type="float">
            <text:p>0.011114118332698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[0.74911862 0.3615641 ]. </text:p>
          </table:table-cell>
          <table:table-cell office:value-type="float" office:value="-1.4585885336538" calcext:value-type="float">
            <text:p>-1.4585885336538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[-0.09819673 <text:s/>0.7202661 ]. </text:p>
          </table:table-cell>
          <table:table-cell office:value-type="float" office:value="1.03094110116342" calcext:value-type="float">
            <text:p>1.03094110116342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[-0.12088708 <text:s/>0.72961387]. </text:p>
          </table:table-cell>
          <table:table-cell office:value-type="float" office:value="1.0260110114014" calcext:value-type="float">
            <text:p>1.0260110114014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[-0.08796369 <text:s/>0.71336088]. </text:p>
          </table:table-cell>
          <table:table-cell table:number-columns-repeated="2" office:value-type="float" office:value="1.03160930252747" calcext:value-type="float">
            <text:p>1.0316093025274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[1.10184014 0.92620364]. </text:p>
          </table:table-cell>
          <table:table-cell office:value-type="float" office:value="-0.642074993200302" calcext:value-type="float">
            <text:p>-0.642074993200302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[-0.03688961 <text:s/>0.78439851]. </text:p>
          </table:table-cell>
          <table:table-cell office:value-type="float" office:value="0.970337811529746" calcext:value-type="float">
            <text:p>0.970337811529746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[0.1125044 <text:s/>0.47302252]. </text:p>
          </table:table-cell>
          <table:table-cell office:value-type="float" office:value="0.591234100657956" calcext:value-type="float">
            <text:p>0.591234100657956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[-0.20884707 -1.39125491]. </text:p>
          </table:table-cell>
          <table:table-cell office:value-type="float" office:value="-7.70473771751507" calcext:value-type="float">
            <text:p>-7.70473771751507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[-0.0871928 <text:s text:c="2"/>0.70819831]. </text:p>
          </table:table-cell>
          <table:table-cell office:value-type="float" office:value="1.03145114223468" calcext:value-type="float">
            <text:p>1.03145114223468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[-1.64105025 -0.54501376]. </text:p>
          </table:table-cell>
          <table:table-cell office:value-type="float" office:value="-2.1115426222773" calcext:value-type="float">
            <text:p>-2.1115426222773</text:p>
          </table:table-cell>
          <table:table-cell office:value-type="float" office:value="1.03160930252747" calcext:value-type="float">
            <text:p>1.0316093025274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[-0.07218725 -0.08140174]. </text:p>
          </table:table-cell>
          <table:table-cell office:value-type="float" office:value="-0.0042591181677949" calcext:value-type="float">
            <text:p>-0.004259118167795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[0.3277336 <text:s/>0.78639622]. </text:p>
          </table:table-cell>
          <table:table-cell office:value-type="float" office:value="0.280356174334244" calcext:value-type="float">
            <text:p>0.280356174334244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 0.00531793 -0.7186683 ]. </text:p>
          </table:table-cell>
          <table:table-cell office:value-type="float" office:value="1.00262179983519" calcext:value-type="float">
            <text:p>1.00262179983519</text:p>
          </table:table-cell>
          <table:table-cell office:value-type="float" office:value="1.03144176104789" calcext:value-type="float">
            <text:p>1.031441761047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 0.39752857 -1.48370193]. </text:p>
          </table:table-cell>
          <table:table-cell office:value-type="float" office:value="-10.5698324646941" calcext:value-type="float">
            <text:p>-10.5698324646941</text:p>
          </table:table-cell>
          <table:table-cell office:value-type="float" office:value="1.03132860049529" calcext:value-type="float">
            <text:p>1.031328600495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1.74091851 1.52895979]. </text:p>
          </table:table-cell>
          <table:table-cell office:value-type="float" office:value="-17.283807070339" calcext:value-type="float">
            <text:p>-17.283807070339</text:p>
          </table:table-cell>
          <table:table-cell office:value-type="float" office:value="1.03157289116779" calcext:value-type="float">
            <text:p>1.03E+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 1.40045301 -0.65087975]. </text:p>
          </table:table-cell>
          <table:table-cell office:value-type="float" office:value="-0.393784002299725" calcext:value-type="float">
            <text:p>-0.393784002299725</text:p>
          </table:table-cell>
          <table:table-cell office:value-type="float" office:value="1.03160930252747" calcext:value-type="float">
            <text:p>1.031609302527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-0.00201194 <text:s/>0.17999058]. </text:p>
          </table:table-cell>
          <table:table-cell office:value-type="float" office:value="-0.00809833280230554" calcext:value-type="float">
            <text:p>-0.008098332802306</text:p>
          </table:table-cell>
          <table:table-cell office:value-type="float" office:value="-0.000917268807983707" calcext:value-type="float">
            <text:p>-0.0009172688079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-0.32107694 <text:s/>0.4198918 ]. </text:p>
          </table:table-cell>
          <table:table-cell office:value-type="float" office:value="0.325305666366071" calcext:value-type="float">
            <text:p>0.325305666366071</text:p>
          </table:table-cell>
          <table:table-cell office:value-type="float" office:value="1.03127265715751" calcext:value-type="float">
            <text:p>1.031272657157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tern52</text:p>
          </table:table-cell>
          <table:table-cell table:number-columns-repeated="2"/>
          <table:table-cell table:style-name="Default"/>
          <table:table-cell table:number-columns-repeated="1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ern32</text:p>
          </table:table-cell>
          <table:table-cell office:value-type="string" calcext:value-type="string">
            <text:p>SquaredExp</text:p>
          </table:table-cell>
          <table:table-cell office:value-type="string" calcext:value-type="string">
            <text:p>RationalQuad</text:p>
          </table:table-cell>
          <table:table-cell office:value-type="string" calcext:value-type="string">
            <text:p>Matern5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nsemble</text:p>
          </table:table-cell>
        </table:table-row>
        <table:table-row table:style-name="ro1">
          <table:table-cell table:formula="of:=[$Sheet1.D3]" office:value-type="float" office:value="-0.0494606606413946" calcext:value-type="float">
            <text:p>-0.049460660641395</text:p>
          </table:table-cell>
          <table:table-cell table:formula="of:=[$Sheet1.H3]" office:value-type="float" office:value="-4.00993723415606" calcext:value-type="float">
            <text:p>-4.00993723415606</text:p>
          </table:table-cell>
          <table:table-cell table:formula="of:=[$Sheet1.L3]" office:value-type="float" office:value="-0.450481748146348" calcext:value-type="float">
            <text:p>-0.450481748146348</text:p>
          </table:table-cell>
          <table:table-cell table:formula="of:=[$Sheet1.P3]" office:value-type="float" office:value="-37.3466543740815" calcext:value-type="float">
            <text:p>-37.3466543740815</text:p>
          </table:table-cell>
          <table:table-cell table:formula="of:=[$Sheet1.T3]" office:value-type="float" office:value="-0.331676786443433" calcext:value-type="float">
            <text:p>-0.331676786443433</text:p>
          </table:table-cell>
          <table:table-cell table:formula="of:=[$Sheet1.X3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4]" office:value-type="float" office:value="-0.0494606606413946" calcext:value-type="float">
            <text:p>-0.049460660641395</text:p>
          </table:table-cell>
          <table:table-cell table:formula="of:=[$Sheet1.H4]" office:value-type="float" office:value="-4.00993723415606" calcext:value-type="float">
            <text:p>-4.00993723415606</text:p>
          </table:table-cell>
          <table:table-cell table:formula="of:=[$Sheet1.L4]" office:value-type="float" office:value="-0.450481748146348" calcext:value-type="float">
            <text:p>-0.450481748146348</text:p>
          </table:table-cell>
          <table:table-cell table:formula="of:=[$Sheet1.P4]" office:value-type="float" office:value="-37.3466543740815" calcext:value-type="float">
            <text:p>-37.3466543740815</text:p>
          </table:table-cell>
          <table:table-cell table:formula="of:=[$Sheet1.T4]" office:value-type="float" office:value="-0.331676786443433" calcext:value-type="float">
            <text:p>-0.331676786443433</text:p>
          </table:table-cell>
          <table:table-cell table:formula="of:=[$Sheet1.X4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5]" office:value-type="float" office:value="-0.0494606606413946" calcext:value-type="float">
            <text:p>-0.049460660641395</text:p>
          </table:table-cell>
          <table:table-cell table:formula="of:=[$Sheet1.H5]" office:value-type="float" office:value="-4.00993723415606" calcext:value-type="float">
            <text:p>-4.00993723415606</text:p>
          </table:table-cell>
          <table:table-cell table:formula="of:=[$Sheet1.L5]" office:value-type="float" office:value="-0.450481748146348" calcext:value-type="float">
            <text:p>-0.450481748146348</text:p>
          </table:table-cell>
          <table:table-cell table:formula="of:=[$Sheet1.P5]" office:value-type="float" office:value="-37.3466543740815" calcext:value-type="float">
            <text:p>-37.3466543740815</text:p>
          </table:table-cell>
          <table:table-cell table:formula="of:=[$Sheet1.T5]" office:value-type="float" office:value="-0.331676786443433" calcext:value-type="float">
            <text:p>-0.331676786443433</text:p>
          </table:table-cell>
          <table:table-cell table:formula="of:=[$Sheet1.X5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6]" office:value-type="float" office:value="-0.0494606606413946" calcext:value-type="float">
            <text:p>-0.049460660641395</text:p>
          </table:table-cell>
          <table:table-cell table:formula="of:=[$Sheet1.H6]" office:value-type="float" office:value="-4.00993723415606" calcext:value-type="float">
            <text:p>-4.00993723415606</text:p>
          </table:table-cell>
          <table:table-cell table:formula="of:=[$Sheet1.L6]" office:value-type="float" office:value="-0.450481748146348" calcext:value-type="float">
            <text:p>-0.450481748146348</text:p>
          </table:table-cell>
          <table:table-cell table:formula="of:=[$Sheet1.P6]" office:value-type="float" office:value="-37.3466543740815" calcext:value-type="float">
            <text:p>-37.3466543740815</text:p>
          </table:table-cell>
          <table:table-cell table:formula="of:=[$Sheet1.T6]" office:value-type="float" office:value="-0.331676786443433" calcext:value-type="float">
            <text:p>-0.331676786443433</text:p>
          </table:table-cell>
          <table:table-cell table:formula="of:=[$Sheet1.X6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7]" office:value-type="float" office:value="-0.0494606606413946" calcext:value-type="float">
            <text:p>-0.049460660641395</text:p>
          </table:table-cell>
          <table:table-cell table:formula="of:=[$Sheet1.H7]" office:value-type="float" office:value="-4.00993723415606" calcext:value-type="float">
            <text:p>-4.00993723415606</text:p>
          </table:table-cell>
          <table:table-cell table:formula="of:=[$Sheet1.L7]" office:value-type="float" office:value="-0.450481748146348" calcext:value-type="float">
            <text:p>-0.450481748146348</text:p>
          </table:table-cell>
          <table:table-cell table:formula="of:=[$Sheet1.P7]" office:value-type="float" office:value="-37.3466543740815" calcext:value-type="float">
            <text:p>-37.3466543740815</text:p>
          </table:table-cell>
          <table:table-cell table:formula="of:=[$Sheet1.T7]" office:value-type="float" office:value="-0.331676786443433" calcext:value-type="float">
            <text:p>-0.331676786443433</text:p>
          </table:table-cell>
          <table:table-cell table:formula="of:=[$Sheet1.X7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8]" office:value-type="float" office:value="-0.0494606606413946" calcext:value-type="float">
            <text:p>-0.049460660641395</text:p>
          </table:table-cell>
          <table:table-cell table:formula="of:=[$Sheet1.H8]" office:value-type="float" office:value="-2.35414911963681" calcext:value-type="float">
            <text:p>-2.35414911963681</text:p>
          </table:table-cell>
          <table:table-cell table:formula="of:=[$Sheet1.L8]" office:value-type="float" office:value="0.365808954869208" calcext:value-type="float">
            <text:p>0.365808954869208</text:p>
          </table:table-cell>
          <table:table-cell table:formula="of:=[$Sheet1.P8]" office:value-type="float" office:value="-37.3466543740815" calcext:value-type="float">
            <text:p>-37.3466543740815</text:p>
          </table:table-cell>
          <table:table-cell table:formula="of:=[$Sheet1.T8]" office:value-type="float" office:value="-0.331676786443433" calcext:value-type="float">
            <text:p>-0.331676786443433</text:p>
          </table:table-cell>
          <table:table-cell table:formula="of:=[$Sheet1.X8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D9]" office:value-type="float" office:value="-0.0494606606413946" calcext:value-type="float">
            <text:p>-0.049460660641395</text:p>
          </table:table-cell>
          <table:table-cell table:formula="of:=[$Sheet1.H9]" office:value-type="float" office:value="-2.21128089481981" calcext:value-type="float">
            <text:p>-2.21128089481981</text:p>
          </table:table-cell>
          <table:table-cell table:formula="of:=[$Sheet1.L9]" office:value-type="float" office:value="0.581502573831881" calcext:value-type="float">
            <text:p>0.581502573831881</text:p>
          </table:table-cell>
          <table:table-cell table:formula="of:=[$Sheet1.P9]" office:value-type="float" office:value="0.426939480575546" calcext:value-type="float">
            <text:p>0.426939480575546</text:p>
          </table:table-cell>
          <table:table-cell table:formula="of:=[$Sheet1.T9]" office:value-type="float" office:value="-0.331676786443433" calcext:value-type="float">
            <text:p>-0.331676786443433</text:p>
          </table:table-cell>
          <table:table-cell table:formula="of:=[$Sheet1.X9]" office:value-type="float" office:value="-2.24159302445707" calcext:value-type="float">
            <text:p>-2.24159302445707</text:p>
          </table:table-cell>
        </table:table-row>
        <table:table-row table:style-name="ro1">
          <table:table-cell table:formula="of:=[$Sheet1.D10]" office:value-type="float" office:value="-0.0494606606413946" calcext:value-type="float">
            <text:p>-0.049460660641395</text:p>
          </table:table-cell>
          <table:table-cell table:formula="of:=[$Sheet1.H10]" office:value-type="float" office:value="-0.184765067910228" calcext:value-type="float">
            <text:p>-0.184765067910228</text:p>
          </table:table-cell>
          <table:table-cell table:formula="of:=[$Sheet1.L10]" office:value-type="float" office:value="0.581502573831881" calcext:value-type="float">
            <text:p>0.581502573831881</text:p>
          </table:table-cell>
          <table:table-cell table:formula="of:=[$Sheet1.P10]" office:value-type="float" office:value="0.426939480575546" calcext:value-type="float">
            <text:p>0.426939480575546</text:p>
          </table:table-cell>
          <table:table-cell table:formula="of:=[$Sheet1.T10]" office:value-type="float" office:value="-0.331676786443433" calcext:value-type="float">
            <text:p>-0.331676786443433</text:p>
          </table:table-cell>
          <table:table-cell table:formula="of:=[$Sheet1.X10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D11]" office:value-type="float" office:value="0.039306505516178" calcext:value-type="float">
            <text:p>0.039306505516178</text:p>
          </table:table-cell>
          <table:table-cell table:formula="of:=[$Sheet1.H11]" office:value-type="float" office:value="-0.184765067910228" calcext:value-type="float">
            <text:p>-0.184765067910228</text:p>
          </table:table-cell>
          <table:table-cell table:formula="of:=[$Sheet1.L11]" office:value-type="float" office:value="0.930068982587635" calcext:value-type="float">
            <text:p>0.930068982587635</text:p>
          </table:table-cell>
          <table:table-cell table:formula="of:=[$Sheet1.P11]" office:value-type="float" office:value="0.621393470804449" calcext:value-type="float">
            <text:p>0.621393470804449</text:p>
          </table:table-cell>
          <table:table-cell table:formula="of:=[$Sheet1.T11]" office:value-type="float" office:value="-0.252513859379355" calcext:value-type="float">
            <text:p>-0.252513859379355</text:p>
          </table:table-cell>
          <table:table-cell table:formula="of:=[$Sheet1.X11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D12]" office:value-type="float" office:value="0.039306505516178" calcext:value-type="float">
            <text:p>0.039306505516178</text:p>
          </table:table-cell>
          <table:table-cell table:formula="of:=[$Sheet1.H12]" office:value-type="float" office:value="-0.184765067910228" calcext:value-type="float">
            <text:p>-0.184765067910228</text:p>
          </table:table-cell>
          <table:table-cell table:formula="of:=[$Sheet1.L12]" office:value-type="float" office:value="0.930068982587635" calcext:value-type="float">
            <text:p>0.930068982587635</text:p>
          </table:table-cell>
          <table:table-cell table:formula="of:=[$Sheet1.P12]" office:value-type="float" office:value="0.621393470804449" calcext:value-type="float">
            <text:p>0.621393470804449</text:p>
          </table:table-cell>
          <table:table-cell table:formula="of:=[$Sheet1.T12]" office:value-type="float" office:value="-0.252513859379355" calcext:value-type="float">
            <text:p>-0.252513859379355</text:p>
          </table:table-cell>
          <table:table-cell table:formula="of:=[$Sheet1.X12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D13]" office:value-type="float" office:value="0.144102201052907" calcext:value-type="float">
            <text:p>0.144102201052907</text:p>
          </table:table-cell>
          <table:table-cell table:formula="of:=[$Sheet1.H13]" office:value-type="float" office:value="-0.184765067910228" calcext:value-type="float">
            <text:p>-0.184765067910228</text:p>
          </table:table-cell>
          <table:table-cell table:formula="of:=[$Sheet1.L13]" office:value-type="float" office:value="0.930068982587635" calcext:value-type="float">
            <text:p>0.930068982587635</text:p>
          </table:table-cell>
          <table:table-cell table:formula="of:=[$Sheet1.P13]" office:value-type="float" office:value="0.621393470804449" calcext:value-type="float">
            <text:p>0.621393470804449</text:p>
          </table:table-cell>
          <table:table-cell table:formula="of:=[$Sheet1.T13]" office:value-type="float" office:value="-0.136277539167097" calcext:value-type="float">
            <text:p>-0.136277539167097</text:p>
          </table:table-cell>
          <table:table-cell table:formula="of:=[$Sheet1.X13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D14]" office:value-type="float" office:value="0.144102201052907" calcext:value-type="float">
            <text:p>0.144102201052907</text:p>
          </table:table-cell>
          <table:table-cell table:formula="of:=[$Sheet1.H14]" office:value-type="float" office:value="-0.184765067910228" calcext:value-type="float">
            <text:p>-0.184765067910228</text:p>
          </table:table-cell>
          <table:table-cell table:formula="of:=[$Sheet1.L14]" office:value-type="float" office:value="0.930068982587635" calcext:value-type="float">
            <text:p>0.930068982587635</text:p>
          </table:table-cell>
          <table:table-cell table:formula="of:=[$Sheet1.P14]" office:value-type="float" office:value="0.985469173254447" calcext:value-type="float">
            <text:p>0.985469173254447</text:p>
          </table:table-cell>
          <table:table-cell table:formula="of:=[$Sheet1.T14]" office:value-type="float" office:value="-0.136277539167097" calcext:value-type="float">
            <text:p>-0.136277539167097</text:p>
          </table:table-cell>
          <table:table-cell table:formula="of:=[$Sheet1.X14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D15]" office:value-type="float" office:value="0.144102201052907" calcext:value-type="float">
            <text:p>0.144102201052907</text:p>
          </table:table-cell>
          <table:table-cell table:formula="of:=[$Sheet1.H15]" office:value-type="float" office:value="-0.184765067910228" calcext:value-type="float">
            <text:p>-0.184765067910228</text:p>
          </table:table-cell>
          <table:table-cell table:formula="of:=[$Sheet1.L15]" office:value-type="float" office:value="0.930068982587635" calcext:value-type="float">
            <text:p>0.930068982587635</text:p>
          </table:table-cell>
          <table:table-cell table:formula="of:=[$Sheet1.P15]" office:value-type="float" office:value="0.985469173254447" calcext:value-type="float">
            <text:p>0.985469173254447</text:p>
          </table:table-cell>
          <table:table-cell table:formula="of:=[$Sheet1.T15]" office:value-type="float" office:value="-0.0161382431102162" calcext:value-type="float">
            <text:p>-0.016138243110216</text:p>
          </table:table-cell>
          <table:table-cell table:formula="of:=[$Sheet1.X15]" office:value-type="float" office:value="-1.80760336980277" calcext:value-type="float">
            <text:p>-1.80760336980277</text:p>
          </table:table-cell>
        </table:table-row>
        <table:table-row table:style-name="ro1">
          <table:table-cell table:formula="of:=[$Sheet1.D16]" office:value-type="float" office:value="0.144102201052907" calcext:value-type="float">
            <text:p>0.144102201052907</text:p>
          </table:table-cell>
          <table:table-cell table:formula="of:=[$Sheet1.H16]" office:value-type="float" office:value="1.00894417450059" calcext:value-type="float">
            <text:p>1.00894417450059</text:p>
          </table:table-cell>
          <table:table-cell table:formula="of:=[$Sheet1.L16]" office:value-type="float" office:value="0.930068982587635" calcext:value-type="float">
            <text:p>0.930068982587635</text:p>
          </table:table-cell>
          <table:table-cell table:formula="of:=[$Sheet1.P16]" office:value-type="float" office:value="0.985469173254447" calcext:value-type="float">
            <text:p>0.985469173254447</text:p>
          </table:table-cell>
          <table:table-cell table:formula="of:=[$Sheet1.T16]" office:value-type="float" office:value="-0.0161382431102162" calcext:value-type="float">
            <text:p>-0.016138243110216</text:p>
          </table:table-cell>
          <table:table-cell table:formula="of:=[$Sheet1.X16]" office:value-type="float" office:value="-1.80760336980277" calcext:value-type="float">
            <text:p>-1.80760336980277</text:p>
          </table:table-cell>
        </table:table-row>
        <table:table-row table:style-name="ro1">
          <table:table-cell table:formula="of:=[$Sheet1.D17]" office:value-type="float" office:value="0.144102201052907" calcext:value-type="float">
            <text:p>0.144102201052907</text:p>
          </table:table-cell>
          <table:table-cell table:formula="of:=[$Sheet1.H17]" office:value-type="float" office:value="1.00894417450059" calcext:value-type="float">
            <text:p>1.00894417450059</text:p>
          </table:table-cell>
          <table:table-cell table:formula="of:=[$Sheet1.L17]" office:value-type="float" office:value="0.930068982587635" calcext:value-type="float">
            <text:p>0.930068982587635</text:p>
          </table:table-cell>
          <table:table-cell table:formula="of:=[$Sheet1.P17]" office:value-type="float" office:value="0.985469173254447" calcext:value-type="float">
            <text:p>0.985469173254447</text:p>
          </table:table-cell>
          <table:table-cell table:formula="of:=[$Sheet1.T17]" office:value-type="float" office:value="-0.0161382431102162" calcext:value-type="float">
            <text:p>-0.016138243110216</text:p>
          </table:table-cell>
          <table:table-cell table:formula="of:=[$Sheet1.X17]" office:value-type="float" office:value="-1.34065527182368" calcext:value-type="float">
            <text:p>-1.34065527182368</text:p>
          </table:table-cell>
        </table:table-row>
        <table:table-row table:style-name="ro1">
          <table:table-cell table:formula="of:=[$Sheet1.D18]" office:value-type="float" office:value="0.144102201052907" calcext:value-type="float">
            <text:p>0.144102201052907</text:p>
          </table:table-cell>
          <table:table-cell table:formula="of:=[$Sheet1.H18]" office:value-type="float" office:value="1.00894417450059" calcext:value-type="float">
            <text:p>1.00894417450059</text:p>
          </table:table-cell>
          <table:table-cell table:formula="of:=[$Sheet1.L18]" office:value-type="float" office:value="0.930068982587635" calcext:value-type="float">
            <text:p>0.930068982587635</text:p>
          </table:table-cell>
          <table:table-cell table:formula="of:=[$Sheet1.P18]" office:value-type="float" office:value="0.985469173254447" calcext:value-type="float">
            <text:p>0.985469173254447</text:p>
          </table:table-cell>
          <table:table-cell table:formula="of:=[$Sheet1.T18]" office:value-type="float" office:value="-0.0161382431102162" calcext:value-type="float">
            <text:p>-0.016138243110216</text:p>
          </table:table-cell>
          <table:table-cell table:formula="of:=[$Sheet1.X18]" office:value-type="float" office:value="-0.985419743958963" calcext:value-type="float">
            <text:p>-0.985419743958963</text:p>
          </table:table-cell>
        </table:table-row>
        <table:table-row table:style-name="ro1">
          <table:table-cell table:formula="of:=[$Sheet1.D19]" office:value-type="float" office:value="0.144102201052907" calcext:value-type="float">
            <text:p>0.144102201052907</text:p>
          </table:table-cell>
          <table:table-cell table:formula="of:=[$Sheet1.H19]" office:value-type="float" office:value="1.00894417450059" calcext:value-type="float">
            <text:p>1.00894417450059</text:p>
          </table:table-cell>
          <table:table-cell table:formula="of:=[$Sheet1.L19]" office:value-type="float" office:value="1.02346298204517" calcext:value-type="float">
            <text:p>1.02346298204517</text:p>
          </table:table-cell>
          <table:table-cell table:formula="of:=[$Sheet1.P19]" office:value-type="float" office:value="0.985469173254447" calcext:value-type="float">
            <text:p>0.985469173254447</text:p>
          </table:table-cell>
          <table:table-cell table:formula="of:=[$Sheet1.T19]" office:value-type="float" office:value="-0.00862464955992737" calcext:value-type="float">
            <text:p>-0.008624649559927</text:p>
          </table:table-cell>
          <table:table-cell table:formula="of:=[$Sheet1.X19]" office:value-type="float" office:value="0.393294549281387" calcext:value-type="float">
            <text:p>0.393294549281387</text:p>
          </table:table-cell>
        </table:table-row>
        <table:table-row table:style-name="ro1">
          <table:table-cell table:formula="of:=[$Sheet1.D20]" office:value-type="float" office:value="0.144102201052907" calcext:value-type="float">
            <text:p>0.144102201052907</text:p>
          </table:table-cell>
          <table:table-cell table:formula="of:=[$Sheet1.H20]" office:value-type="float" office:value="1.01324172543952" calcext:value-type="float">
            <text:p>1.01324172543952</text:p>
          </table:table-cell>
          <table:table-cell table:formula="of:=[$Sheet1.L20]" office:value-type="float" office:value="1.02346298204517" calcext:value-type="float">
            <text:p>1.02346298204517</text:p>
          </table:table-cell>
          <table:table-cell table:formula="of:=[$Sheet1.P20]" office:value-type="float" office:value="0.985469173254447" calcext:value-type="float">
            <text:p>0.985469173254447</text:p>
          </table:table-cell>
          <table:table-cell table:formula="of:=[$Sheet1.T20]" office:value-type="float" office:value="-0.00862464955992737" calcext:value-type="float">
            <text:p>-0.008624649559927</text:p>
          </table:table-cell>
          <table:table-cell table:formula="of:=[$Sheet1.X20]" office:value-type="float" office:value="0.5699357462464" calcext:value-type="float">
            <text:p>0.5699357462464</text:p>
          </table:table-cell>
        </table:table-row>
        <table:table-row table:style-name="ro1">
          <table:table-cell table:formula="of:=[$Sheet1.D21]" office:value-type="float" office:value="0.144102201052907" calcext:value-type="float">
            <text:p>0.144102201052907</text:p>
          </table:table-cell>
          <table:table-cell table:formula="of:=[$Sheet1.H21]" office:value-type="float" office:value="1.01324172543952" calcext:value-type="float">
            <text:p>1.01324172543952</text:p>
          </table:table-cell>
          <table:table-cell table:formula="of:=[$Sheet1.L21]" office:value-type="float" office:value="1.02346298204517" calcext:value-type="float">
            <text:p>1.02346298204517</text:p>
          </table:table-cell>
          <table:table-cell table:formula="of:=[$Sheet1.P21]" office:value-type="float" office:value="0.985469173254447" calcext:value-type="float">
            <text:p>0.985469173254447</text:p>
          </table:table-cell>
          <table:table-cell table:formula="of:=[$Sheet1.T21]" office:value-type="float" office:value="-0.00862464955992737" calcext:value-type="float">
            <text:p>-0.008624649559927</text:p>
          </table:table-cell>
          <table:table-cell table:formula="of:=[$Sheet1.X21]" office:value-type="float" office:value="0.78193249389524" calcext:value-type="float">
            <text:p>0.78193249389524</text:p>
          </table:table-cell>
        </table:table-row>
        <table:table-row table:style-name="ro1">
          <table:table-cell table:formula="of:=[$Sheet1.D22]" office:value-type="float" office:value="0.614210596452328" calcext:value-type="float">
            <text:p>0.614210596452328</text:p>
          </table:table-cell>
          <table:table-cell table:formula="of:=[$Sheet1.H22]" office:value-type="float" office:value="1.01324172543952" calcext:value-type="float">
            <text:p>1.01324172543952</text:p>
          </table:table-cell>
          <table:table-cell table:formula="of:=[$Sheet1.L22]" office:value-type="float" office:value="1.02346298204517" calcext:value-type="float">
            <text:p>1.02346298204517</text:p>
          </table:table-cell>
          <table:table-cell table:formula="of:=[$Sheet1.P22]" office:value-type="float" office:value="0.985469173254447" calcext:value-type="float">
            <text:p>0.985469173254447</text:p>
          </table:table-cell>
          <table:table-cell table:formula="of:=[$Sheet1.T22]" office:value-type="float" office:value="-0.00862464955992737" calcext:value-type="float">
            <text:p>-0.008624649559927</text:p>
          </table:table-cell>
          <table:table-cell table:formula="of:=[$Sheet1.X22]" office:value-type="float" office:value="0.926141091284126" calcext:value-type="float">
            <text:p>0.926141091284126</text:p>
          </table:table-cell>
        </table:table-row>
        <table:table-row table:style-name="ro1">
          <table:table-cell table:formula="of:=[$Sheet1.D23]" office:value-type="float" office:value="0.734012022743882" calcext:value-type="float">
            <text:p>0.734012022743882</text:p>
          </table:table-cell>
          <table:table-cell table:formula="of:=[$Sheet1.H23]" office:value-type="float" office:value="1.01324172543952" calcext:value-type="float">
            <text:p>1.01324172543952</text:p>
          </table:table-cell>
          <table:table-cell table:formula="of:=[$Sheet1.L23]" office:value-type="float" office:value="1.02346298204517" calcext:value-type="float">
            <text:p>1.02346298204517</text:p>
          </table:table-cell>
          <table:table-cell table:formula="of:=[$Sheet1.P23]" office:value-type="float" office:value="1.02894406750089" calcext:value-type="float">
            <text:p>1.02894406750089</text:p>
          </table:table-cell>
          <table:table-cell table:formula="of:=[$Sheet1.T23]" office:value-type="float" office:value="-0.00862464955992737" calcext:value-type="float">
            <text:p>-0.008624649559927</text:p>
          </table:table-cell>
          <table:table-cell table:formula="of:=[$Sheet1.X23]" office:value-type="float" office:value="0.926141091284126" calcext:value-type="float">
            <text:p>0.926141091284126</text:p>
          </table:table-cell>
        </table:table-row>
        <table:table-row table:style-name="ro1">
          <table:table-cell table:formula="of:=[$Sheet1.D24]" office:value-type="float" office:value="0.734012022743882" calcext:value-type="float">
            <text:p>0.734012022743882</text:p>
          </table:table-cell>
          <table:table-cell table:formula="of:=[$Sheet1.H24]" office:value-type="float" office:value="1.01324172543952" calcext:value-type="float">
            <text:p>1.01324172543952</text:p>
          </table:table-cell>
          <table:table-cell table:formula="of:=[$Sheet1.L24]" office:value-type="float" office:value="1.02346298204517" calcext:value-type="float">
            <text:p>1.02346298204517</text:p>
          </table:table-cell>
          <table:table-cell table:formula="of:=[$Sheet1.P24]" office:value-type="float" office:value="1.02894406750089" calcext:value-type="float">
            <text:p>1.02894406750089</text:p>
          </table:table-cell>
          <table:table-cell table:formula="of:=[$Sheet1.T24]" office:value-type="float" office:value="-0.00862464955992737" calcext:value-type="float">
            <text:p>-0.008624649559927</text:p>
          </table:table-cell>
          <table:table-cell table:formula="of:=[$Sheet1.X24]" office:value-type="float" office:value="0.957818811794684" calcext:value-type="float">
            <text:p>0.957818811794684</text:p>
          </table:table-cell>
        </table:table-row>
        <table:table-row table:style-name="ro1">
          <table:table-cell table:formula="of:=[$Sheet1.D25]" office:value-type="float" office:value="0.849443410246684" calcext:value-type="float">
            <text:p>0.849443410246684</text:p>
          </table:table-cell>
          <table:table-cell table:formula="of:=[$Sheet1.H25]" office:value-type="float" office:value="1.01324172543952" calcext:value-type="float">
            <text:p>1.01324172543952</text:p>
          </table:table-cell>
          <table:table-cell table:formula="of:=[$Sheet1.L25]" office:value-type="float" office:value="1.02346298204517" calcext:value-type="float">
            <text:p>1.02346298204517</text:p>
          </table:table-cell>
          <table:table-cell table:formula="of:=[$Sheet1.P25]" office:value-type="float" office:value="1.02894406750089" calcext:value-type="float">
            <text:p>1.02894406750089</text:p>
          </table:table-cell>
          <table:table-cell table:formula="of:=[$Sheet1.T25]" office:value-type="float" office:value="-0.00862464955992737" calcext:value-type="float">
            <text:p>-0.008624649559927</text:p>
          </table:table-cell>
          <table:table-cell table:formula="of:=[$Sheet1.X25]" office:value-type="float" office:value="0.981172155795642" calcext:value-type="float">
            <text:p>0.981172155795642</text:p>
          </table:table-cell>
        </table:table-row>
        <table:table-row table:style-name="ro1">
          <table:table-cell table:formula="of:=[$Sheet1.D26]" office:value-type="float" office:value="0.849443410246684" calcext:value-type="float">
            <text:p>0.849443410246684</text:p>
          </table:table-cell>
          <table:table-cell table:formula="of:=[$Sheet1.H26]" office:value-type="float" office:value="1.01324172543952" calcext:value-type="float">
            <text:p>1.01324172543952</text:p>
          </table:table-cell>
          <table:table-cell table:formula="of:=[$Sheet1.L26]" office:value-type="float" office:value="1.02346298204517" calcext:value-type="float">
            <text:p>1.02346298204517</text:p>
          </table:table-cell>
          <table:table-cell table:formula="of:=[$Sheet1.P26]" office:value-type="float" office:value="1.02894406750089" calcext:value-type="float">
            <text:p>1.02894406750089</text:p>
          </table:table-cell>
          <table:table-cell table:formula="of:=[$Sheet1.T26]" office:value-type="float" office:value="-0.00862464955992737" calcext:value-type="float">
            <text:p>-0.008624649559927</text:p>
          </table:table-cell>
          <table:table-cell table:formula="of:=[$Sheet1.X26]" office:value-type="float" office:value="0.981172155795642" calcext:value-type="float">
            <text:p>0.981172155795642</text:p>
          </table:table-cell>
        </table:table-row>
        <table:table-row table:style-name="ro1">
          <table:table-cell table:formula="of:=[$Sheet1.D27]" office:value-type="float" office:value="0.926032306979491" calcext:value-type="float">
            <text:p>0.926032306979491</text:p>
          </table:table-cell>
          <table:table-cell table:formula="of:=[$Sheet1.H27]" office:value-type="float" office:value="1.01324172543952" calcext:value-type="float">
            <text:p>1.01324172543952</text:p>
          </table:table-cell>
          <table:table-cell table:formula="of:=[$Sheet1.L27]" office:value-type="float" office:value="1.02346298204517" calcext:value-type="float">
            <text:p>1.02346298204517</text:p>
          </table:table-cell>
          <table:table-cell table:formula="of:=[$Sheet1.P27]" office:value-type="float" office:value="1.02894406750089" calcext:value-type="float">
            <text:p>1.02894406750089</text:p>
          </table:table-cell>
          <table:table-cell table:formula="of:=[$Sheet1.T27]" office:value-type="float" office:value="-0.00862464955992737" calcext:value-type="float">
            <text:p>-0.008624649559927</text:p>
          </table:table-cell>
          <table:table-cell table:formula="of:=[$Sheet1.X27]" office:value-type="float" office:value="0.983145694670976" calcext:value-type="float">
            <text:p>0.983145694670976</text:p>
          </table:table-cell>
        </table:table-row>
        <table:table-row table:style-name="ro1">
          <table:table-cell table:formula="of:=[$Sheet1.D28]" office:value-type="float" office:value="0.926032306979491" calcext:value-type="float">
            <text:p>0.926032306979491</text:p>
          </table:table-cell>
          <table:table-cell table:formula="of:=[$Sheet1.H28]" office:value-type="float" office:value="1.01324172543952" calcext:value-type="float">
            <text:p>1.01324172543952</text:p>
          </table:table-cell>
          <table:table-cell table:formula="of:=[$Sheet1.L28]" office:value-type="float" office:value="1.02346298204517" calcext:value-type="float">
            <text:p>1.02346298204517</text:p>
          </table:table-cell>
          <table:table-cell table:formula="of:=[$Sheet1.P28]" office:value-type="float" office:value="1.02894406750089" calcext:value-type="float">
            <text:p>1.02894406750089</text:p>
          </table:table-cell>
          <table:table-cell table:formula="of:=[$Sheet1.T28]" office:value-type="float" office:value="-0.00862464955992737" calcext:value-type="float">
            <text:p>-0.008624649559927</text:p>
          </table:table-cell>
          <table:table-cell table:formula="of:=[$Sheet1.X28]" office:value-type="float" office:value="1.00719244858799" calcext:value-type="float">
            <text:p>1.00719244858799</text:p>
          </table:table-cell>
        </table:table-row>
        <table:table-row table:style-name="ro1">
          <table:table-cell table:formula="of:=[$Sheet1.D29]" office:value-type="float" office:value="0.926032306979491" calcext:value-type="float">
            <text:p>0.926032306979491</text:p>
          </table:table-cell>
          <table:table-cell table:formula="of:=[$Sheet1.H29]" office:value-type="float" office:value="1.01324172543952" calcext:value-type="float">
            <text:p>1.01324172543952</text:p>
          </table:table-cell>
          <table:table-cell table:formula="of:=[$Sheet1.L29]" office:value-type="float" office:value="1.02346298204517" calcext:value-type="float">
            <text:p>1.02346298204517</text:p>
          </table:table-cell>
          <table:table-cell table:formula="of:=[$Sheet1.P29]" office:value-type="float" office:value="1.02894406750089" calcext:value-type="float">
            <text:p>1.02894406750089</text:p>
          </table:table-cell>
          <table:table-cell table:formula="of:=[$Sheet1.T29]" office:value-type="float" office:value="-0.00862464955992737" calcext:value-type="float">
            <text:p>-0.008624649559927</text:p>
          </table:table-cell>
          <table:table-cell table:formula="of:=[$Sheet1.X29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0]" office:value-type="float" office:value="0.976340188110539" calcext:value-type="float">
            <text:p>0.976340188110539</text:p>
          </table:table-cell>
          <table:table-cell table:formula="of:=[$Sheet1.H30]" office:value-type="float" office:value="1.01324172543952" calcext:value-type="float">
            <text:p>1.01324172543952</text:p>
          </table:table-cell>
          <table:table-cell table:formula="of:=[$Sheet1.L30]" office:value-type="float" office:value="1.02787379580379" calcext:value-type="float">
            <text:p>1.02787379580379</text:p>
          </table:table-cell>
          <table:table-cell table:formula="of:=[$Sheet1.P30]" office:value-type="float" office:value="1.02894406750089" calcext:value-type="float">
            <text:p>1.02894406750089</text:p>
          </table:table-cell>
          <table:table-cell table:formula="of:=[$Sheet1.T30]" office:value-type="float" office:value="-0.00105585670260355" calcext:value-type="float">
            <text:p>-0.001055856702604</text:p>
          </table:table-cell>
          <table:table-cell table:formula="of:=[$Sheet1.X30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1]" office:value-type="float" office:value="1.01145814372428" calcext:value-type="float">
            <text:p>1.01145814372428</text:p>
          </table:table-cell>
          <table:table-cell table:formula="of:=[$Sheet1.H31]" office:value-type="float" office:value="1.02716465911924" calcext:value-type="float">
            <text:p>1.02716465911924</text:p>
          </table:table-cell>
          <table:table-cell table:formula="of:=[$Sheet1.L31]" office:value-type="float" office:value="1.02787379580379" calcext:value-type="float">
            <text:p>1.02787379580379</text:p>
          </table:table-cell>
          <table:table-cell table:formula="of:=[$Sheet1.P31]" office:value-type="float" office:value="1.02894406750089" calcext:value-type="float">
            <text:p>1.02894406750089</text:p>
          </table:table-cell>
          <table:table-cell table:formula="of:=[$Sheet1.T31]" office:value-type="float" office:value="-0.00105585670260355" calcext:value-type="float">
            <text:p>-0.001055856702604</text:p>
          </table:table-cell>
          <table:table-cell table:formula="of:=[$Sheet1.X31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2]" office:value-type="float" office:value="1.02212732398321" calcext:value-type="float">
            <text:p>1.02212732398321</text:p>
          </table:table-cell>
          <table:table-cell table:formula="of:=[$Sheet1.H32]" office:value-type="float" office:value="1.02716465911924" calcext:value-type="float">
            <text:p>1.02716465911924</text:p>
          </table:table-cell>
          <table:table-cell table:formula="of:=[$Sheet1.L32]" office:value-type="float" office:value="1.02787379580379" calcext:value-type="float">
            <text:p>1.02787379580379</text:p>
          </table:table-cell>
          <table:table-cell table:formula="of:=[$Sheet1.P32]" office:value-type="float" office:value="1.02894406750089" calcext:value-type="float">
            <text:p>1.02894406750089</text:p>
          </table:table-cell>
          <table:table-cell table:formula="of:=[$Sheet1.T32]" office:value-type="float" office:value="-0.00105585670260355" calcext:value-type="float">
            <text:p>-0.001055856702604</text:p>
          </table:table-cell>
          <table:table-cell table:formula="of:=[$Sheet1.X32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3]" office:value-type="float" office:value="1.02212732398321" calcext:value-type="float">
            <text:p>1.02212732398321</text:p>
          </table:table-cell>
          <table:table-cell table:formula="of:=[$Sheet1.H33]" office:value-type="float" office:value="1.02716465911924" calcext:value-type="float">
            <text:p>1.02716465911924</text:p>
          </table:table-cell>
          <table:table-cell table:formula="of:=[$Sheet1.L33]" office:value-type="float" office:value="1.02787379580379" calcext:value-type="float">
            <text:p>1.02787379580379</text:p>
          </table:table-cell>
          <table:table-cell table:formula="of:=[$Sheet1.P33]" office:value-type="float" office:value="1.02894406750089" calcext:value-type="float">
            <text:p>1.02894406750089</text:p>
          </table:table-cell>
          <table:table-cell table:formula="of:=[$Sheet1.T33]" office:value-type="float" office:value="-0.00105585670260355" calcext:value-type="float">
            <text:p>-0.001055856702604</text:p>
          </table:table-cell>
          <table:table-cell table:formula="of:=[$Sheet1.X33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4]" office:value-type="float" office:value="1.02212732398321" calcext:value-type="float">
            <text:p>1.02212732398321</text:p>
          </table:table-cell>
          <table:table-cell table:formula="of:=[$Sheet1.H34]" office:value-type="float" office:value="1.02716465911924" calcext:value-type="float">
            <text:p>1.02716465911924</text:p>
          </table:table-cell>
          <table:table-cell table:formula="of:=[$Sheet1.L34]" office:value-type="float" office:value="1.02787379580379" calcext:value-type="float">
            <text:p>1.02787379580379</text:p>
          </table:table-cell>
          <table:table-cell table:formula="of:=[$Sheet1.P34]" office:value-type="float" office:value="1.02894406750089" calcext:value-type="float">
            <text:p>1.02894406750089</text:p>
          </table:table-cell>
          <table:table-cell table:formula="of:=[$Sheet1.T34]" office:value-type="float" office:value="-0.00105585670260355" calcext:value-type="float">
            <text:p>-0.001055856702604</text:p>
          </table:table-cell>
          <table:table-cell table:formula="of:=[$Sheet1.X34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D35]" office:value-type="float" office:value="1.02212732398321" calcext:value-type="float">
            <text:p>1.02212732398321</text:p>
          </table:table-cell>
          <table:table-cell table:formula="of:=[$Sheet1.H35]" office:value-type="float" office:value="1.02716465911924" calcext:value-type="float">
            <text:p>1.02716465911924</text:p>
          </table:table-cell>
          <table:table-cell table:formula="of:=[$Sheet1.L35]" office:value-type="float" office:value="1.02787379580379" calcext:value-type="float">
            <text:p>1.02787379580379</text:p>
          </table:table-cell>
          <table:table-cell table:formula="of:=[$Sheet1.P35]" office:value-type="float" office:value="1.02894406750089" calcext:value-type="float">
            <text:p>1.02894406750089</text:p>
          </table:table-cell>
          <table:table-cell table:formula="of:=[$Sheet1.T35]" office:value-type="float" office:value="-0.00105585670260355" calcext:value-type="float">
            <text:p>-0.001055856702604</text:p>
          </table:table-cell>
          <table:table-cell table:formula="of:=[$Sheet1.X35]" office:value-type="float" office:value="1.03043420153767" calcext:value-type="float">
            <text:p>1.03043420153767</text:p>
          </table:table-cell>
        </table:table-row>
        <table:table-row table:style-name="ro1">
          <table:table-cell table:formula="of:=[$Sheet1.D36]" office:value-type="float" office:value="1.02212732398321" calcext:value-type="float">
            <text:p>1.02212732398321</text:p>
          </table:table-cell>
          <table:table-cell table:formula="of:=[$Sheet1.H36]" office:value-type="float" office:value="1.02716465911924" calcext:value-type="float">
            <text:p>1.02716465911924</text:p>
          </table:table-cell>
          <table:table-cell table:formula="of:=[$Sheet1.L36]" office:value-type="float" office:value="1.02787379580379" calcext:value-type="float">
            <text:p>1.02787379580379</text:p>
          </table:table-cell>
          <table:table-cell table:formula="of:=[$Sheet1.P36]" office:value-type="float" office:value="1.02894406750089" calcext:value-type="float">
            <text:p>1.02894406750089</text:p>
          </table:table-cell>
          <table:table-cell table:formula="of:=[$Sheet1.T36]" office:value-type="float" office:value="-0.00105585670260355" calcext:value-type="float">
            <text:p>-0.001055856702604</text:p>
          </table:table-cell>
          <table:table-cell table:formula="of:=[$Sheet1.X36]" office:value-type="float" office:value="1.03043420153767" calcext:value-type="float">
            <text:p>1.03043420153767</text:p>
          </table:table-cell>
        </table:table-row>
        <table:table-row table:style-name="ro1">
          <table:table-cell table:formula="of:=[$Sheet1.D37]" office:value-type="float" office:value="1.02212732398321" calcext:value-type="float">
            <text:p>1.02212732398321</text:p>
          </table:table-cell>
          <table:table-cell table:formula="of:=[$Sheet1.H37]" office:value-type="float" office:value="1.02716465911924" calcext:value-type="float">
            <text:p>1.02716465911924</text:p>
          </table:table-cell>
          <table:table-cell table:formula="of:=[$Sheet1.L37]" office:value-type="float" office:value="1.02787379580379" calcext:value-type="float">
            <text:p>1.02787379580379</text:p>
          </table:table-cell>
          <table:table-cell table:formula="of:=[$Sheet1.P37]" office:value-type="float" office:value="1.02894406750089" calcext:value-type="float">
            <text:p>1.02894406750089</text:p>
          </table:table-cell>
          <table:table-cell table:formula="of:=[$Sheet1.T37]" office:value-type="float" office:value="-0.00105585670260355" calcext:value-type="float">
            <text:p>-0.001055856702604</text:p>
          </table:table-cell>
          <table:table-cell table:formula="of:=[$Sheet1.X37]" office:value-type="float" office:value="1.03043420153767" calcext:value-type="float">
            <text:p>1.03043420153767</text:p>
          </table:table-cell>
        </table:table-row>
        <table:table-row table:style-name="ro1">
          <table:table-cell table:formula="of:=[$Sheet1.D38]" office:value-type="float" office:value="1.02212732398321" calcext:value-type="float">
            <text:p>1.02212732398321</text:p>
          </table:table-cell>
          <table:table-cell table:formula="of:=[$Sheet1.H38]" office:value-type="float" office:value="1.02716465911924" calcext:value-type="float">
            <text:p>1.02716465911924</text:p>
          </table:table-cell>
          <table:table-cell table:formula="of:=[$Sheet1.L38]" office:value-type="float" office:value="1.02787379580379" calcext:value-type="float">
            <text:p>1.02787379580379</text:p>
          </table:table-cell>
          <table:table-cell table:formula="of:=[$Sheet1.P38]" office:value-type="float" office:value="1.02894406750089" calcext:value-type="float">
            <text:p>1.02894406750089</text:p>
          </table:table-cell>
          <table:table-cell table:formula="of:=[$Sheet1.T38]" office:value-type="float" office:value="-0.00105585670260355" calcext:value-type="float">
            <text:p>-0.001055856702604</text:p>
          </table:table-cell>
          <table:table-cell table:formula="of:=[$Sheet1.X3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39]" office:value-type="float" office:value="1.02212732398321" calcext:value-type="float">
            <text:p>1.02212732398321</text:p>
          </table:table-cell>
          <table:table-cell table:formula="of:=[$Sheet1.H39]" office:value-type="float" office:value="1.02716465911924" calcext:value-type="float">
            <text:p>1.02716465911924</text:p>
          </table:table-cell>
          <table:table-cell table:formula="of:=[$Sheet1.L39]" office:value-type="float" office:value="1.02787379580379" calcext:value-type="float">
            <text:p>1.02787379580379</text:p>
          </table:table-cell>
          <table:table-cell table:formula="of:=[$Sheet1.P39]" office:value-type="float" office:value="1.02894406750089" calcext:value-type="float">
            <text:p>1.02894406750089</text:p>
          </table:table-cell>
          <table:table-cell table:formula="of:=[$Sheet1.T39]" office:value-type="float" office:value="-0.00105585670260355" calcext:value-type="float">
            <text:p>-0.001055856702604</text:p>
          </table:table-cell>
          <table:table-cell table:formula="of:=[$Sheet1.X3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0]" office:value-type="float" office:value="1.02212732398321" calcext:value-type="float">
            <text:p>1.02212732398321</text:p>
          </table:table-cell>
          <table:table-cell table:formula="of:=[$Sheet1.H40]" office:value-type="float" office:value="1.02716465911924" calcext:value-type="float">
            <text:p>1.02716465911924</text:p>
          </table:table-cell>
          <table:table-cell table:formula="of:=[$Sheet1.L40]" office:value-type="float" office:value="1.02787379580379" calcext:value-type="float">
            <text:p>1.02787379580379</text:p>
          </table:table-cell>
          <table:table-cell table:formula="of:=[$Sheet1.P40]" office:value-type="float" office:value="1.02894406750089" calcext:value-type="float">
            <text:p>1.02894406750089</text:p>
          </table:table-cell>
          <table:table-cell table:formula="of:=[$Sheet1.T40]" office:value-type="float" office:value="-0.00105585670260355" calcext:value-type="float">
            <text:p>-0.001055856702604</text:p>
          </table:table-cell>
          <table:table-cell table:formula="of:=[$Sheet1.X4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1]" office:value-type="float" office:value="1.02212732398321" calcext:value-type="float">
            <text:p>1.02212732398321</text:p>
          </table:table-cell>
          <table:table-cell table:formula="of:=[$Sheet1.H41]" office:value-type="float" office:value="1.02716465911924" calcext:value-type="float">
            <text:p>1.02716465911924</text:p>
          </table:table-cell>
          <table:table-cell table:formula="of:=[$Sheet1.L41]" office:value-type="float" office:value="1.02787379580379" calcext:value-type="float">
            <text:p>1.02787379580379</text:p>
          </table:table-cell>
          <table:table-cell table:formula="of:=[$Sheet1.P41]" office:value-type="float" office:value="1.02894406750089" calcext:value-type="float">
            <text:p>1.02894406750089</text:p>
          </table:table-cell>
          <table:table-cell table:formula="of:=[$Sheet1.T41]" office:value-type="float" office:value="-0.00105585670260355" calcext:value-type="float">
            <text:p>-0.001055856702604</text:p>
          </table:table-cell>
          <table:table-cell table:formula="of:=[$Sheet1.X4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2]" office:value-type="float" office:value="1.02212732398321" calcext:value-type="float">
            <text:p>1.02212732398321</text:p>
          </table:table-cell>
          <table:table-cell table:formula="of:=[$Sheet1.H42]" office:value-type="float" office:value="1.02716465911924" calcext:value-type="float">
            <text:p>1.02716465911924</text:p>
          </table:table-cell>
          <table:table-cell table:formula="of:=[$Sheet1.L42]" office:value-type="float" office:value="1.02787379580379" calcext:value-type="float">
            <text:p>1.02787379580379</text:p>
          </table:table-cell>
          <table:table-cell table:formula="of:=[$Sheet1.P42]" office:value-type="float" office:value="1.02894406750089" calcext:value-type="float">
            <text:p>1.02894406750089</text:p>
          </table:table-cell>
          <table:table-cell table:formula="of:=[$Sheet1.T42]" office:value-type="float" office:value="-0.00105585670260355" calcext:value-type="float">
            <text:p>-0.001055856702604</text:p>
          </table:table-cell>
          <table:table-cell table:formula="of:=[$Sheet1.X4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3]" office:value-type="float" office:value="1.02212732398321" calcext:value-type="float">
            <text:p>1.02212732398321</text:p>
          </table:table-cell>
          <table:table-cell table:formula="of:=[$Sheet1.H43]" office:value-type="float" office:value="1.02716465911924" calcext:value-type="float">
            <text:p>1.02716465911924</text:p>
          </table:table-cell>
          <table:table-cell table:formula="of:=[$Sheet1.L43]" office:value-type="float" office:value="1.02787379580379" calcext:value-type="float">
            <text:p>1.02787379580379</text:p>
          </table:table-cell>
          <table:table-cell table:formula="of:=[$Sheet1.P43]" office:value-type="float" office:value="1.02894406750089" calcext:value-type="float">
            <text:p>1.02894406750089</text:p>
          </table:table-cell>
          <table:table-cell table:formula="of:=[$Sheet1.T43]" office:value-type="float" office:value="-0.00105585670260355" calcext:value-type="float">
            <text:p>-0.001055856702604</text:p>
          </table:table-cell>
          <table:table-cell table:formula="of:=[$Sheet1.X4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4]" office:value-type="float" office:value="1.03096592162849" calcext:value-type="float">
            <text:p>1.03096592162849</text:p>
          </table:table-cell>
          <table:table-cell table:formula="of:=[$Sheet1.H44]" office:value-type="float" office:value="1.02716465911924" calcext:value-type="float">
            <text:p>1.02716465911924</text:p>
          </table:table-cell>
          <table:table-cell table:formula="of:=[$Sheet1.L44]" office:value-type="float" office:value="1.02787379580379" calcext:value-type="float">
            <text:p>1.02787379580379</text:p>
          </table:table-cell>
          <table:table-cell table:formula="of:=[$Sheet1.P44]" office:value-type="float" office:value="1.02894406750089" calcext:value-type="float">
            <text:p>1.02894406750089</text:p>
          </table:table-cell>
          <table:table-cell table:formula="of:=[$Sheet1.T44]" office:value-type="float" office:value="-0.00105585670260355" calcext:value-type="float">
            <text:p>-0.001055856702604</text:p>
          </table:table-cell>
          <table:table-cell table:formula="of:=[$Sheet1.X4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5]" office:value-type="float" office:value="1.03096592162849" calcext:value-type="float">
            <text:p>1.03096592162849</text:p>
          </table:table-cell>
          <table:table-cell table:formula="of:=[$Sheet1.H45]" office:value-type="float" office:value="1.02716465911924" calcext:value-type="float">
            <text:p>1.02716465911924</text:p>
          </table:table-cell>
          <table:table-cell table:formula="of:=[$Sheet1.L45]" office:value-type="float" office:value="1.02787379580379" calcext:value-type="float">
            <text:p>1.02787379580379</text:p>
          </table:table-cell>
          <table:table-cell table:formula="of:=[$Sheet1.P45]" office:value-type="float" office:value="1.02894406750089" calcext:value-type="float">
            <text:p>1.02894406750089</text:p>
          </table:table-cell>
          <table:table-cell table:formula="of:=[$Sheet1.T45]" office:value-type="float" office:value="-0.00105585670260355" calcext:value-type="float">
            <text:p>-0.001055856702604</text:p>
          </table:table-cell>
          <table:table-cell table:formula="of:=[$Sheet1.X4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6]" office:value-type="float" office:value="1.03096592162849" calcext:value-type="float">
            <text:p>1.03096592162849</text:p>
          </table:table-cell>
          <table:table-cell table:formula="of:=[$Sheet1.H46]" office:value-type="float" office:value="1.02716465911924" calcext:value-type="float">
            <text:p>1.02716465911924</text:p>
          </table:table-cell>
          <table:table-cell table:formula="of:=[$Sheet1.L46]" office:value-type="float" office:value="1.02787379580379" calcext:value-type="float">
            <text:p>1.02787379580379</text:p>
          </table:table-cell>
          <table:table-cell table:formula="of:=[$Sheet1.P46]" office:value-type="float" office:value="1.02894406750089" calcext:value-type="float">
            <text:p>1.02894406750089</text:p>
          </table:table-cell>
          <table:table-cell table:formula="of:=[$Sheet1.T46]" office:value-type="float" office:value="-0.00105585670260355" calcext:value-type="float">
            <text:p>-0.001055856702604</text:p>
          </table:table-cell>
          <table:table-cell table:formula="of:=[$Sheet1.X4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7]" office:value-type="float" office:value="1.03096592162849" calcext:value-type="float">
            <text:p>1.03096592162849</text:p>
          </table:table-cell>
          <table:table-cell table:formula="of:=[$Sheet1.H47]" office:value-type="float" office:value="1.02716465911924" calcext:value-type="float">
            <text:p>1.02716465911924</text:p>
          </table:table-cell>
          <table:table-cell table:formula="of:=[$Sheet1.L47]" office:value-type="float" office:value="1.02787379580379" calcext:value-type="float">
            <text:p>1.02787379580379</text:p>
          </table:table-cell>
          <table:table-cell table:formula="of:=[$Sheet1.P47]" office:value-type="float" office:value="1.02894406750089" calcext:value-type="float">
            <text:p>1.02894406750089</text:p>
          </table:table-cell>
          <table:table-cell table:formula="of:=[$Sheet1.T47]" office:value-type="float" office:value="-0.00105585670260355" calcext:value-type="float">
            <text:p>-0.001055856702604</text:p>
          </table:table-cell>
          <table:table-cell table:formula="of:=[$Sheet1.X4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8]" office:value-type="float" office:value="1.03096592162849" calcext:value-type="float">
            <text:p>1.03096592162849</text:p>
          </table:table-cell>
          <table:table-cell table:formula="of:=[$Sheet1.H48]" office:value-type="float" office:value="1.02716465911924" calcext:value-type="float">
            <text:p>1.02716465911924</text:p>
          </table:table-cell>
          <table:table-cell table:formula="of:=[$Sheet1.L48]" office:value-type="float" office:value="1.02787379580379" calcext:value-type="float">
            <text:p>1.02787379580379</text:p>
          </table:table-cell>
          <table:table-cell table:formula="of:=[$Sheet1.P48]" office:value-type="float" office:value="1.02894406750089" calcext:value-type="float">
            <text:p>1.02894406750089</text:p>
          </table:table-cell>
          <table:table-cell table:formula="of:=[$Sheet1.T48]" office:value-type="float" office:value="-0.00105585670260355" calcext:value-type="float">
            <text:p>-0.001055856702604</text:p>
          </table:table-cell>
          <table:table-cell table:formula="of:=[$Sheet1.X4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49]" office:value-type="float" office:value="1.03096592162849" calcext:value-type="float">
            <text:p>1.03096592162849</text:p>
          </table:table-cell>
          <table:table-cell table:formula="of:=[$Sheet1.H49]" office:value-type="float" office:value="1.02716465911924" calcext:value-type="float">
            <text:p>1.02716465911924</text:p>
          </table:table-cell>
          <table:table-cell table:formula="of:=[$Sheet1.L49]" office:value-type="float" office:value="1.02787379580379" calcext:value-type="float">
            <text:p>1.02787379580379</text:p>
          </table:table-cell>
          <table:table-cell table:formula="of:=[$Sheet1.P49]" office:value-type="float" office:value="1.02894406750089" calcext:value-type="float">
            <text:p>1.02894406750089</text:p>
          </table:table-cell>
          <table:table-cell table:formula="of:=[$Sheet1.T49]" office:value-type="float" office:value="-0.00105585670260355" calcext:value-type="float">
            <text:p>-0.001055856702604</text:p>
          </table:table-cell>
          <table:table-cell table:formula="of:=[$Sheet1.X4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0]" office:value-type="float" office:value="1.03096592162849" calcext:value-type="float">
            <text:p>1.03096592162849</text:p>
          </table:table-cell>
          <table:table-cell table:formula="of:=[$Sheet1.H50]" office:value-type="float" office:value="1.02716465911924" calcext:value-type="float">
            <text:p>1.02716465911924</text:p>
          </table:table-cell>
          <table:table-cell table:formula="of:=[$Sheet1.L50]" office:value-type="float" office:value="1.02787379580379" calcext:value-type="float">
            <text:p>1.02787379580379</text:p>
          </table:table-cell>
          <table:table-cell table:formula="of:=[$Sheet1.P50]" office:value-type="float" office:value="1.02894406750089" calcext:value-type="float">
            <text:p>1.02894406750089</text:p>
          </table:table-cell>
          <table:table-cell table:formula="of:=[$Sheet1.T50]" office:value-type="float" office:value="-0.00105585670260355" calcext:value-type="float">
            <text:p>-0.001055856702604</text:p>
          </table:table-cell>
          <table:table-cell table:formula="of:=[$Sheet1.X5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1]" office:value-type="float" office:value="1.03096592162849" calcext:value-type="float">
            <text:p>1.03096592162849</text:p>
          </table:table-cell>
          <table:table-cell table:formula="of:=[$Sheet1.H51]" office:value-type="float" office:value="1.02716465911924" calcext:value-type="float">
            <text:p>1.02716465911924</text:p>
          </table:table-cell>
          <table:table-cell table:formula="of:=[$Sheet1.L51]" office:value-type="float" office:value="1.02787379580379" calcext:value-type="float">
            <text:p>1.02787379580379</text:p>
          </table:table-cell>
          <table:table-cell table:formula="of:=[$Sheet1.P51]" office:value-type="float" office:value="1.02894406750089" calcext:value-type="float">
            <text:p>1.02894406750089</text:p>
          </table:table-cell>
          <table:table-cell table:formula="of:=[$Sheet1.T51]" office:value-type="float" office:value="-0.00105585670260355" calcext:value-type="float">
            <text:p>-0.001055856702604</text:p>
          </table:table-cell>
          <table:table-cell table:formula="of:=[$Sheet1.X5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2]" office:value-type="float" office:value="1.03096592162849" calcext:value-type="float">
            <text:p>1.03096592162849</text:p>
          </table:table-cell>
          <table:table-cell table:formula="of:=[$Sheet1.H52]" office:value-type="float" office:value="1.02716465911924" calcext:value-type="float">
            <text:p>1.02716465911924</text:p>
          </table:table-cell>
          <table:table-cell table:formula="of:=[$Sheet1.L52]" office:value-type="float" office:value="1.02787379580379" calcext:value-type="float">
            <text:p>1.02787379580379</text:p>
          </table:table-cell>
          <table:table-cell table:formula="of:=[$Sheet1.P52]" office:value-type="float" office:value="1.02894406750089" calcext:value-type="float">
            <text:p>1.02894406750089</text:p>
          </table:table-cell>
          <table:table-cell table:formula="of:=[$Sheet1.T52]" office:value-type="float" office:value="-0.00105585670260355" calcext:value-type="float">
            <text:p>-0.001055856702604</text:p>
          </table:table-cell>
          <table:table-cell table:formula="of:=[$Sheet1.X5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3]" office:value-type="float" office:value="1.03096592162849" calcext:value-type="float">
            <text:p>1.03096592162849</text:p>
          </table:table-cell>
          <table:table-cell table:formula="of:=[$Sheet1.H53]" office:value-type="float" office:value="1.02716465911924" calcext:value-type="float">
            <text:p>1.02716465911924</text:p>
          </table:table-cell>
          <table:table-cell table:formula="of:=[$Sheet1.L53]" office:value-type="float" office:value="1.02787379580379" calcext:value-type="float">
            <text:p>1.02787379580379</text:p>
          </table:table-cell>
          <table:table-cell table:formula="of:=[$Sheet1.P53]" office:value-type="float" office:value="1.02894406750089" calcext:value-type="float">
            <text:p>1.02894406750089</text:p>
          </table:table-cell>
          <table:table-cell table:formula="of:=[$Sheet1.T53]" office:value-type="float" office:value="-0.00105585670260355" calcext:value-type="float">
            <text:p>-0.001055856702604</text:p>
          </table:table-cell>
          <table:table-cell table:formula="of:=[$Sheet1.X5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4]" office:value-type="float" office:value="1.03096592162849" calcext:value-type="float">
            <text:p>1.03096592162849</text:p>
          </table:table-cell>
          <table:table-cell table:formula="of:=[$Sheet1.H54]" office:value-type="float" office:value="1.02716465911924" calcext:value-type="float">
            <text:p>1.02716465911924</text:p>
          </table:table-cell>
          <table:table-cell table:formula="of:=[$Sheet1.L54]" office:value-type="float" office:value="1.02787379580379" calcext:value-type="float">
            <text:p>1.02787379580379</text:p>
          </table:table-cell>
          <table:table-cell table:formula="of:=[$Sheet1.P54]" office:value-type="float" office:value="1.02894406750089" calcext:value-type="float">
            <text:p>1.02894406750089</text:p>
          </table:table-cell>
          <table:table-cell table:formula="of:=[$Sheet1.T54]" office:value-type="float" office:value="-0.00105585670260355" calcext:value-type="float">
            <text:p>-0.001055856702604</text:p>
          </table:table-cell>
          <table:table-cell table:formula="of:=[$Sheet1.X5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5]" office:value-type="float" office:value="1.03096592162849" calcext:value-type="float">
            <text:p>1.03096592162849</text:p>
          </table:table-cell>
          <table:table-cell table:formula="of:=[$Sheet1.H55]" office:value-type="float" office:value="1.02716465911924" calcext:value-type="float">
            <text:p>1.02716465911924</text:p>
          </table:table-cell>
          <table:table-cell table:formula="of:=[$Sheet1.L55]" office:value-type="float" office:value="1.02787379580379" calcext:value-type="float">
            <text:p>1.02787379580379</text:p>
          </table:table-cell>
          <table:table-cell table:formula="of:=[$Sheet1.P55]" office:value-type="float" office:value="1.02894406750089" calcext:value-type="float">
            <text:p>1.02894406750089</text:p>
          </table:table-cell>
          <table:table-cell table:formula="of:=[$Sheet1.T55]" office:value-type="float" office:value="-0.00105585670260355" calcext:value-type="float">
            <text:p>-0.001055856702604</text:p>
          </table:table-cell>
          <table:table-cell table:formula="of:=[$Sheet1.X5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6]" office:value-type="float" office:value="1.03096592162849" calcext:value-type="float">
            <text:p>1.03096592162849</text:p>
          </table:table-cell>
          <table:table-cell table:formula="of:=[$Sheet1.H56]" office:value-type="float" office:value="1.02716465911924" calcext:value-type="float">
            <text:p>1.02716465911924</text:p>
          </table:table-cell>
          <table:table-cell table:formula="of:=[$Sheet1.L56]" office:value-type="float" office:value="1.02787379580379" calcext:value-type="float">
            <text:p>1.02787379580379</text:p>
          </table:table-cell>
          <table:table-cell table:formula="of:=[$Sheet1.P56]" office:value-type="float" office:value="1.02894406750089" calcext:value-type="float">
            <text:p>1.02894406750089</text:p>
          </table:table-cell>
          <table:table-cell table:formula="of:=[$Sheet1.T56]" office:value-type="float" office:value="-0.00105585670260355" calcext:value-type="float">
            <text:p>-0.001055856702604</text:p>
          </table:table-cell>
          <table:table-cell table:formula="of:=[$Sheet1.X5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7]" office:value-type="float" office:value="1.03096592162849" calcext:value-type="float">
            <text:p>1.03096592162849</text:p>
          </table:table-cell>
          <table:table-cell table:formula="of:=[$Sheet1.H57]" office:value-type="float" office:value="1.02716465911924" calcext:value-type="float">
            <text:p>1.02716465911924</text:p>
          </table:table-cell>
          <table:table-cell table:formula="of:=[$Sheet1.L57]" office:value-type="float" office:value="1.02787379580379" calcext:value-type="float">
            <text:p>1.02787379580379</text:p>
          </table:table-cell>
          <table:table-cell table:formula="of:=[$Sheet1.P57]" office:value-type="float" office:value="1.02894406750089" calcext:value-type="float">
            <text:p>1.02894406750089</text:p>
          </table:table-cell>
          <table:table-cell table:formula="of:=[$Sheet1.T57]" office:value-type="float" office:value="-0.00105585670260355" calcext:value-type="float">
            <text:p>-0.001055856702604</text:p>
          </table:table-cell>
          <table:table-cell table:formula="of:=[$Sheet1.X5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8]" office:value-type="float" office:value="1.03096592162849" calcext:value-type="float">
            <text:p>1.03096592162849</text:p>
          </table:table-cell>
          <table:table-cell table:formula="of:=[$Sheet1.H58]" office:value-type="float" office:value="1.02716465911924" calcext:value-type="float">
            <text:p>1.02716465911924</text:p>
          </table:table-cell>
          <table:table-cell table:formula="of:=[$Sheet1.L58]" office:value-type="float" office:value="1.02787379580379" calcext:value-type="float">
            <text:p>1.02787379580379</text:p>
          </table:table-cell>
          <table:table-cell table:formula="of:=[$Sheet1.P58]" office:value-type="float" office:value="1.02894406750089" calcext:value-type="float">
            <text:p>1.02894406750089</text:p>
          </table:table-cell>
          <table:table-cell table:formula="of:=[$Sheet1.T58]" office:value-type="float" office:value="-0.00105585670260355" calcext:value-type="float">
            <text:p>-0.001055856702604</text:p>
          </table:table-cell>
          <table:table-cell table:formula="of:=[$Sheet1.X5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59]" office:value-type="float" office:value="1.03096592162849" calcext:value-type="float">
            <text:p>1.03096592162849</text:p>
          </table:table-cell>
          <table:table-cell table:formula="of:=[$Sheet1.H59]" office:value-type="float" office:value="1.02716465911924" calcext:value-type="float">
            <text:p>1.02716465911924</text:p>
          </table:table-cell>
          <table:table-cell table:formula="of:=[$Sheet1.L59]" office:value-type="float" office:value="1.02787379580379" calcext:value-type="float">
            <text:p>1.02787379580379</text:p>
          </table:table-cell>
          <table:table-cell table:formula="of:=[$Sheet1.P59]" office:value-type="float" office:value="1.02894406750089" calcext:value-type="float">
            <text:p>1.02894406750089</text:p>
          </table:table-cell>
          <table:table-cell table:formula="of:=[$Sheet1.T59]" office:value-type="float" office:value="-0.00105585670260355" calcext:value-type="float">
            <text:p>-0.001055856702604</text:p>
          </table:table-cell>
          <table:table-cell table:formula="of:=[$Sheet1.X5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0]" office:value-type="float" office:value="1.03096592162849" calcext:value-type="float">
            <text:p>1.03096592162849</text:p>
          </table:table-cell>
          <table:table-cell table:formula="of:=[$Sheet1.H60]" office:value-type="float" office:value="1.02716465911924" calcext:value-type="float">
            <text:p>1.02716465911924</text:p>
          </table:table-cell>
          <table:table-cell table:formula="of:=[$Sheet1.L60]" office:value-type="float" office:value="1.02787379580379" calcext:value-type="float">
            <text:p>1.02787379580379</text:p>
          </table:table-cell>
          <table:table-cell table:formula="of:=[$Sheet1.P60]" office:value-type="float" office:value="1.02894406750089" calcext:value-type="float">
            <text:p>1.02894406750089</text:p>
          </table:table-cell>
          <table:table-cell table:formula="of:=[$Sheet1.T60]" office:value-type="float" office:value="-0.00105585670260355" calcext:value-type="float">
            <text:p>-0.001055856702604</text:p>
          </table:table-cell>
          <table:table-cell table:formula="of:=[$Sheet1.X6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1]" office:value-type="float" office:value="1.03096592162849" calcext:value-type="float">
            <text:p>1.03096592162849</text:p>
          </table:table-cell>
          <table:table-cell table:formula="of:=[$Sheet1.H61]" office:value-type="float" office:value="1.02716465911924" calcext:value-type="float">
            <text:p>1.02716465911924</text:p>
          </table:table-cell>
          <table:table-cell table:formula="of:=[$Sheet1.L61]" office:value-type="float" office:value="1.02787379580379" calcext:value-type="float">
            <text:p>1.02787379580379</text:p>
          </table:table-cell>
          <table:table-cell table:formula="of:=[$Sheet1.P61]" office:value-type="float" office:value="1.02894406750089" calcext:value-type="float">
            <text:p>1.02894406750089</text:p>
          </table:table-cell>
          <table:table-cell table:formula="of:=[$Sheet1.T61]" office:value-type="float" office:value="-0.00105585670260355" calcext:value-type="float">
            <text:p>-0.001055856702604</text:p>
          </table:table-cell>
          <table:table-cell table:formula="of:=[$Sheet1.X6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2]" office:value-type="float" office:value="1.03096592162849" calcext:value-type="float">
            <text:p>1.03096592162849</text:p>
          </table:table-cell>
          <table:table-cell table:formula="of:=[$Sheet1.H62]" office:value-type="float" office:value="1.02716465911924" calcext:value-type="float">
            <text:p>1.02716465911924</text:p>
          </table:table-cell>
          <table:table-cell table:formula="of:=[$Sheet1.L62]" office:value-type="float" office:value="1.02787379580379" calcext:value-type="float">
            <text:p>1.02787379580379</text:p>
          </table:table-cell>
          <table:table-cell table:formula="of:=[$Sheet1.P62]" office:value-type="float" office:value="1.02894406750089" calcext:value-type="float">
            <text:p>1.02894406750089</text:p>
          </table:table-cell>
          <table:table-cell table:formula="of:=[$Sheet1.T62]" office:value-type="float" office:value="-0.00105585670260355" calcext:value-type="float">
            <text:p>-0.001055856702604</text:p>
          </table:table-cell>
          <table:table-cell table:formula="of:=[$Sheet1.X6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3]" office:value-type="float" office:value="1.03096592162849" calcext:value-type="float">
            <text:p>1.03096592162849</text:p>
          </table:table-cell>
          <table:table-cell table:formula="of:=[$Sheet1.H63]" office:value-type="float" office:value="1.02716465911924" calcext:value-type="float">
            <text:p>1.02716465911924</text:p>
          </table:table-cell>
          <table:table-cell table:formula="of:=[$Sheet1.L63]" office:value-type="float" office:value="1.02787379580379" calcext:value-type="float">
            <text:p>1.02787379580379</text:p>
          </table:table-cell>
          <table:table-cell table:formula="of:=[$Sheet1.P63]" office:value-type="float" office:value="1.02894406750089" calcext:value-type="float">
            <text:p>1.02894406750089</text:p>
          </table:table-cell>
          <table:table-cell table:formula="of:=[$Sheet1.T63]" office:value-type="float" office:value="-0.00105585670260355" calcext:value-type="float">
            <text:p>-0.001055856702604</text:p>
          </table:table-cell>
          <table:table-cell table:formula="of:=[$Sheet1.X6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4]" office:value-type="float" office:value="1.03096592162849" calcext:value-type="float">
            <text:p>1.03096592162849</text:p>
          </table:table-cell>
          <table:table-cell table:formula="of:=[$Sheet1.H64]" office:value-type="float" office:value="1.02716465911924" calcext:value-type="float">
            <text:p>1.02716465911924</text:p>
          </table:table-cell>
          <table:table-cell table:formula="of:=[$Sheet1.L64]" office:value-type="float" office:value="1.02787379580379" calcext:value-type="float">
            <text:p>1.02787379580379</text:p>
          </table:table-cell>
          <table:table-cell table:formula="of:=[$Sheet1.P64]" office:value-type="float" office:value="1.02894406750089" calcext:value-type="float">
            <text:p>1.02894406750089</text:p>
          </table:table-cell>
          <table:table-cell table:formula="of:=[$Sheet1.T64]" office:value-type="float" office:value="-0.00105585670260355" calcext:value-type="float">
            <text:p>-0.001055856702604</text:p>
          </table:table-cell>
          <table:table-cell table:formula="of:=[$Sheet1.X6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5]" office:value-type="float" office:value="1.03096592162849" calcext:value-type="float">
            <text:p>1.03096592162849</text:p>
          </table:table-cell>
          <table:table-cell table:formula="of:=[$Sheet1.H65]" office:value-type="float" office:value="1.02716465911924" calcext:value-type="float">
            <text:p>1.02716465911924</text:p>
          </table:table-cell>
          <table:table-cell table:formula="of:=[$Sheet1.L65]" office:value-type="float" office:value="1.02787379580379" calcext:value-type="float">
            <text:p>1.02787379580379</text:p>
          </table:table-cell>
          <table:table-cell table:formula="of:=[$Sheet1.P65]" office:value-type="float" office:value="1.02894406750089" calcext:value-type="float">
            <text:p>1.02894406750089</text:p>
          </table:table-cell>
          <table:table-cell table:formula="of:=[$Sheet1.T65]" office:value-type="float" office:value="-0.00105585670260355" calcext:value-type="float">
            <text:p>-0.001055856702604</text:p>
          </table:table-cell>
          <table:table-cell table:formula="of:=[$Sheet1.X6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6]" office:value-type="float" office:value="1.03096592162849" calcext:value-type="float">
            <text:p>1.03096592162849</text:p>
          </table:table-cell>
          <table:table-cell table:formula="of:=[$Sheet1.H66]" office:value-type="float" office:value="1.02716465911924" calcext:value-type="float">
            <text:p>1.02716465911924</text:p>
          </table:table-cell>
          <table:table-cell table:formula="of:=[$Sheet1.L66]" office:value-type="float" office:value="1.02787379580379" calcext:value-type="float">
            <text:p>1.02787379580379</text:p>
          </table:table-cell>
          <table:table-cell table:formula="of:=[$Sheet1.P66]" office:value-type="float" office:value="1.02894406750089" calcext:value-type="float">
            <text:p>1.02894406750089</text:p>
          </table:table-cell>
          <table:table-cell table:formula="of:=[$Sheet1.T66]" office:value-type="float" office:value="-0.000917268807983707" calcext:value-type="float">
            <text:p>-0.000917268807984</text:p>
          </table:table-cell>
          <table:table-cell table:formula="of:=[$Sheet1.X6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7]" office:value-type="float" office:value="1.03096592162849" calcext:value-type="float">
            <text:p>1.03096592162849</text:p>
          </table:table-cell>
          <table:table-cell table:formula="of:=[$Sheet1.H67]" office:value-type="float" office:value="1.02716465911924" calcext:value-type="float">
            <text:p>1.02716465911924</text:p>
          </table:table-cell>
          <table:table-cell table:formula="of:=[$Sheet1.L67]" office:value-type="float" office:value="1.02787379580379" calcext:value-type="float">
            <text:p>1.02787379580379</text:p>
          </table:table-cell>
          <table:table-cell table:formula="of:=[$Sheet1.P67]" office:value-type="float" office:value="1.02894406750089" calcext:value-type="float">
            <text:p>1.02894406750089</text:p>
          </table:table-cell>
          <table:table-cell table:formula="of:=[$Sheet1.T67]" office:value-type="float" office:value="-0.000917268807983707" calcext:value-type="float">
            <text:p>-0.000917268807984</text:p>
          </table:table-cell>
          <table:table-cell table:formula="of:=[$Sheet1.X6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8]" office:value-type="float" office:value="1.03096592162849" calcext:value-type="float">
            <text:p>1.03096592162849</text:p>
          </table:table-cell>
          <table:table-cell table:formula="of:=[$Sheet1.H68]" office:value-type="float" office:value="1.02716465911924" calcext:value-type="float">
            <text:p>1.02716465911924</text:p>
          </table:table-cell>
          <table:table-cell table:formula="of:=[$Sheet1.L68]" office:value-type="float" office:value="1.02787379580379" calcext:value-type="float">
            <text:p>1.02787379580379</text:p>
          </table:table-cell>
          <table:table-cell table:formula="of:=[$Sheet1.P68]" office:value-type="float" office:value="1.02894406750089" calcext:value-type="float">
            <text:p>1.02894406750089</text:p>
          </table:table-cell>
          <table:table-cell table:formula="of:=[$Sheet1.T68]" office:value-type="float" office:value="-0.000917268807983707" calcext:value-type="float">
            <text:p>-0.000917268807984</text:p>
          </table:table-cell>
          <table:table-cell table:formula="of:=[$Sheet1.X6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69]" office:value-type="float" office:value="1.03096592162849" calcext:value-type="float">
            <text:p>1.03096592162849</text:p>
          </table:table-cell>
          <table:table-cell table:formula="of:=[$Sheet1.H69]" office:value-type="float" office:value="1.02716465911924" calcext:value-type="float">
            <text:p>1.02716465911924</text:p>
          </table:table-cell>
          <table:table-cell table:formula="of:=[$Sheet1.L69]" office:value-type="float" office:value="1.02787379580379" calcext:value-type="float">
            <text:p>1.02787379580379</text:p>
          </table:table-cell>
          <table:table-cell table:formula="of:=[$Sheet1.P69]" office:value-type="float" office:value="1.02894406750089" calcext:value-type="float">
            <text:p>1.02894406750089</text:p>
          </table:table-cell>
          <table:table-cell table:formula="of:=[$Sheet1.T69]" office:value-type="float" office:value="-0.000917268807983707" calcext:value-type="float">
            <text:p>-0.000917268807984</text:p>
          </table:table-cell>
          <table:table-cell table:formula="of:=[$Sheet1.X6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0]" office:value-type="float" office:value="1.03096592162849" calcext:value-type="float">
            <text:p>1.03096592162849</text:p>
          </table:table-cell>
          <table:table-cell table:formula="of:=[$Sheet1.H70]" office:value-type="float" office:value="1.02716465911924" calcext:value-type="float">
            <text:p>1.02716465911924</text:p>
          </table:table-cell>
          <table:table-cell table:formula="of:=[$Sheet1.L70]" office:value-type="float" office:value="1.02787379580379" calcext:value-type="float">
            <text:p>1.02787379580379</text:p>
          </table:table-cell>
          <table:table-cell table:formula="of:=[$Sheet1.P70]" office:value-type="float" office:value="1.02894406750089" calcext:value-type="float">
            <text:p>1.02894406750089</text:p>
          </table:table-cell>
          <table:table-cell table:formula="of:=[$Sheet1.T70]" office:value-type="float" office:value="-0.000917268807983707" calcext:value-type="float">
            <text:p>-0.000917268807984</text:p>
          </table:table-cell>
          <table:table-cell table:formula="of:=[$Sheet1.X7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1]" office:value-type="float" office:value="1.03096592162849" calcext:value-type="float">
            <text:p>1.03096592162849</text:p>
          </table:table-cell>
          <table:table-cell table:formula="of:=[$Sheet1.H71]" office:value-type="float" office:value="1.02716465911924" calcext:value-type="float">
            <text:p>1.02716465911924</text:p>
          </table:table-cell>
          <table:table-cell table:formula="of:=[$Sheet1.L71]" office:value-type="float" office:value="1.02787379580379" calcext:value-type="float">
            <text:p>1.02787379580379</text:p>
          </table:table-cell>
          <table:table-cell table:formula="of:=[$Sheet1.P71]" office:value-type="float" office:value="1.02894406750089" calcext:value-type="float">
            <text:p>1.02894406750089</text:p>
          </table:table-cell>
          <table:table-cell table:formula="of:=[$Sheet1.T71]" office:value-type="float" office:value="-0.000917268807983707" calcext:value-type="float">
            <text:p>-0.000917268807984</text:p>
          </table:table-cell>
          <table:table-cell table:formula="of:=[$Sheet1.X7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2]" office:value-type="float" office:value="1.03096592162849" calcext:value-type="float">
            <text:p>1.03096592162849</text:p>
          </table:table-cell>
          <table:table-cell table:formula="of:=[$Sheet1.H72]" office:value-type="float" office:value="1.02716465911924" calcext:value-type="float">
            <text:p>1.02716465911924</text:p>
          </table:table-cell>
          <table:table-cell table:formula="of:=[$Sheet1.L72]" office:value-type="float" office:value="1.02787379580379" calcext:value-type="float">
            <text:p>1.02787379580379</text:p>
          </table:table-cell>
          <table:table-cell table:formula="of:=[$Sheet1.P72]" office:value-type="float" office:value="1.02894406750089" calcext:value-type="float">
            <text:p>1.02894406750089</text:p>
          </table:table-cell>
          <table:table-cell table:formula="of:=[$Sheet1.T72]" office:value-type="float" office:value="-0.000917268807983707" calcext:value-type="float">
            <text:p>-0.000917268807984</text:p>
          </table:table-cell>
          <table:table-cell table:formula="of:=[$Sheet1.X7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3]" office:value-type="float" office:value="1.03096592162849" calcext:value-type="float">
            <text:p>1.03096592162849</text:p>
          </table:table-cell>
          <table:table-cell table:formula="of:=[$Sheet1.H73]" office:value-type="float" office:value="1.02716465911924" calcext:value-type="float">
            <text:p>1.02716465911924</text:p>
          </table:table-cell>
          <table:table-cell table:formula="of:=[$Sheet1.L73]" office:value-type="float" office:value="1.02787379580379" calcext:value-type="float">
            <text:p>1.02787379580379</text:p>
          </table:table-cell>
          <table:table-cell table:formula="of:=[$Sheet1.P73]" office:value-type="float" office:value="1.02894406750089" calcext:value-type="float">
            <text:p>1.02894406750089</text:p>
          </table:table-cell>
          <table:table-cell table:formula="of:=[$Sheet1.T73]" office:value-type="float" office:value="-0.000917268807983707" calcext:value-type="float">
            <text:p>-0.000917268807984</text:p>
          </table:table-cell>
          <table:table-cell table:formula="of:=[$Sheet1.X7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4]" office:value-type="float" office:value="1.03096592162849" calcext:value-type="float">
            <text:p>1.03096592162849</text:p>
          </table:table-cell>
          <table:table-cell table:formula="of:=[$Sheet1.H74]" office:value-type="float" office:value="1.02716465911924" calcext:value-type="float">
            <text:p>1.02716465911924</text:p>
          </table:table-cell>
          <table:table-cell table:formula="of:=[$Sheet1.L74]" office:value-type="float" office:value="1.02787379580379" calcext:value-type="float">
            <text:p>1.02787379580379</text:p>
          </table:table-cell>
          <table:table-cell table:formula="of:=[$Sheet1.P74]" office:value-type="float" office:value="1.02894406750089" calcext:value-type="float">
            <text:p>1.02894406750089</text:p>
          </table:table-cell>
          <table:table-cell table:formula="of:=[$Sheet1.T74]" office:value-type="float" office:value="-0.000917268807983707" calcext:value-type="float">
            <text:p>-0.000917268807984</text:p>
          </table:table-cell>
          <table:table-cell table:formula="of:=[$Sheet1.X7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5]" office:value-type="float" office:value="1.03096592162849" calcext:value-type="float">
            <text:p>1.03096592162849</text:p>
          </table:table-cell>
          <table:table-cell table:formula="of:=[$Sheet1.H75]" office:value-type="float" office:value="1.02716465911924" calcext:value-type="float">
            <text:p>1.02716465911924</text:p>
          </table:table-cell>
          <table:table-cell table:formula="of:=[$Sheet1.L75]" office:value-type="float" office:value="1.02787379580379" calcext:value-type="float">
            <text:p>1.02787379580379</text:p>
          </table:table-cell>
          <table:table-cell table:formula="of:=[$Sheet1.P75]" office:value-type="float" office:value="1.02894406750089" calcext:value-type="float">
            <text:p>1.02894406750089</text:p>
          </table:table-cell>
          <table:table-cell table:formula="of:=[$Sheet1.T75]" office:value-type="float" office:value="-0.000917268807983707" calcext:value-type="float">
            <text:p>-0.000917268807984</text:p>
          </table:table-cell>
          <table:table-cell table:formula="of:=[$Sheet1.X7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6]" office:value-type="float" office:value="1.03096592162849" calcext:value-type="float">
            <text:p>1.03096592162849</text:p>
          </table:table-cell>
          <table:table-cell table:formula="of:=[$Sheet1.H76]" office:value-type="float" office:value="1.02716465911924" calcext:value-type="float">
            <text:p>1.02716465911924</text:p>
          </table:table-cell>
          <table:table-cell table:formula="of:=[$Sheet1.L76]" office:value-type="float" office:value="1.02787379580379" calcext:value-type="float">
            <text:p>1.02787379580379</text:p>
          </table:table-cell>
          <table:table-cell table:formula="of:=[$Sheet1.P76]" office:value-type="float" office:value="1.02894406750089" calcext:value-type="float">
            <text:p>1.02894406750089</text:p>
          </table:table-cell>
          <table:table-cell table:formula="of:=[$Sheet1.T76]" office:value-type="float" office:value="-0.000917268807983707" calcext:value-type="float">
            <text:p>-0.000917268807984</text:p>
          </table:table-cell>
          <table:table-cell table:formula="of:=[$Sheet1.X7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7]" office:value-type="float" office:value="1.03096592162849" calcext:value-type="float">
            <text:p>1.03096592162849</text:p>
          </table:table-cell>
          <table:table-cell table:formula="of:=[$Sheet1.H77]" office:value-type="float" office:value="1.03132860049529" calcext:value-type="float">
            <text:p>1.03132860049529</text:p>
          </table:table-cell>
          <table:table-cell table:formula="of:=[$Sheet1.L77]" office:value-type="float" office:value="1.02787379580379" calcext:value-type="float">
            <text:p>1.02787379580379</text:p>
          </table:table-cell>
          <table:table-cell table:formula="of:=[$Sheet1.P77]" office:value-type="float" office:value="1.02894406750089" calcext:value-type="float">
            <text:p>1.02894406750089</text:p>
          </table:table-cell>
          <table:table-cell table:formula="of:=[$Sheet1.T77]" office:value-type="float" office:value="-0.000917268807983707" calcext:value-type="float">
            <text:p>-0.000917268807984</text:p>
          </table:table-cell>
          <table:table-cell table:formula="of:=[$Sheet1.X7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8]" office:value-type="float" office:value="1.03096592162849" calcext:value-type="float">
            <text:p>1.03096592162849</text:p>
          </table:table-cell>
          <table:table-cell table:formula="of:=[$Sheet1.H78]" office:value-type="float" office:value="1.03132860049529" calcext:value-type="float">
            <text:p>1.03132860049529</text:p>
          </table:table-cell>
          <table:table-cell table:formula="of:=[$Sheet1.L78]" office:value-type="float" office:value="1.02787379580379" calcext:value-type="float">
            <text:p>1.02787379580379</text:p>
          </table:table-cell>
          <table:table-cell table:formula="of:=[$Sheet1.P78]" office:value-type="float" office:value="1.02894406750089" calcext:value-type="float">
            <text:p>1.02894406750089</text:p>
          </table:table-cell>
          <table:table-cell table:formula="of:=[$Sheet1.T78]" office:value-type="float" office:value="-0.000917268807983707" calcext:value-type="float">
            <text:p>-0.000917268807984</text:p>
          </table:table-cell>
          <table:table-cell table:formula="of:=[$Sheet1.X7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79]" office:value-type="float" office:value="1.03096592162849" calcext:value-type="float">
            <text:p>1.03096592162849</text:p>
          </table:table-cell>
          <table:table-cell table:formula="of:=[$Sheet1.H79]" office:value-type="float" office:value="1.03132860049529" calcext:value-type="float">
            <text:p>1.03132860049529</text:p>
          </table:table-cell>
          <table:table-cell table:formula="of:=[$Sheet1.L79]" office:value-type="float" office:value="1.02787379580379" calcext:value-type="float">
            <text:p>1.02787379580379</text:p>
          </table:table-cell>
          <table:table-cell table:formula="of:=[$Sheet1.P79]" office:value-type="float" office:value="1.02894406750089" calcext:value-type="float">
            <text:p>1.02894406750089</text:p>
          </table:table-cell>
          <table:table-cell table:formula="of:=[$Sheet1.T79]" office:value-type="float" office:value="-0.000917268807983707" calcext:value-type="float">
            <text:p>-0.000917268807984</text:p>
          </table:table-cell>
          <table:table-cell table:formula="of:=[$Sheet1.X7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0]" office:value-type="float" office:value="1.03096592162849" calcext:value-type="float">
            <text:p>1.03096592162849</text:p>
          </table:table-cell>
          <table:table-cell table:formula="of:=[$Sheet1.H80]" office:value-type="float" office:value="1.03132860049529" calcext:value-type="float">
            <text:p>1.03132860049529</text:p>
          </table:table-cell>
          <table:table-cell table:formula="of:=[$Sheet1.L80]" office:value-type="float" office:value="1.02787379580379" calcext:value-type="float">
            <text:p>1.02787379580379</text:p>
          </table:table-cell>
          <table:table-cell table:formula="of:=[$Sheet1.P80]" office:value-type="float" office:value="1.02894406750089" calcext:value-type="float">
            <text:p>1.02894406750089</text:p>
          </table:table-cell>
          <table:table-cell table:formula="of:=[$Sheet1.T80]" office:value-type="float" office:value="-0.000917268807983707" calcext:value-type="float">
            <text:p>-0.000917268807984</text:p>
          </table:table-cell>
          <table:table-cell table:formula="of:=[$Sheet1.X8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1]" office:value-type="float" office:value="1.03096592162849" calcext:value-type="float">
            <text:p>1.03096592162849</text:p>
          </table:table-cell>
          <table:table-cell table:formula="of:=[$Sheet1.H81]" office:value-type="float" office:value="1.03132860049529" calcext:value-type="float">
            <text:p>1.03132860049529</text:p>
          </table:table-cell>
          <table:table-cell table:formula="of:=[$Sheet1.L81]" office:value-type="float" office:value="1.02787379580379" calcext:value-type="float">
            <text:p>1.02787379580379</text:p>
          </table:table-cell>
          <table:table-cell table:formula="of:=[$Sheet1.P81]" office:value-type="float" office:value="1.02894406750089" calcext:value-type="float">
            <text:p>1.02894406750089</text:p>
          </table:table-cell>
          <table:table-cell table:formula="of:=[$Sheet1.T81]" office:value-type="float" office:value="-0.000917268807983707" calcext:value-type="float">
            <text:p>-0.000917268807984</text:p>
          </table:table-cell>
          <table:table-cell table:formula="of:=[$Sheet1.X8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2]" office:value-type="float" office:value="1.03096592162849" calcext:value-type="float">
            <text:p>1.03096592162849</text:p>
          </table:table-cell>
          <table:table-cell table:formula="of:=[$Sheet1.H82]" office:value-type="float" office:value="1.03132860049529" calcext:value-type="float">
            <text:p>1.03132860049529</text:p>
          </table:table-cell>
          <table:table-cell table:formula="of:=[$Sheet1.L82]" office:value-type="float" office:value="1.02787379580379" calcext:value-type="float">
            <text:p>1.02787379580379</text:p>
          </table:table-cell>
          <table:table-cell table:formula="of:=[$Sheet1.P82]" office:value-type="float" office:value="1.02894406750089" calcext:value-type="float">
            <text:p>1.02894406750089</text:p>
          </table:table-cell>
          <table:table-cell table:formula="of:=[$Sheet1.T82]" office:value-type="float" office:value="-0.000917268807983707" calcext:value-type="float">
            <text:p>-0.000917268807984</text:p>
          </table:table-cell>
          <table:table-cell table:formula="of:=[$Sheet1.X8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3]" office:value-type="float" office:value="1.03096592162849" calcext:value-type="float">
            <text:p>1.03096592162849</text:p>
          </table:table-cell>
          <table:table-cell table:formula="of:=[$Sheet1.H83]" office:value-type="float" office:value="1.03132860049529" calcext:value-type="float">
            <text:p>1.03132860049529</text:p>
          </table:table-cell>
          <table:table-cell table:formula="of:=[$Sheet1.L83]" office:value-type="float" office:value="1.02787379580379" calcext:value-type="float">
            <text:p>1.02787379580379</text:p>
          </table:table-cell>
          <table:table-cell table:formula="of:=[$Sheet1.P83]" office:value-type="float" office:value="1.02894406750089" calcext:value-type="float">
            <text:p>1.02894406750089</text:p>
          </table:table-cell>
          <table:table-cell table:formula="of:=[$Sheet1.T83]" office:value-type="float" office:value="-0.000917268807983707" calcext:value-type="float">
            <text:p>-0.000917268807984</text:p>
          </table:table-cell>
          <table:table-cell table:formula="of:=[$Sheet1.X8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4]" office:value-type="float" office:value="1.03096592162849" calcext:value-type="float">
            <text:p>1.03096592162849</text:p>
          </table:table-cell>
          <table:table-cell table:formula="of:=[$Sheet1.H84]" office:value-type="float" office:value="1.03132860049529" calcext:value-type="float">
            <text:p>1.03132860049529</text:p>
          </table:table-cell>
          <table:table-cell table:formula="of:=[$Sheet1.L84]" office:value-type="float" office:value="1.02787379580379" calcext:value-type="float">
            <text:p>1.02787379580379</text:p>
          </table:table-cell>
          <table:table-cell table:formula="of:=[$Sheet1.P84]" office:value-type="float" office:value="1.02894406750089" calcext:value-type="float">
            <text:p>1.02894406750089</text:p>
          </table:table-cell>
          <table:table-cell table:formula="of:=[$Sheet1.T84]" office:value-type="float" office:value="-0.000917268807983707" calcext:value-type="float">
            <text:p>-0.000917268807984</text:p>
          </table:table-cell>
          <table:table-cell table:formula="of:=[$Sheet1.X8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5]" office:value-type="float" office:value="1.03096592162849" calcext:value-type="float">
            <text:p>1.03096592162849</text:p>
          </table:table-cell>
          <table:table-cell table:formula="of:=[$Sheet1.H85]" office:value-type="float" office:value="1.03132860049529" calcext:value-type="float">
            <text:p>1.03132860049529</text:p>
          </table:table-cell>
          <table:table-cell table:formula="of:=[$Sheet1.L85]" office:value-type="float" office:value="1.02787379580379" calcext:value-type="float">
            <text:p>1.02787379580379</text:p>
          </table:table-cell>
          <table:table-cell table:formula="of:=[$Sheet1.P85]" office:value-type="float" office:value="1.02894406750089" calcext:value-type="float">
            <text:p>1.02894406750089</text:p>
          </table:table-cell>
          <table:table-cell table:formula="of:=[$Sheet1.T85]" office:value-type="float" office:value="-0.000917268807983707" calcext:value-type="float">
            <text:p>-0.000917268807984</text:p>
          </table:table-cell>
          <table:table-cell table:formula="of:=[$Sheet1.X8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6]" office:value-type="float" office:value="1.03096592162849" calcext:value-type="float">
            <text:p>1.03096592162849</text:p>
          </table:table-cell>
          <table:table-cell table:formula="of:=[$Sheet1.H86]" office:value-type="float" office:value="1.03132860049529" calcext:value-type="float">
            <text:p>1.03132860049529</text:p>
          </table:table-cell>
          <table:table-cell table:formula="of:=[$Sheet1.L86]" office:value-type="float" office:value="1.02787379580379" calcext:value-type="float">
            <text:p>1.02787379580379</text:p>
          </table:table-cell>
          <table:table-cell table:formula="of:=[$Sheet1.P86]" office:value-type="float" office:value="1.02894406750089" calcext:value-type="float">
            <text:p>1.02894406750089</text:p>
          </table:table-cell>
          <table:table-cell table:formula="of:=[$Sheet1.T86]" office:value-type="float" office:value="-0.000917268807983707" calcext:value-type="float">
            <text:p>-0.000917268807984</text:p>
          </table:table-cell>
          <table:table-cell table:formula="of:=[$Sheet1.X8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7]" office:value-type="float" office:value="1.03096592162849" calcext:value-type="float">
            <text:p>1.03096592162849</text:p>
          </table:table-cell>
          <table:table-cell table:formula="of:=[$Sheet1.H87]" office:value-type="float" office:value="1.03132860049529" calcext:value-type="float">
            <text:p>1.03132860049529</text:p>
          </table:table-cell>
          <table:table-cell table:formula="of:=[$Sheet1.L87]" office:value-type="float" office:value="1.02787379580379" calcext:value-type="float">
            <text:p>1.02787379580379</text:p>
          </table:table-cell>
          <table:table-cell table:formula="of:=[$Sheet1.P87]" office:value-type="float" office:value="1.02894406750089" calcext:value-type="float">
            <text:p>1.02894406750089</text:p>
          </table:table-cell>
          <table:table-cell table:formula="of:=[$Sheet1.T87]" office:value-type="float" office:value="-0.000917268807983707" calcext:value-type="float">
            <text:p>-0.000917268807984</text:p>
          </table:table-cell>
          <table:table-cell table:formula="of:=[$Sheet1.X8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8]" office:value-type="float" office:value="1.03096592162849" calcext:value-type="float">
            <text:p>1.03096592162849</text:p>
          </table:table-cell>
          <table:table-cell table:formula="of:=[$Sheet1.H88]" office:value-type="float" office:value="1.03132860049529" calcext:value-type="float">
            <text:p>1.03132860049529</text:p>
          </table:table-cell>
          <table:table-cell table:formula="of:=[$Sheet1.L88]" office:value-type="float" office:value="1.03157289116779" calcext:value-type="float">
            <text:p>1.03157289116779</text:p>
          </table:table-cell>
          <table:table-cell table:formula="of:=[$Sheet1.P88]" office:value-type="float" office:value="1.02894406750089" calcext:value-type="float">
            <text:p>1.02894406750089</text:p>
          </table:table-cell>
          <table:table-cell table:formula="of:=[$Sheet1.T88]" office:value-type="float" office:value="-0.000917268807983707" calcext:value-type="float">
            <text:p>-0.000917268807984</text:p>
          </table:table-cell>
          <table:table-cell table:formula="of:=[$Sheet1.X8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89]" office:value-type="float" office:value="1.03144176104789" calcext:value-type="float">
            <text:p>1.03144176104789</text:p>
          </table:table-cell>
          <table:table-cell table:formula="of:=[$Sheet1.H89]" office:value-type="float" office:value="1.03132860049529" calcext:value-type="float">
            <text:p>1.03132860049529</text:p>
          </table:table-cell>
          <table:table-cell table:formula="of:=[$Sheet1.L89]" office:value-type="float" office:value="1.03157289116779" calcext:value-type="float">
            <text:p>1.03157289116779</text:p>
          </table:table-cell>
          <table:table-cell table:formula="of:=[$Sheet1.P89]" office:value-type="float" office:value="1.02894406750089" calcext:value-type="float">
            <text:p>1.02894406750089</text:p>
          </table:table-cell>
          <table:table-cell table:formula="of:=[$Sheet1.T89]" office:value-type="float" office:value="-0.000917268807983707" calcext:value-type="float">
            <text:p>-0.000917268807984</text:p>
          </table:table-cell>
          <table:table-cell table:formula="of:=[$Sheet1.X8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0]" office:value-type="float" office:value="1.03144176104789" calcext:value-type="float">
            <text:p>1.03144176104789</text:p>
          </table:table-cell>
          <table:table-cell table:formula="of:=[$Sheet1.H90]" office:value-type="float" office:value="1.03132860049529" calcext:value-type="float">
            <text:p>1.03132860049529</text:p>
          </table:table-cell>
          <table:table-cell table:formula="of:=[$Sheet1.L90]" office:value-type="float" office:value="1.03157289116779" calcext:value-type="float">
            <text:p>1.03157289116779</text:p>
          </table:table-cell>
          <table:table-cell table:formula="of:=[$Sheet1.P90]" office:value-type="float" office:value="1.02894406750089" calcext:value-type="float">
            <text:p>1.02894406750089</text:p>
          </table:table-cell>
          <table:table-cell table:formula="of:=[$Sheet1.T90]" office:value-type="float" office:value="-0.000917268807983707" calcext:value-type="float">
            <text:p>-0.000917268807984</text:p>
          </table:table-cell>
          <table:table-cell table:formula="of:=[$Sheet1.X9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1]" office:value-type="float" office:value="1.03144176104789" calcext:value-type="float">
            <text:p>1.03144176104789</text:p>
          </table:table-cell>
          <table:table-cell table:formula="of:=[$Sheet1.H91]" office:value-type="float" office:value="1.03132860049529" calcext:value-type="float">
            <text:p>1.03132860049529</text:p>
          </table:table-cell>
          <table:table-cell table:formula="of:=[$Sheet1.L91]" office:value-type="float" office:value="1.03157289116779" calcext:value-type="float">
            <text:p>1.03157289116779</text:p>
          </table:table-cell>
          <table:table-cell table:formula="of:=[$Sheet1.P91]" office:value-type="float" office:value="1.02894406750089" calcext:value-type="float">
            <text:p>1.02894406750089</text:p>
          </table:table-cell>
          <table:table-cell table:formula="of:=[$Sheet1.T91]" office:value-type="float" office:value="-0.000917268807983707" calcext:value-type="float">
            <text:p>-0.000917268807984</text:p>
          </table:table-cell>
          <table:table-cell table:formula="of:=[$Sheet1.X9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2]" office:value-type="float" office:value="1.03144176104789" calcext:value-type="float">
            <text:p>1.03144176104789</text:p>
          </table:table-cell>
          <table:table-cell table:formula="of:=[$Sheet1.H92]" office:value-type="float" office:value="1.03132860049529" calcext:value-type="float">
            <text:p>1.03132860049529</text:p>
          </table:table-cell>
          <table:table-cell table:formula="of:=[$Sheet1.L92]" office:value-type="float" office:value="1.03157289116779" calcext:value-type="float">
            <text:p>1.03157289116779</text:p>
          </table:table-cell>
          <table:table-cell table:formula="of:=[$Sheet1.P92]" office:value-type="float" office:value="1.02894406750089" calcext:value-type="float">
            <text:p>1.02894406750089</text:p>
          </table:table-cell>
          <table:table-cell table:formula="of:=[$Sheet1.T92]" office:value-type="float" office:value="-0.000917268807983707" calcext:value-type="float">
            <text:p>-0.000917268807984</text:p>
          </table:table-cell>
          <table:table-cell table:formula="of:=[$Sheet1.X9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3]" office:value-type="float" office:value="1.03144176104789" calcext:value-type="float">
            <text:p>1.03144176104789</text:p>
          </table:table-cell>
          <table:table-cell table:formula="of:=[$Sheet1.H93]" office:value-type="float" office:value="1.03132860049529" calcext:value-type="float">
            <text:p>1.03132860049529</text:p>
          </table:table-cell>
          <table:table-cell table:formula="of:=[$Sheet1.L93]" office:value-type="float" office:value="1.03157289116779" calcext:value-type="float">
            <text:p>1.03157289116779</text:p>
          </table:table-cell>
          <table:table-cell table:formula="of:=[$Sheet1.P93]" office:value-type="float" office:value="1.02894406750089" calcext:value-type="float">
            <text:p>1.02894406750089</text:p>
          </table:table-cell>
          <table:table-cell table:formula="of:=[$Sheet1.T93]" office:value-type="float" office:value="-0.000917268807983707" calcext:value-type="float">
            <text:p>-0.000917268807984</text:p>
          </table:table-cell>
          <table:table-cell table:formula="of:=[$Sheet1.X9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4]" office:value-type="float" office:value="1.03144176104789" calcext:value-type="float">
            <text:p>1.03144176104789</text:p>
          </table:table-cell>
          <table:table-cell table:formula="of:=[$Sheet1.H94]" office:value-type="float" office:value="1.03132860049529" calcext:value-type="float">
            <text:p>1.03132860049529</text:p>
          </table:table-cell>
          <table:table-cell table:formula="of:=[$Sheet1.L94]" office:value-type="float" office:value="1.03157289116779" calcext:value-type="float">
            <text:p>1.03157289116779</text:p>
          </table:table-cell>
          <table:table-cell table:formula="of:=[$Sheet1.P94]" office:value-type="float" office:value="1.02894406750089" calcext:value-type="float">
            <text:p>1.02894406750089</text:p>
          </table:table-cell>
          <table:table-cell table:formula="of:=[$Sheet1.T94]" office:value-type="float" office:value="-0.000917268807983707" calcext:value-type="float">
            <text:p>-0.000917268807984</text:p>
          </table:table-cell>
          <table:table-cell table:formula="of:=[$Sheet1.X9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5]" office:value-type="float" office:value="1.03144176104789" calcext:value-type="float">
            <text:p>1.03144176104789</text:p>
          </table:table-cell>
          <table:table-cell table:formula="of:=[$Sheet1.H95]" office:value-type="float" office:value="1.03132860049529" calcext:value-type="float">
            <text:p>1.03132860049529</text:p>
          </table:table-cell>
          <table:table-cell table:formula="of:=[$Sheet1.L95]" office:value-type="float" office:value="1.03157289116779" calcext:value-type="float">
            <text:p>1.03157289116779</text:p>
          </table:table-cell>
          <table:table-cell table:formula="of:=[$Sheet1.P95]" office:value-type="float" office:value="1.02894406750089" calcext:value-type="float">
            <text:p>1.02894406750089</text:p>
          </table:table-cell>
          <table:table-cell table:formula="of:=[$Sheet1.T95]" office:value-type="float" office:value="-0.000917268807983707" calcext:value-type="float">
            <text:p>-0.000917268807984</text:p>
          </table:table-cell>
          <table:table-cell table:formula="of:=[$Sheet1.X95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6]" office:value-type="float" office:value="1.03144176104789" calcext:value-type="float">
            <text:p>1.03144176104789</text:p>
          </table:table-cell>
          <table:table-cell table:formula="of:=[$Sheet1.H96]" office:value-type="float" office:value="1.03132860049529" calcext:value-type="float">
            <text:p>1.03132860049529</text:p>
          </table:table-cell>
          <table:table-cell table:formula="of:=[$Sheet1.L96]" office:value-type="float" office:value="1.03157289116779" calcext:value-type="float">
            <text:p>1.03157289116779</text:p>
          </table:table-cell>
          <table:table-cell table:formula="of:=[$Sheet1.P96]" office:value-type="float" office:value="1.02894406750089" calcext:value-type="float">
            <text:p>1.02894406750089</text:p>
          </table:table-cell>
          <table:table-cell table:formula="of:=[$Sheet1.T96]" office:value-type="float" office:value="-0.000917268807983707" calcext:value-type="float">
            <text:p>-0.000917268807984</text:p>
          </table:table-cell>
          <table:table-cell table:formula="of:=[$Sheet1.X96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7]" office:value-type="float" office:value="1.03144176104789" calcext:value-type="float">
            <text:p>1.03144176104789</text:p>
          </table:table-cell>
          <table:table-cell table:formula="of:=[$Sheet1.H97]" office:value-type="float" office:value="1.03132860049529" calcext:value-type="float">
            <text:p>1.03132860049529</text:p>
          </table:table-cell>
          <table:table-cell table:formula="of:=[$Sheet1.L97]" office:value-type="float" office:value="1.03157289116779" calcext:value-type="float">
            <text:p>1.03157289116779</text:p>
          </table:table-cell>
          <table:table-cell table:formula="of:=[$Sheet1.P97]" office:value-type="float" office:value="1.02977173667327" calcext:value-type="float">
            <text:p>1.02977173667327</text:p>
          </table:table-cell>
          <table:table-cell table:formula="of:=[$Sheet1.T97]" office:value-type="float" office:value="-0.000917268807983707" calcext:value-type="float">
            <text:p>-0.000917268807984</text:p>
          </table:table-cell>
          <table:table-cell table:formula="of:=[$Sheet1.X97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8]" office:value-type="float" office:value="1.03144176104789" calcext:value-type="float">
            <text:p>1.03144176104789</text:p>
          </table:table-cell>
          <table:table-cell table:formula="of:=[$Sheet1.H98]" office:value-type="float" office:value="1.03132860049529" calcext:value-type="float">
            <text:p>1.03132860049529</text:p>
          </table:table-cell>
          <table:table-cell table:formula="of:=[$Sheet1.L98]" office:value-type="float" office:value="1.03157289116779" calcext:value-type="float">
            <text:p>1.03157289116779</text:p>
          </table:table-cell>
          <table:table-cell table:formula="of:=[$Sheet1.P98]" office:value-type="float" office:value="1.02977173667327" calcext:value-type="float">
            <text:p>1.02977173667327</text:p>
          </table:table-cell>
          <table:table-cell table:formula="of:=[$Sheet1.T98]" office:value-type="float" office:value="-0.000917268807983707" calcext:value-type="float">
            <text:p>-0.000917268807984</text:p>
          </table:table-cell>
          <table:table-cell table:formula="of:=[$Sheet1.X9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99]" office:value-type="float" office:value="1.03144176104789" calcext:value-type="float">
            <text:p>1.03144176104789</text:p>
          </table:table-cell>
          <table:table-cell table:formula="of:=[$Sheet1.H99]" office:value-type="float" office:value="1.03132860049529" calcext:value-type="float">
            <text:p>1.03132860049529</text:p>
          </table:table-cell>
          <table:table-cell table:formula="of:=[$Sheet1.L99]" office:value-type="float" office:value="1.03157289116779" calcext:value-type="float">
            <text:p>1.03157289116779</text:p>
          </table:table-cell>
          <table:table-cell table:formula="of:=[$Sheet1.P99]" office:value-type="float" office:value="1.02977173667327" calcext:value-type="float">
            <text:p>1.02977173667327</text:p>
          </table:table-cell>
          <table:table-cell table:formula="of:=[$Sheet1.T99]" office:value-type="float" office:value="-0.000917268807983707" calcext:value-type="float">
            <text:p>-0.000917268807984</text:p>
          </table:table-cell>
          <table:table-cell table:formula="of:=[$Sheet1.X99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0]" office:value-type="float" office:value="1.03144176104789" calcext:value-type="float">
            <text:p>1.03144176104789</text:p>
          </table:table-cell>
          <table:table-cell table:formula="of:=[$Sheet1.H100]" office:value-type="float" office:value="1.03132860049529" calcext:value-type="float">
            <text:p>1.03132860049529</text:p>
          </table:table-cell>
          <table:table-cell table:formula="of:=[$Sheet1.L100]" office:value-type="float" office:value="1.03157289116779" calcext:value-type="float">
            <text:p>1.03157289116779</text:p>
          </table:table-cell>
          <table:table-cell table:formula="of:=[$Sheet1.P100]" office:value-type="float" office:value="1.02977173667327" calcext:value-type="float">
            <text:p>1.02977173667327</text:p>
          </table:table-cell>
          <table:table-cell table:formula="of:=[$Sheet1.T100]" office:value-type="float" office:value="-0.000917268807983707" calcext:value-type="float">
            <text:p>-0.000917268807984</text:p>
          </table:table-cell>
          <table:table-cell table:formula="of:=[$Sheet1.X100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1]" office:value-type="float" office:value="1.03144176104789" calcext:value-type="float">
            <text:p>1.03144176104789</text:p>
          </table:table-cell>
          <table:table-cell table:formula="of:=[$Sheet1.H101]" office:value-type="float" office:value="1.03132860049529" calcext:value-type="float">
            <text:p>1.03132860049529</text:p>
          </table:table-cell>
          <table:table-cell table:formula="of:=[$Sheet1.L101]" office:value-type="float" office:value="1.03157289116779" calcext:value-type="float">
            <text:p>1.03157289116779</text:p>
          </table:table-cell>
          <table:table-cell table:formula="of:=[$Sheet1.P101]" office:value-type="float" office:value="1.02977173667327" calcext:value-type="float">
            <text:p>1.02977173667327</text:p>
          </table:table-cell>
          <table:table-cell table:formula="of:=[$Sheet1.T101]" office:value-type="float" office:value="-0.000917268807983707" calcext:value-type="float">
            <text:p>-0.000917268807984</text:p>
          </table:table-cell>
          <table:table-cell table:formula="of:=[$Sheet1.X101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2]" office:value-type="float" office:value="1.03144176104789" calcext:value-type="float">
            <text:p>1.03144176104789</text:p>
          </table:table-cell>
          <table:table-cell table:formula="of:=[$Sheet1.H102]" office:value-type="float" office:value="1.03132860049529" calcext:value-type="float">
            <text:p>1.03132860049529</text:p>
          </table:table-cell>
          <table:table-cell table:formula="of:=[$Sheet1.L102]" office:value-type="float" office:value="1.03157289116779" calcext:value-type="float">
            <text:p>1.03157289116779</text:p>
          </table:table-cell>
          <table:table-cell table:formula="of:=[$Sheet1.P102]" office:value-type="float" office:value="1.02977173667327" calcext:value-type="float">
            <text:p>1.02977173667327</text:p>
          </table:table-cell>
          <table:table-cell table:formula="of:=[$Sheet1.T102]" office:value-type="float" office:value="-0.000917268807983707" calcext:value-type="float">
            <text:p>-0.000917268807984</text:p>
          </table:table-cell>
          <table:table-cell table:formula="of:=[$Sheet1.X102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3]" office:value-type="float" office:value="1.03144176104789" calcext:value-type="float">
            <text:p>1.03144176104789</text:p>
          </table:table-cell>
          <table:table-cell table:formula="of:=[$Sheet1.H103]" office:value-type="float" office:value="1.03132860049529" calcext:value-type="float">
            <text:p>1.03132860049529</text:p>
          </table:table-cell>
          <table:table-cell table:formula="of:=[$Sheet1.L103]" office:value-type="float" office:value="1.03157289116779" calcext:value-type="float">
            <text:p>1.03157289116779</text:p>
          </table:table-cell>
          <table:table-cell table:formula="of:=[$Sheet1.P103]" office:value-type="float" office:value="1.03160930252747" calcext:value-type="float">
            <text:p>1.03160930252747</text:p>
          </table:table-cell>
          <table:table-cell table:formula="of:=[$Sheet1.T103]" office:value-type="float" office:value="-0.000917268807983707" calcext:value-type="float">
            <text:p>-0.000917268807984</text:p>
          </table:table-cell>
          <table:table-cell table:formula="of:=[$Sheet1.X103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4]" office:value-type="float" office:value="1.03144176104789" calcext:value-type="float">
            <text:p>1.03144176104789</text:p>
          </table:table-cell>
          <table:table-cell table:formula="of:=[$Sheet1.H104]" office:value-type="float" office:value="1.03132860049529" calcext:value-type="float">
            <text:p>1.03132860049529</text:p>
          </table:table-cell>
          <table:table-cell table:formula="of:=[$Sheet1.L104]" office:value-type="float" office:value="1.03157289116779" calcext:value-type="float">
            <text:p>1.03157289116779</text:p>
          </table:table-cell>
          <table:table-cell table:formula="of:=[$Sheet1.P104]" office:value-type="float" office:value="1.03160930252747" calcext:value-type="float">
            <text:p>1.03160930252747</text:p>
          </table:table-cell>
          <table:table-cell table:formula="of:=[$Sheet1.T104]" office:value-type="float" office:value="-0.000917268807983707" calcext:value-type="float">
            <text:p>-0.000917268807984</text:p>
          </table:table-cell>
          <table:table-cell table:formula="of:=[$Sheet1.X104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D105]" office:value-type="float" office:value="1.03144176104789" calcext:value-type="float">
            <text:p>1.03144176104789</text:p>
          </table:table-cell>
          <table:table-cell table:formula="of:=[$Sheet1.H105]" office:value-type="float" office:value="1.03132860049529" calcext:value-type="float">
            <text:p>1.03132860049529</text:p>
          </table:table-cell>
          <table:table-cell table:formula="of:=[$Sheet1.L105]" office:value-type="float" office:value="1.03157289116779" calcext:value-type="float">
            <text:p>1.03157289116779</text:p>
          </table:table-cell>
          <table:table-cell table:formula="of:=[$Sheet1.P105]" office:value-type="float" office:value="1.03160930252747" calcext:value-type="float">
            <text:p>1.03160930252747</text:p>
          </table:table-cell>
          <table:table-cell table:formula="of:=[$Sheet1.T105]" office:value-type="float" office:value="-0.000917268807983707" calcext:value-type="float">
            <text:p>-0.000917268807984</text:p>
          </table:table-cell>
          <table:table-cell table:formula="of:=[$Sheet1.X105]" office:value-type="float" office:value="1.03127265715751" calcext:value-type="float">
            <text:p>1.03127265715751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ern32</text:p>
          </table:table-cell>
          <table:table-cell office:value-type="string" calcext:value-type="string">
            <text:p>SquaredExp</text:p>
          </table:table-cell>
          <table:table-cell office:value-type="string" calcext:value-type="string">
            <text:p>RationalQuad</text:p>
          </table:table-cell>
          <table:table-cell office:value-type="string" calcext:value-type="string">
            <text:p>Matern5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nsemble</text:p>
          </table:table-cell>
        </table:table-row>
        <table:table-row table:style-name="ro1">
          <table:table-cell table:formula="of:=[$Sheet1.C3]" office:value-type="float" office:value="-0.0494606606413946" calcext:value-type="float">
            <text:p>-0.049460660641395</text:p>
          </table:table-cell>
          <table:table-cell table:formula="of:=[$Sheet1.G3]" office:value-type="float" office:value="-11.9262404577564" calcext:value-type="float">
            <text:p>-11.9262404577564</text:p>
          </table:table-cell>
          <table:table-cell table:formula="of:=[$Sheet1.K3]" office:value-type="float" office:value="-0.450481748146348" calcext:value-type="float">
            <text:p>-0.450481748146348</text:p>
          </table:table-cell>
          <table:table-cell table:formula="of:=[$Sheet1.O3]" office:value-type="float" office:value="-63.5541129143177" calcext:value-type="float">
            <text:p>-63.5541129143177</text:p>
          </table:table-cell>
          <table:table-cell table:formula="of:=[$Sheet1.S3]" office:value-type="float" office:value="-0.372098624249333" calcext:value-type="float">
            <text:p>-0.372098624249333</text:p>
          </table:table-cell>
          <table:table-cell table:formula="of:=[$Sheet1.W3]" office:value-type="float" office:value="-29.9732712072933" calcext:value-type="float">
            <text:p>-29.9732712072933</text:p>
          </table:table-cell>
        </table:table-row>
        <table:table-row table:style-name="ro1">
          <table:table-cell table:formula="of:=[$Sheet1.C4]" office:value-type="float" office:value="-4.30121312719281" calcext:value-type="float">
            <text:p>-4.30121312719281</text:p>
          </table:table-cell>
          <table:table-cell table:formula="of:=[$Sheet1.G4]" office:value-type="float" office:value="-5.44439500349482" calcext:value-type="float">
            <text:p>-5.44439500349482</text:p>
          </table:table-cell>
          <table:table-cell table:formula="of:=[$Sheet1.K4]" office:value-type="float" office:value="-86.0465161270985" calcext:value-type="float">
            <text:p>-86.0465161270985</text:p>
          </table:table-cell>
          <table:table-cell table:formula="of:=[$Sheet1.O4]" office:value-type="float" office:value="-37.3466543740815" calcext:value-type="float">
            <text:p>-37.3466543740815</text:p>
          </table:table-cell>
          <table:table-cell table:formula="of:=[$Sheet1.S4]" office:value-type="float" office:value="-0.331676786443433" calcext:value-type="float">
            <text:p>-0.331676786443433</text:p>
          </table:table-cell>
          <table:table-cell table:formula="of:=[$Sheet1.W4]" office:value-type="float" office:value="-15.3535656007712" calcext:value-type="float">
            <text:p>-15.3535656007712</text:p>
          </table:table-cell>
        </table:table-row>
        <table:table-row table:style-name="ro1">
          <table:table-cell table:formula="of:=[$Sheet1.C5]" office:value-type="float" office:value="-30.4671443182675" calcext:value-type="float">
            <text:p>-30.4671443182675</text:p>
          </table:table-cell>
          <table:table-cell table:formula="of:=[$Sheet1.G5]" office:value-type="float" office:value="-4.00993723415606" calcext:value-type="float">
            <text:p>-4.00993723415606</text:p>
          </table:table-cell>
          <table:table-cell table:formula="of:=[$Sheet1.K5]" office:value-type="float" office:value="-3.91977551453562" calcext:value-type="float">
            <text:p>-3.91977551453562</text:p>
          </table:table-cell>
          <table:table-cell table:formula="of:=[$Sheet1.O5]" office:value-type="float" office:value="-45.6092198584665" calcext:value-type="float">
            <text:p>-45.6092198584665</text:p>
          </table:table-cell>
          <table:table-cell table:formula="of:=[$Sheet1.S5]" office:value-type="float" office:value="-1.3719339979474" calcext:value-type="float">
            <text:p>-1.3719339979474</text:p>
          </table:table-cell>
          <table:table-cell table:formula="of:=[$Sheet1.W5]" office:value-type="float" office:value="-10.3615141409532" calcext:value-type="float">
            <text:p>-10.3615141409532</text:p>
          </table:table-cell>
        </table:table-row>
        <table:table-row table:style-name="ro1">
          <table:table-cell table:formula="of:=[$Sheet1.C6]" office:value-type="float" office:value="-46.5725103165789" calcext:value-type="float">
            <text:p>-46.5725103165789</text:p>
          </table:table-cell>
          <table:table-cell table:formula="of:=[$Sheet1.G6]" office:value-type="float" office:value="-48.2935817587411" calcext:value-type="float">
            <text:p>-48.2935817587411</text:p>
          </table:table-cell>
          <table:table-cell table:formula="of:=[$Sheet1.K6]" office:value-type="float" office:value="-0.471080449465378" calcext:value-type="float">
            <text:p>-0.471080449465378</text:p>
          </table:table-cell>
          <table:table-cell table:formula="of:=[$Sheet1.O6]" office:value-type="float" office:value="-162.9" calcext:value-type="float">
            <text:p>-162.9</text:p>
          </table:table-cell>
          <table:table-cell table:formula="of:=[$Sheet1.S6]" office:value-type="float" office:value="-1.15763308770987" calcext:value-type="float">
            <text:p>-1.15763308770987</text:p>
          </table:table-cell>
          <table:table-cell table:formula="of:=[$Sheet1.W6]" office:value-type="float" office:value="-150.9" calcext:value-type="float">
            <text:p>-150.9</text:p>
          </table:table-cell>
        </table:table-row>
        <table:table-row table:style-name="ro1">
          <table:table-cell table:formula="of:=[$Sheet1.C7]" office:value-type="float" office:value="-1.00324399879203" calcext:value-type="float">
            <text:p>-1.00324399879203</text:p>
          </table:table-cell>
          <table:table-cell table:formula="of:=[$Sheet1.G7]" office:value-type="float" office:value="-88.3439895690063" calcext:value-type="float">
            <text:p>-88.3439895690063</text:p>
          </table:table-cell>
          <table:table-cell table:formula="of:=[$Sheet1.K7]" office:value-type="float" office:value="-0.803536788041795" calcext:value-type="float">
            <text:p>-0.803536788041795</text:p>
          </table:table-cell>
          <table:table-cell table:formula="of:=[$Sheet1.O7]" office:value-type="float" office:value="-150.9" calcext:value-type="float">
            <text:p>-150.9</text:p>
          </table:table-cell>
          <table:table-cell table:formula="of:=[$Sheet1.S7]" office:value-type="float" office:value="-1.15763308770987" calcext:value-type="float">
            <text:p>-1.15763308770987</text:p>
          </table:table-cell>
          <table:table-cell table:formula="of:=[$Sheet1.W7]" office:value-type="float" office:value="-150.9" calcext:value-type="float">
            <text:p>-150.9</text:p>
          </table:table-cell>
        </table:table-row>
        <table:table-row table:style-name="ro1">
          <table:table-cell table:formula="of:=[$Sheet1.C8]" office:value-type="float" office:value="-0.119665180356566" calcext:value-type="float">
            <text:p>-0.119665180356566</text:p>
          </table:table-cell>
          <table:table-cell table:formula="of:=[$Sheet1.G8]" office:value-type="float" office:value="-2.35414911963681" calcext:value-type="float">
            <text:p>-2.35414911963681</text:p>
          </table:table-cell>
          <table:table-cell table:formula="of:=[$Sheet1.K8]" office:value-type="float" office:value="0.365808954869208" calcext:value-type="float">
            <text:p>0.365808954869208</text:p>
          </table:table-cell>
          <table:table-cell table:formula="of:=[$Sheet1.O8]" office:value-type="float" office:value="-48.0425468880883" calcext:value-type="float">
            <text:p>-48.0425468880883</text:p>
          </table:table-cell>
          <table:table-cell table:formula="of:=[$Sheet1.S8]" office:value-type="float" office:value="-1.15763308770987" calcext:value-type="float">
            <text:p>-1.15763308770987</text:p>
          </table:table-cell>
          <table:table-cell table:formula="of:=[$Sheet1.W8]" office:value-type="float" office:value="-162.9" calcext:value-type="float">
            <text:p>-162.9</text:p>
          </table:table-cell>
        </table:table-row>
        <table:table-row table:style-name="ro1">
          <table:table-cell table:formula="of:=[$Sheet1.C9]" office:value-type="float" office:value="-162.9" calcext:value-type="float">
            <text:p>-162.9</text:p>
          </table:table-cell>
          <table:table-cell table:formula="of:=[$Sheet1.G9]" office:value-type="float" office:value="-2.21128089481981" calcext:value-type="float">
            <text:p>-2.21128089481981</text:p>
          </table:table-cell>
          <table:table-cell table:formula="of:=[$Sheet1.K9]" office:value-type="float" office:value="0.581502573831881" calcext:value-type="float">
            <text:p>0.581502573831881</text:p>
          </table:table-cell>
          <table:table-cell table:formula="of:=[$Sheet1.O9]" office:value-type="float" office:value="0.426939480575546" calcext:value-type="float">
            <text:p>0.426939480575546</text:p>
          </table:table-cell>
          <table:table-cell table:formula="of:=[$Sheet1.S9]" office:value-type="float" office:value="-0.878187314547687" calcext:value-type="float">
            <text:p>-0.878187314547687</text:p>
          </table:table-cell>
          <table:table-cell table:formula="of:=[$Sheet1.W9]" office:value-type="float" office:value="-2.24159302445707" calcext:value-type="float">
            <text:p>-2.24159302445707</text:p>
          </table:table-cell>
        </table:table-row>
        <table:table-row table:style-name="ro1">
          <table:table-cell table:formula="of:=[$Sheet1.C10]" office:value-type="float" office:value="-0.676289941563023" calcext:value-type="float">
            <text:p>-0.676289941563023</text:p>
          </table:table-cell>
          <table:table-cell table:formula="of:=[$Sheet1.G10]" office:value-type="float" office:value="-0.184765067910228" calcext:value-type="float">
            <text:p>-0.184765067910228</text:p>
          </table:table-cell>
          <table:table-cell table:formula="of:=[$Sheet1.K10]" office:value-type="float" office:value="-107.355370757979" calcext:value-type="float">
            <text:p>-107.355370757979</text:p>
          </table:table-cell>
          <table:table-cell table:formula="of:=[$Sheet1.O10]" office:value-type="float" office:value="0.260243777859826" calcext:value-type="float">
            <text:p>0.260243777859826</text:p>
          </table:table-cell>
          <table:table-cell table:formula="of:=[$Sheet1.S10]" office:value-type="float" office:value="-0.892457313086508" calcext:value-type="float">
            <text:p>-0.892457313086508</text:p>
          </table:table-cell>
          <table:table-cell table:formula="of:=[$Sheet1.W10]" office:value-type="float" office:value="-2.18156263882592" calcext:value-type="float">
            <text:p>-2.18156263882592</text:p>
          </table:table-cell>
        </table:table-row>
        <table:table-row table:style-name="ro1">
          <table:table-cell table:formula="of:=[$Sheet1.C11]" office:value-type="float" office:value="0.039306505516178" calcext:value-type="float">
            <text:p>0.039306505516178</text:p>
          </table:table-cell>
          <table:table-cell table:formula="of:=[$Sheet1.G11]" office:value-type="float" office:value="-1.13303442786361" calcext:value-type="float">
            <text:p>-1.13303442786361</text:p>
          </table:table-cell>
          <table:table-cell table:formula="of:=[$Sheet1.K11]" office:value-type="float" office:value="0.930068982587635" calcext:value-type="float">
            <text:p>0.930068982587635</text:p>
          </table:table-cell>
          <table:table-cell table:formula="of:=[$Sheet1.O11]" office:value-type="float" office:value="0.621393470804449" calcext:value-type="float">
            <text:p>0.621393470804449</text:p>
          </table:table-cell>
          <table:table-cell table:formula="of:=[$Sheet1.S11]" office:value-type="float" office:value="-0.252513859379355" calcext:value-type="float">
            <text:p>-0.252513859379355</text:p>
          </table:table-cell>
          <table:table-cell table:formula="of:=[$Sheet1.W11]" office:value-type="float" office:value="-2.19247167015411" calcext:value-type="float">
            <text:p>-2.19247167015411</text:p>
          </table:table-cell>
        </table:table-row>
        <table:table-row table:style-name="ro1">
          <table:table-cell table:formula="of:=[$Sheet1.C12]" office:value-type="float" office:value="-0.215875330723926" calcext:value-type="float">
            <text:p>-0.215875330723926</text:p>
          </table:table-cell>
          <table:table-cell table:formula="of:=[$Sheet1.G12]" office:value-type="float" office:value="-0.274406554834179" calcext:value-type="float">
            <text:p>-0.274406554834179</text:p>
          </table:table-cell>
          <table:table-cell table:formula="of:=[$Sheet1.K12]" office:value-type="float" office:value="-12.6138512898996" calcext:value-type="float">
            <text:p>-12.6138512898996</text:p>
          </table:table-cell>
          <table:table-cell table:formula="of:=[$Sheet1.O12]" office:value-type="float" office:value="0.500742941609916" calcext:value-type="float">
            <text:p>0.500742941609916</text:p>
          </table:table-cell>
          <table:table-cell table:formula="of:=[$Sheet1.S12]" office:value-type="float" office:value="-1.99223985764458" calcext:value-type="float">
            <text:p>-1.99223985764458</text:p>
          </table:table-cell>
          <table:table-cell table:formula="of:=[$Sheet1.W12]" office:value-type="float" office:value="-2.19585838751109" calcext:value-type="float">
            <text:p>-2.19585838751109</text:p>
          </table:table-cell>
        </table:table-row>
        <table:table-row table:style-name="ro1">
          <table:table-cell table:formula="of:=[$Sheet1.C13]" office:value-type="float" office:value="0.144102201052907" calcext:value-type="float">
            <text:p>0.144102201052907</text:p>
          </table:table-cell>
          <table:table-cell table:formula="of:=[$Sheet1.G13]" office:value-type="float" office:value="-1.24606570367689" calcext:value-type="float">
            <text:p>-1.24606570367689</text:p>
          </table:table-cell>
          <table:table-cell table:formula="of:=[$Sheet1.K13]" office:value-type="float" office:value="-0.896046984229552" calcext:value-type="float">
            <text:p>-0.896046984229552</text:p>
          </table:table-cell>
          <table:table-cell table:formula="of:=[$Sheet1.O13]" office:value-type="float" office:value="-0.396686566551886" calcext:value-type="float">
            <text:p>-0.396686566551886</text:p>
          </table:table-cell>
          <table:table-cell table:formula="of:=[$Sheet1.S13]" office:value-type="float" office:value="-0.136277539167097" calcext:value-type="float">
            <text:p>-0.136277539167097</text:p>
          </table:table-cell>
          <table:table-cell table:formula="of:=[$Sheet1.W13]" office:value-type="float" office:value="-2.20815969050418" calcext:value-type="float">
            <text:p>-2.20815969050418</text:p>
          </table:table-cell>
        </table:table-row>
        <table:table-row table:style-name="ro1">
          <table:table-cell table:formula="of:=[$Sheet1.C14]" office:value-type="float" office:value="-162.9" calcext:value-type="float">
            <text:p>-162.9</text:p>
          </table:table-cell>
          <table:table-cell table:formula="of:=[$Sheet1.G14]" office:value-type="float" office:value="-35.1002790297465" calcext:value-type="float">
            <text:p>-35.1002790297465</text:p>
          </table:table-cell>
          <table:table-cell table:formula="of:=[$Sheet1.K14]" office:value-type="float" office:value="0.875010544546653" calcext:value-type="float">
            <text:p>0.875010544546653</text:p>
          </table:table-cell>
          <table:table-cell table:formula="of:=[$Sheet1.O14]" office:value-type="float" office:value="0.985469173254447" calcext:value-type="float">
            <text:p>0.985469173254447</text:p>
          </table:table-cell>
          <table:table-cell table:formula="of:=[$Sheet1.S14]" office:value-type="float" office:value="-0.819349973070471" calcext:value-type="float">
            <text:p>-0.819349973070471</text:p>
          </table:table-cell>
          <table:table-cell table:formula="of:=[$Sheet1.W14]" office:value-type="float" office:value="-2.20442125116493" calcext:value-type="float">
            <text:p>-2.20442125116493</text:p>
          </table:table-cell>
        </table:table-row>
        <table:table-row table:style-name="ro1">
          <table:table-cell table:formula="of:=[$Sheet1.C15]" office:value-type="float" office:value="-0.318300409457985" calcext:value-type="float">
            <text:p>-0.318300409457985</text:p>
          </table:table-cell>
          <table:table-cell table:formula="of:=[$Sheet1.G15]" office:value-type="float" office:value="-38.7400806838729" calcext:value-type="float">
            <text:p>-38.7400806838729</text:p>
          </table:table-cell>
          <table:table-cell table:formula="of:=[$Sheet1.K15]" office:value-type="float" office:value="-31.2809382503607" calcext:value-type="float">
            <text:p>-31.2809382503607</text:p>
          </table:table-cell>
          <table:table-cell table:formula="of:=[$Sheet1.O15]" office:value-type="float" office:value="0.927180682432827" calcext:value-type="float">
            <text:p>0.927180682432827</text:p>
          </table:table-cell>
          <table:table-cell table:formula="of:=[$Sheet1.S15]" office:value-type="float" office:value="-0.0161382431102162" calcext:value-type="float">
            <text:p>-0.016138243110216</text:p>
          </table:table-cell>
          <table:table-cell table:formula="of:=[$Sheet1.W15]" office:value-type="float" office:value="-1.80760336980277" calcext:value-type="float">
            <text:p>-1.80760336980277</text:p>
          </table:table-cell>
        </table:table-row>
        <table:table-row table:style-name="ro1">
          <table:table-cell table:formula="of:=[$Sheet1.C16]" office:value-type="float" office:value="-1.31421923600272" calcext:value-type="float">
            <text:p>-1.31421923600272</text:p>
          </table:table-cell>
          <table:table-cell table:formula="of:=[$Sheet1.G16]" office:value-type="float" office:value="1.00894417450059" calcext:value-type="float">
            <text:p>1.00894417450059</text:p>
          </table:table-cell>
          <table:table-cell table:formula="of:=[$Sheet1.K16]" office:value-type="float" office:value="0.807963691101488" calcext:value-type="float">
            <text:p>0.807963691101488</text:p>
          </table:table-cell>
          <table:table-cell table:formula="of:=[$Sheet1.O16]" office:value-type="float" office:value="0.216677438327752" calcext:value-type="float">
            <text:p>0.216677438327752</text:p>
          </table:table-cell>
          <table:table-cell table:formula="of:=[$Sheet1.S16]" office:value-type="float" office:value="-0.017014443635437" calcext:value-type="float">
            <text:p>-0.017014443635437</text:p>
          </table:table-cell>
          <table:table-cell table:formula="of:=[$Sheet1.W16]" office:value-type="float" office:value="-1.92857689968176" calcext:value-type="float">
            <text:p>-1.92857689968176</text:p>
          </table:table-cell>
        </table:table-row>
        <table:table-row table:style-name="ro1">
          <table:table-cell table:formula="of:=[$Sheet1.C17]" office:value-type="float" office:value="-3.88021373356401" calcext:value-type="float">
            <text:p>-3.88021373356401</text:p>
          </table:table-cell>
          <table:table-cell table:formula="of:=[$Sheet1.G17]" office:value-type="float" office:value="-105.57829804217" calcext:value-type="float">
            <text:p>-105.57829804217</text:p>
          </table:table-cell>
          <table:table-cell table:formula="of:=[$Sheet1.K17]" office:value-type="float" office:value="-0.49050109198693" calcext:value-type="float">
            <text:p>-0.49050109198693</text:p>
          </table:table-cell>
          <table:table-cell table:formula="of:=[$Sheet1.O17]" office:value-type="float" office:value="0.648216790665999" calcext:value-type="float">
            <text:p>0.648216790665999</text:p>
          </table:table-cell>
          <table:table-cell table:formula="of:=[$Sheet1.S17]" office:value-type="float" office:value="-0.882774752309416" calcext:value-type="float">
            <text:p>-0.882774752309416</text:p>
          </table:table-cell>
          <table:table-cell table:formula="of:=[$Sheet1.W17]" office:value-type="float" office:value="-1.34065527182368" calcext:value-type="float">
            <text:p>-1.34065527182368</text:p>
          </table:table-cell>
        </table:table-row>
        <table:table-row table:style-name="ro1">
          <table:table-cell table:formula="of:=[$Sheet1.C18]" office:value-type="float" office:value="-150.9" calcext:value-type="float">
            <text:p>-150.9</text:p>
          </table:table-cell>
          <table:table-cell table:formula="of:=[$Sheet1.G18]" office:value-type="float" office:value="-84.2658927410717" calcext:value-type="float">
            <text:p>-84.2658927410717</text:p>
          </table:table-cell>
          <table:table-cell table:formula="of:=[$Sheet1.K18]" office:value-type="float" office:value="0.498279441155705" calcext:value-type="float">
            <text:p>0.498279441155705</text:p>
          </table:table-cell>
          <table:table-cell table:formula="of:=[$Sheet1.O18]" office:value-type="float" office:value="0.671631215616516" calcext:value-type="float">
            <text:p>0.671631215616516</text:p>
          </table:table-cell>
          <table:table-cell table:formula="of:=[$Sheet1.S18]" office:value-type="float" office:value="-0.924973011447244" calcext:value-type="float">
            <text:p>-0.924973011447244</text:p>
          </table:table-cell>
          <table:table-cell table:formula="of:=[$Sheet1.W18]" office:value-type="float" office:value="-0.985419743958963" calcext:value-type="float">
            <text:p>-0.985419743958963</text:p>
          </table:table-cell>
        </table:table-row>
        <table:table-row table:style-name="ro1">
          <table:table-cell table:formula="of:=[$Sheet1.C19]" office:value-type="float" office:value="-0.328683475285313" calcext:value-type="float">
            <text:p>-0.328683475285313</text:p>
          </table:table-cell>
          <table:table-cell table:formula="of:=[$Sheet1.G19]" office:value-type="float" office:value="0.826364110670162" calcext:value-type="float">
            <text:p>0.826364110670162</text:p>
          </table:table-cell>
          <table:table-cell table:formula="of:=[$Sheet1.K19]" office:value-type="float" office:value="1.02346298204517" calcext:value-type="float">
            <text:p>1.02346298204517</text:p>
          </table:table-cell>
          <table:table-cell table:formula="of:=[$Sheet1.O19]" office:value-type="float" office:value="0.899771760175195" calcext:value-type="float">
            <text:p>0.899771760175195</text:p>
          </table:table-cell>
          <table:table-cell table:formula="of:=[$Sheet1.S19]" office:value-type="float" office:value="-0.00862464955992737" calcext:value-type="float">
            <text:p>-0.008624649559927</text:p>
          </table:table-cell>
          <table:table-cell table:formula="of:=[$Sheet1.W19]" office:value-type="float" office:value="0.393294549281387" calcext:value-type="float">
            <text:p>0.393294549281387</text:p>
          </table:table-cell>
        </table:table-row>
        <table:table-row table:style-name="ro1">
          <table:table-cell table:formula="of:=[$Sheet1.C20]" office:value-type="float" office:value="-0.564128744798985" calcext:value-type="float">
            <text:p>-0.564128744798985</text:p>
          </table:table-cell>
          <table:table-cell table:formula="of:=[$Sheet1.G20]" office:value-type="float" office:value="1.01324172543952" calcext:value-type="float">
            <text:p>1.01324172543952</text:p>
          </table:table-cell>
          <table:table-cell table:formula="of:=[$Sheet1.K20]" office:value-type="float" office:value="0.577133604666842" calcext:value-type="float">
            <text:p>0.577133604666842</text:p>
          </table:table-cell>
          <table:table-cell table:formula="of:=[$Sheet1.O20]" office:value-type="float" office:value="0.0240075483781071" calcext:value-type="float">
            <text:p>0.024007548378107</text:p>
          </table:table-cell>
          <table:table-cell table:formula="of:=[$Sheet1.S20]" office:value-type="float" office:value="-0.0267276045351464" calcext:value-type="float">
            <text:p>-0.026727604535147</text:p>
          </table:table-cell>
          <table:table-cell table:formula="of:=[$Sheet1.W20]" office:value-type="float" office:value="0.5699357462464" calcext:value-type="float">
            <text:p>0.5699357462464</text:p>
          </table:table-cell>
        </table:table-row>
        <table:table-row table:style-name="ro1">
          <table:table-cell table:formula="of:=[$Sheet1.C21]" office:value-type="float" office:value="0.0671914999443999" calcext:value-type="float">
            <text:p>0.0671914999444</text:p>
          </table:table-cell>
          <table:table-cell table:formula="of:=[$Sheet1.G21]" office:value-type="float" office:value="0.098431551096819" calcext:value-type="float">
            <text:p>0.098431551096819</text:p>
          </table:table-cell>
          <table:table-cell table:formula="of:=[$Sheet1.K21]" office:value-type="float" office:value="-0.0413483629236718" calcext:value-type="float">
            <text:p>-0.041348362923672</text:p>
          </table:table-cell>
          <table:table-cell table:formula="of:=[$Sheet1.O21]" office:value-type="float" office:value="0.673111699868711" calcext:value-type="float">
            <text:p>0.673111699868711</text:p>
          </table:table-cell>
          <table:table-cell table:formula="of:=[$Sheet1.S21]" office:value-type="float" office:value="-0.138350164072974" calcext:value-type="float">
            <text:p>-0.138350164072974</text:p>
          </table:table-cell>
          <table:table-cell table:formula="of:=[$Sheet1.W21]" office:value-type="float" office:value="0.78193249389524" calcext:value-type="float">
            <text:p>0.78193249389524</text:p>
          </table:table-cell>
        </table:table-row>
        <table:table-row table:style-name="ro1">
          <table:table-cell table:formula="of:=[$Sheet1.C22]" office:value-type="float" office:value="0.614210596452328" calcext:value-type="float">
            <text:p>0.614210596452328</text:p>
          </table:table-cell>
          <table:table-cell table:formula="of:=[$Sheet1.G22]" office:value-type="float" office:value="-0.324032289783793" calcext:value-type="float">
            <text:p>-0.324032289783793</text:p>
          </table:table-cell>
          <table:table-cell table:formula="of:=[$Sheet1.K22]" office:value-type="float" office:value="-0.150335414797691" calcext:value-type="float">
            <text:p>-0.150335414797691</text:p>
          </table:table-cell>
          <table:table-cell table:formula="of:=[$Sheet1.O22]" office:value-type="float" office:value="0.514626066088376" calcext:value-type="float">
            <text:p>0.514626066088376</text:p>
          </table:table-cell>
          <table:table-cell table:formula="of:=[$Sheet1.S22]" office:value-type="float" office:value="-0.106007706404773" calcext:value-type="float">
            <text:p>-0.106007706404773</text:p>
          </table:table-cell>
          <table:table-cell table:formula="of:=[$Sheet1.W22]" office:value-type="float" office:value="0.926141091284126" calcext:value-type="float">
            <text:p>0.926141091284126</text:p>
          </table:table-cell>
        </table:table-row>
        <table:table-row table:style-name="ro1">
          <table:table-cell table:formula="of:=[$Sheet1.C23]" office:value-type="float" office:value="0.734012022743882" calcext:value-type="float">
            <text:p>0.734012022743882</text:p>
          </table:table-cell>
          <table:table-cell table:formula="of:=[$Sheet1.G23]" office:value-type="float" office:value="-0.493137044864999" calcext:value-type="float">
            <text:p>-0.493137044864999</text:p>
          </table:table-cell>
          <table:table-cell table:formula="of:=[$Sheet1.K23]" office:value-type="float" office:value="-0.22634796089592" calcext:value-type="float">
            <text:p>-0.22634796089592</text:p>
          </table:table-cell>
          <table:table-cell table:formula="of:=[$Sheet1.O23]" office:value-type="float" office:value="1.02894406750089" calcext:value-type="float">
            <text:p>1.02894406750089</text:p>
          </table:table-cell>
          <table:table-cell table:formula="of:=[$Sheet1.S23]" office:value-type="float" office:value="-0.113127007772525" calcext:value-type="float">
            <text:p>-0.113127007772525</text:p>
          </table:table-cell>
          <table:table-cell table:formula="of:=[$Sheet1.W23]" office:value-type="float" office:value="0.880786513122386" calcext:value-type="float">
            <text:p>0.880786513122386</text:p>
          </table:table-cell>
        </table:table-row>
        <table:table-row table:style-name="ro1">
          <table:table-cell table:formula="of:=[$Sheet1.C24]" office:value-type="float" office:value="0.663526080099934" calcext:value-type="float">
            <text:p>0.663526080099934</text:p>
          </table:table-cell>
          <table:table-cell table:formula="of:=[$Sheet1.G24]" office:value-type="float" office:value="0.234062085221181" calcext:value-type="float">
            <text:p>0.234062085221181</text:p>
          </table:table-cell>
          <table:table-cell table:formula="of:=[$Sheet1.K24]" office:value-type="float" office:value="0.479024686553233" calcext:value-type="float">
            <text:p>0.479024686553233</text:p>
          </table:table-cell>
          <table:table-cell table:formula="of:=[$Sheet1.O24]" office:value-type="float" office:value="-0.258602944527451" calcext:value-type="float">
            <text:p>-0.258602944527451</text:p>
          </table:table-cell>
          <table:table-cell table:formula="of:=[$Sheet1.S24]" office:value-type="float" office:value="-0.0777665938607812" calcext:value-type="float">
            <text:p>-0.077766593860781</text:p>
          </table:table-cell>
          <table:table-cell table:formula="of:=[$Sheet1.W24]" office:value-type="float" office:value="0.957818811794684" calcext:value-type="float">
            <text:p>0.957818811794684</text:p>
          </table:table-cell>
        </table:table-row>
        <table:table-row table:style-name="ro1">
          <table:table-cell table:formula="of:=[$Sheet1.C25]" office:value-type="float" office:value="0.849443410246684" calcext:value-type="float">
            <text:p>0.849443410246684</text:p>
          </table:table-cell>
          <table:table-cell table:formula="of:=[$Sheet1.G25]" office:value-type="float" office:value="-0.626673295888787" calcext:value-type="float">
            <text:p>-0.626673295888787</text:p>
          </table:table-cell>
          <table:table-cell table:formula="of:=[$Sheet1.K25]" office:value-type="float" office:value="0.575757797908858" calcext:value-type="float">
            <text:p>0.575757797908858</text:p>
          </table:table-cell>
          <table:table-cell table:formula="of:=[$Sheet1.O25]" office:value-type="float" office:value="-0.321410490305358" calcext:value-type="float">
            <text:p>-0.321410490305358</text:p>
          </table:table-cell>
          <table:table-cell table:formula="of:=[$Sheet1.S25]" office:value-type="float" office:value="-1.98559602614912" calcext:value-type="float">
            <text:p>-1.98559602614912</text:p>
          </table:table-cell>
          <table:table-cell table:formula="of:=[$Sheet1.W25]" office:value-type="float" office:value="0.981172155795642" calcext:value-type="float">
            <text:p>0.981172155795642</text:p>
          </table:table-cell>
        </table:table-row>
        <table:table-row table:style-name="ro1">
          <table:table-cell table:formula="of:=[$Sheet1.C26]" office:value-type="float" office:value="0.308136730344671" calcext:value-type="float">
            <text:p>0.308136730344671</text:p>
          </table:table-cell>
          <table:table-cell table:formula="of:=[$Sheet1.G26]" office:value-type="float" office:value="-15.5936979791559" calcext:value-type="float">
            <text:p>-15.5936979791559</text:p>
          </table:table-cell>
          <table:table-cell table:formula="of:=[$Sheet1.K26]" office:value-type="float" office:value="0.379067070240412" calcext:value-type="float">
            <text:p>0.379067070240412</text:p>
          </table:table-cell>
          <table:table-cell table:formula="of:=[$Sheet1.O26]" office:value-type="float" office:value="1.02222674467332" calcext:value-type="float">
            <text:p>1.02222674467332</text:p>
          </table:table-cell>
          <table:table-cell table:formula="of:=[$Sheet1.S26]" office:value-type="float" office:value="-0.0381562357928549" calcext:value-type="float">
            <text:p>-0.038156235792855</text:p>
          </table:table-cell>
          <table:table-cell table:formula="of:=[$Sheet1.W26]" office:value-type="float" office:value="0.455020401085126" calcext:value-type="float">
            <text:p>0.455020401085126</text:p>
          </table:table-cell>
        </table:table-row>
        <table:table-row table:style-name="ro1">
          <table:table-cell table:formula="of:=[$Sheet1.C27]" office:value-type="float" office:value="0.926032306979491" calcext:value-type="float">
            <text:p>0.926032306979491</text:p>
          </table:table-cell>
          <table:table-cell table:formula="of:=[$Sheet1.G27]" office:value-type="float" office:value="-17.5193936791316" calcext:value-type="float">
            <text:p>-17.5193936791316</text:p>
          </table:table-cell>
          <table:table-cell table:formula="of:=[$Sheet1.K27]" office:value-type="float" office:value="0.937606631920931" calcext:value-type="float">
            <text:p>0.937606631920931</text:p>
          </table:table-cell>
          <table:table-cell table:formula="of:=[$Sheet1.O27]" office:value-type="float" office:value="0.768841836556203" calcext:value-type="float">
            <text:p>0.768841836556203</text:p>
          </table:table-cell>
          <table:table-cell table:formula="of:=[$Sheet1.S27]" office:value-type="float" office:value="-0.063746758225227" calcext:value-type="float">
            <text:p>-0.063746758225227</text:p>
          </table:table-cell>
          <table:table-cell table:formula="of:=[$Sheet1.W27]" office:value-type="float" office:value="0.983145694670976" calcext:value-type="float">
            <text:p>0.983145694670976</text:p>
          </table:table-cell>
        </table:table-row>
        <table:table-row table:style-name="ro1">
          <table:table-cell table:formula="of:=[$Sheet1.C28]" office:value-type="float" office:value="0.485943568892258" calcext:value-type="float">
            <text:p>0.485943568892258</text:p>
          </table:table-cell>
          <table:table-cell table:formula="of:=[$Sheet1.G28]" office:value-type="float" office:value="-6.610980373325" calcext:value-type="float">
            <text:p>-6.610980373325</text:p>
          </table:table-cell>
          <table:table-cell table:formula="of:=[$Sheet1.K28]" office:value-type="float" office:value="-0.121550759157607" calcext:value-type="float">
            <text:p>-0.121550759157607</text:p>
          </table:table-cell>
          <table:table-cell table:formula="of:=[$Sheet1.O28]" office:value-type="float" office:value="-1.31209444517764" calcext:value-type="float">
            <text:p>-1.31209444517764</text:p>
          </table:table-cell>
          <table:table-cell table:formula="of:=[$Sheet1.S28]" office:value-type="float" office:value="-0.0873914253354591" calcext:value-type="float">
            <text:p>-0.087391425335459</text:p>
          </table:table-cell>
          <table:table-cell table:formula="of:=[$Sheet1.W28]" office:value-type="float" office:value="1.00719244858799" calcext:value-type="float">
            <text:p>1.00719244858799</text:p>
          </table:table-cell>
        </table:table-row>
        <table:table-row table:style-name="ro1">
          <table:table-cell table:formula="of:=[$Sheet1.C29]" office:value-type="float" office:value="0.908318977737372" calcext:value-type="float">
            <text:p>0.908318977737372</text:p>
          </table:table-cell>
          <table:table-cell table:formula="of:=[$Sheet1.G29]" office:value-type="float" office:value="0.609257369045711" calcext:value-type="float">
            <text:p>0.609257369045711</text:p>
          </table:table-cell>
          <table:table-cell table:formula="of:=[$Sheet1.K29]" office:value-type="float" office:value="-14.7604788629872" calcext:value-type="float">
            <text:p>-14.7604788629872</text:p>
          </table:table-cell>
          <table:table-cell table:formula="of:=[$Sheet1.O29]" office:value-type="float" office:value="-0.408207680914619" calcext:value-type="float">
            <text:p>-0.408207680914619</text:p>
          </table:table-cell>
          <table:table-cell table:formula="of:=[$Sheet1.S29]" office:value-type="float" office:value="-0.0708278031840419" calcext:value-type="float">
            <text:p>-0.070827803184042</text:p>
          </table:table-cell>
          <table:table-cell table:formula="of:=[$Sheet1.W29]" office:value-type="float" office:value="1.02209066256013" calcext:value-type="float">
            <text:p>1.02209066256013</text:p>
          </table:table-cell>
        </table:table-row>
        <table:table-row table:style-name="ro1">
          <table:table-cell table:formula="of:=[$Sheet1.C30]" office:value-type="float" office:value="0.976340188110539" calcext:value-type="float">
            <text:p>0.976340188110539</text:p>
          </table:table-cell>
          <table:table-cell table:formula="of:=[$Sheet1.G30]" office:value-type="float" office:value="0.832159634414088" calcext:value-type="float">
            <text:p>0.832159634414088</text:p>
          </table:table-cell>
          <table:table-cell table:formula="of:=[$Sheet1.K30]" office:value-type="float" office:value="1.02787379580379" calcext:value-type="float">
            <text:p>1.02787379580379</text:p>
          </table:table-cell>
          <table:table-cell table:formula="of:=[$Sheet1.O30]" office:value-type="float" office:value="0.523957849843551" calcext:value-type="float">
            <text:p>0.523957849843551</text:p>
          </table:table-cell>
          <table:table-cell table:formula="of:=[$Sheet1.S30]" office:value-type="float" office:value="-0.00105585670260355" calcext:value-type="float">
            <text:p>-0.001055856702604</text:p>
          </table:table-cell>
          <table:table-cell table:formula="of:=[$Sheet1.W30]" office:value-type="float" office:value="1.00067252513499" calcext:value-type="float">
            <text:p>1.00067252513499</text:p>
          </table:table-cell>
        </table:table-row>
        <table:table-row table:style-name="ro1">
          <table:table-cell table:formula="of:=[$Sheet1.C31]" office:value-type="float" office:value="1.01145814372428" calcext:value-type="float">
            <text:p>1.01145814372428</text:p>
          </table:table-cell>
          <table:table-cell table:formula="of:=[$Sheet1.G31]" office:value-type="float" office:value="1.02716465911924" calcext:value-type="float">
            <text:p>1.02716465911924</text:p>
          </table:table-cell>
          <table:table-cell table:formula="of:=[$Sheet1.K31]" office:value-type="float" office:value="0.76501968852852" calcext:value-type="float">
            <text:p>0.76501968852852</text:p>
          </table:table-cell>
          <table:table-cell table:formula="of:=[$Sheet1.O31]" office:value-type="float" office:value="-0.272366249784272" calcext:value-type="float">
            <text:p>-0.272366249784272</text:p>
          </table:table-cell>
          <table:table-cell table:formula="of:=[$Sheet1.S31]" office:value-type="float" office:value="-0.472225335888354" calcext:value-type="float">
            <text:p>-0.472225335888354</text:p>
          </table:table-cell>
          <table:table-cell table:formula="of:=[$Sheet1.W31]" office:value-type="float" office:value="-0.782594861949289" calcext:value-type="float">
            <text:p>-0.782594861949289</text:p>
          </table:table-cell>
        </table:table-row>
        <table:table-row table:style-name="ro1">
          <table:table-cell table:formula="of:=[$Sheet1.C32]" office:value-type="float" office:value="1.02212732398321" calcext:value-type="float">
            <text:p>1.02212732398321</text:p>
          </table:table-cell>
          <table:table-cell table:formula="of:=[$Sheet1.G32]" office:value-type="float" office:value="-2.39524783871944" calcext:value-type="float">
            <text:p>-2.39524783871944</text:p>
          </table:table-cell>
          <table:table-cell table:formula="of:=[$Sheet1.K32]" office:value-type="float" office:value="-2.40334585599769" calcext:value-type="float">
            <text:p>-2.40334585599769</text:p>
          </table:table-cell>
          <table:table-cell table:formula="of:=[$Sheet1.O32]" office:value-type="float" office:value="0.168191883807894" calcext:value-type="float">
            <text:p>0.168191883807894</text:p>
          </table:table-cell>
          <table:table-cell table:formula="of:=[$Sheet1.S32]" office:value-type="float" office:value="-0.0440889274342312" calcext:value-type="float">
            <text:p>-0.044088927434231</text:p>
          </table:table-cell>
          <table:table-cell table:formula="of:=[$Sheet1.W32]" office:value-type="float" office:value="1.02079982971714" calcext:value-type="float">
            <text:p>1.02079982971714</text:p>
          </table:table-cell>
        </table:table-row>
        <table:table-row table:style-name="ro1">
          <table:table-cell table:formula="of:=[$Sheet1.C33]" office:value-type="float" office:value="1.00922948387626" calcext:value-type="float">
            <text:p>1.00922948387626</text:p>
          </table:table-cell>
          <table:table-cell table:formula="of:=[$Sheet1.G33]" office:value-type="float" office:value="1.01241672297577" calcext:value-type="float">
            <text:p>1.01241672297577</text:p>
          </table:table-cell>
          <table:table-cell table:formula="of:=[$Sheet1.K33]" office:value-type="float" office:value="0.985637488679537" calcext:value-type="float">
            <text:p>0.985637488679537</text:p>
          </table:table-cell>
          <table:table-cell table:formula="of:=[$Sheet1.O33]" office:value-type="float" office:value="-0.225808751093075" calcext:value-type="float">
            <text:p>-0.225808751093075</text:p>
          </table:table-cell>
          <table:table-cell table:formula="of:=[$Sheet1.S33]" office:value-type="float" office:value="-0.424258354734424" calcext:value-type="float">
            <text:p>-0.424258354734424</text:p>
          </table:table-cell>
          <table:table-cell table:formula="of:=[$Sheet1.W33]" office:value-type="float" office:value="0.97449581613813" calcext:value-type="float">
            <text:p>0.97449581613813</text:p>
          </table:table-cell>
        </table:table-row>
        <table:table-row table:style-name="ro1">
          <table:table-cell table:formula="of:=[$Sheet1.C34]" office:value-type="float" office:value="0.959666239387573" calcext:value-type="float">
            <text:p>0.959666239387573</text:p>
          </table:table-cell>
          <table:table-cell table:formula="of:=[$Sheet1.G34]" office:value-type="float" office:value="0.974694987318234" calcext:value-type="float">
            <text:p>0.974694987318234</text:p>
          </table:table-cell>
          <table:table-cell table:formula="of:=[$Sheet1.K34]" office:value-type="float" office:value="-1.42424953678592" calcext:value-type="float">
            <text:p>-1.42424953678592</text:p>
          </table:table-cell>
          <table:table-cell table:formula="of:=[$Sheet1.O34]" office:value-type="float" office:value="-0.571956223918594" calcext:value-type="float">
            <text:p>-0.571956223918594</text:p>
          </table:table-cell>
          <table:table-cell table:formula="of:=[$Sheet1.S34]" office:value-type="float" office:value="-0.0454271902350883" calcext:value-type="float">
            <text:p>-0.045427190235088</text:p>
          </table:table-cell>
          <table:table-cell table:formula="of:=[$Sheet1.W34]" office:value-type="float" office:value="1.01069768510513" calcext:value-type="float">
            <text:p>1.01069768510513</text:p>
          </table:table-cell>
        </table:table-row>
        <table:table-row table:style-name="ro1">
          <table:table-cell table:formula="of:=[$Sheet1.C35]" office:value-type="float" office:value="-0.538629957619979" calcext:value-type="float">
            <text:p>-0.538629957619979</text:p>
          </table:table-cell>
          <table:table-cell table:formula="of:=[$Sheet1.G35]" office:value-type="float" office:value="-4.04338605743293" calcext:value-type="float">
            <text:p>-4.04338605743293</text:p>
          </table:table-cell>
          <table:table-cell table:formula="of:=[$Sheet1.K35]" office:value-type="float" office:value="-0.711393240414736" calcext:value-type="float">
            <text:p>-0.711393240414736</text:p>
          </table:table-cell>
          <table:table-cell table:formula="of:=[$Sheet1.O35]" office:value-type="float" office:value="-94.197446760879" calcext:value-type="float">
            <text:p>-94.197446760879</text:p>
          </table:table-cell>
          <table:table-cell table:formula="of:=[$Sheet1.S35]" office:value-type="float" office:value="-0.29999648582462" calcext:value-type="float">
            <text:p>-0.29999648582462</text:p>
          </table:table-cell>
          <table:table-cell table:formula="of:=[$Sheet1.W35]" office:value-type="float" office:value="1.03043420153767" calcext:value-type="float">
            <text:p>1.03043420153767</text:p>
          </table:table-cell>
        </table:table-row>
        <table:table-row table:style-name="ro1">
          <table:table-cell table:formula="of:=[$Sheet1.C36]" office:value-type="float" office:value="0.743644896783642" calcext:value-type="float">
            <text:p>0.743644896783642</text:p>
          </table:table-cell>
          <table:table-cell table:formula="of:=[$Sheet1.G36]" office:value-type="float" office:value="1.002375437267" calcext:value-type="float">
            <text:p>1.002375437267</text:p>
          </table:table-cell>
          <table:table-cell table:formula="of:=[$Sheet1.K36]" office:value-type="float" office:value="1.01943078424525" calcext:value-type="float">
            <text:p>1.01943078424525</text:p>
          </table:table-cell>
          <table:table-cell table:formula="of:=[$Sheet1.O36]" office:value-type="float" office:value="0.930423279926065" calcext:value-type="float">
            <text:p>0.930423279926065</text:p>
          </table:table-cell>
          <table:table-cell table:formula="of:=[$Sheet1.S36]" office:value-type="float" office:value="-0.0133818707632061" calcext:value-type="float">
            <text:p>-0.013381870763206</text:p>
          </table:table-cell>
          <table:table-cell table:formula="of:=[$Sheet1.W36]" office:value-type="float" office:value="1.02517889299977" calcext:value-type="float">
            <text:p>1.02517889299977</text:p>
          </table:table-cell>
        </table:table-row>
        <table:table-row table:style-name="ro1">
          <table:table-cell table:formula="of:=[$Sheet1.C37]" office:value-type="float" office:value="0.865325881230807" calcext:value-type="float">
            <text:p>0.865325881230807</text:p>
          </table:table-cell>
          <table:table-cell table:formula="of:=[$Sheet1.G37]" office:value-type="float" office:value="-2.87705637420089" calcext:value-type="float">
            <text:p>-2.87705637420089</text:p>
          </table:table-cell>
          <table:table-cell table:formula="of:=[$Sheet1.K37]" office:value-type="float" office:value="-1.56471398124104" calcext:value-type="float">
            <text:p>-1.56471398124104</text:p>
          </table:table-cell>
          <table:table-cell table:formula="of:=[$Sheet1.O37]" office:value-type="float" office:value="-0.000793183614653636" calcext:value-type="float">
            <text:p>-0.000793183614654</text:p>
          </table:table-cell>
          <table:table-cell table:formula="of:=[$Sheet1.S37]" office:value-type="float" office:value="-0.0498740193960598" calcext:value-type="float">
            <text:p>-0.04987401939606</text:p>
          </table:table-cell>
          <table:table-cell table:formula="of:=[$Sheet1.W37]" office:value-type="float" office:value="1.02661494464685" calcext:value-type="float">
            <text:p>1.02661494464685</text:p>
          </table:table-cell>
        </table:table-row>
        <table:table-row table:style-name="ro1">
          <table:table-cell table:formula="of:=[$Sheet1.C38]" office:value-type="float" office:value="-0.120249453109617" calcext:value-type="float">
            <text:p>-0.120249453109617</text:p>
          </table:table-cell>
          <table:table-cell table:formula="of:=[$Sheet1.G38]" office:value-type="float" office:value="0.957177724289782" calcext:value-type="float">
            <text:p>0.957177724289782</text:p>
          </table:table-cell>
          <table:table-cell table:formula="of:=[$Sheet1.K38]" office:value-type="float" office:value="1.00092914520131" calcext:value-type="float">
            <text:p>1.00092914520131</text:p>
          </table:table-cell>
          <table:table-cell table:formula="of:=[$Sheet1.O38]" office:value-type="float" office:value="0.859861964849094" calcext:value-type="float">
            <text:p>0.859861964849094</text:p>
          </table:table-cell>
          <table:table-cell table:formula="of:=[$Sheet1.S38]" office:value-type="float" office:value="-0.179504062158851" calcext:value-type="float">
            <text:p>-0.179504062158851</text:p>
          </table:table-cell>
          <table:table-cell table:formula="of:=[$Sheet1.W38]" office:value-type="float" office:value="1.03127265715751" calcext:value-type="float">
            <text:p>1.03127265715751</text:p>
          </table:table-cell>
        </table:table-row>
        <table:table-row table:style-name="ro1">
          <table:table-cell table:formula="of:=[$Sheet1.C39]" office:value-type="float" office:value="0.314126456252257" calcext:value-type="float">
            <text:p>0.314126456252257</text:p>
          </table:table-cell>
          <table:table-cell table:formula="of:=[$Sheet1.G39]" office:value-type="float" office:value="1.00757976032278" calcext:value-type="float">
            <text:p>1.00757976032278</text:p>
          </table:table-cell>
          <table:table-cell table:formula="of:=[$Sheet1.K39]" office:value-type="float" office:value="-10.1002436544097" calcext:value-type="float">
            <text:p>-10.1002436544097</text:p>
          </table:table-cell>
          <table:table-cell table:formula="of:=[$Sheet1.O39]" office:value-type="float" office:value="0.984643469872154" calcext:value-type="float">
            <text:p>0.984643469872154</text:p>
          </table:table-cell>
          <table:table-cell table:formula="of:=[$Sheet1.S39]" office:value-type="float" office:value="-0.00571537491109653" calcext:value-type="float">
            <text:p>-0.005715374911097</text:p>
          </table:table-cell>
          <table:table-cell table:formula="of:=[$Sheet1.W39]" office:value-type="float" office:value="-52.9554969287995" calcext:value-type="float">
            <text:p>-52.9554969287995</text:p>
          </table:table-cell>
        </table:table-row>
        <table:table-row table:style-name="ro1">
          <table:table-cell table:formula="of:=[$Sheet1.C40]" office:value-type="float" office:value="0.711316718993505" calcext:value-type="float">
            <text:p>0.711316718993505</text:p>
          </table:table-cell>
          <table:table-cell table:formula="of:=[$Sheet1.G40]" office:value-type="float" office:value="-70.4938474875644" calcext:value-type="float">
            <text:p>-70.4938474875644</text:p>
          </table:table-cell>
          <table:table-cell table:formula="of:=[$Sheet1.K40]" office:value-type="float" office:value="-2.01142383638193" calcext:value-type="float">
            <text:p>-2.01142383638193</text:p>
          </table:table-cell>
          <table:table-cell table:formula="of:=[$Sheet1.O40]" office:value-type="float" office:value="1.00960499210178" calcext:value-type="float">
            <text:p>1.00960499210178</text:p>
          </table:table-cell>
          <table:table-cell table:formula="of:=[$Sheet1.S40]" office:value-type="float" office:value="-0.0151930528239821" calcext:value-type="float">
            <text:p>-0.015193052823982</text:p>
          </table:table-cell>
          <table:table-cell table:formula="of:=[$Sheet1.W40]" office:value-type="float" office:value="1.02718427355359" calcext:value-type="float">
            <text:p>1.02718427355359</text:p>
          </table:table-cell>
        </table:table-row>
        <table:table-row table:style-name="ro1">
          <table:table-cell table:formula="of:=[$Sheet1.C41]" office:value-type="float" office:value="1.01281408121624" calcext:value-type="float">
            <text:p>1.01281408121624</text:p>
          </table:table-cell>
          <table:table-cell table:formula="of:=[$Sheet1.G41]" office:value-type="float" office:value="-9.17170058656486" calcext:value-type="float">
            <text:p>-9.17170058656486</text:p>
          </table:table-cell>
          <table:table-cell table:formula="of:=[$Sheet1.K41]" office:value-type="float" office:value="-1.22193681122497" calcext:value-type="float">
            <text:p>-1.22193681122497</text:p>
          </table:table-cell>
          <table:table-cell table:formula="of:=[$Sheet1.O41]" office:value-type="float" office:value="0.946724635012823" calcext:value-type="float">
            <text:p>0.946724635012823</text:p>
          </table:table-cell>
          <table:table-cell table:formula="of:=[$Sheet1.S41]" office:value-type="float" office:value="-0.177657000481557" calcext:value-type="float">
            <text:p>-0.177657000481557</text:p>
          </table:table-cell>
          <table:table-cell table:formula="of:=[$Sheet1.W41]" office:value-type="float" office:value="0.604358699174521" calcext:value-type="float">
            <text:p>0.604358699174521</text:p>
          </table:table-cell>
        </table:table-row>
        <table:table-row table:style-name="ro1">
          <table:table-cell table:formula="of:=[$Sheet1.C42]" office:value-type="float" office:value="-0.336616742836742" calcext:value-type="float">
            <text:p>-0.336616742836742</text:p>
          </table:table-cell>
          <table:table-cell table:formula="of:=[$Sheet1.G42]" office:value-type="float" office:value="-2.14087264831042" calcext:value-type="float">
            <text:p>-2.14087264831042</text:p>
          </table:table-cell>
          <table:table-cell table:formula="of:=[$Sheet1.K42]" office:value-type="float" office:value="-48.9185733718739" calcext:value-type="float">
            <text:p>-48.9185733718739</text:p>
          </table:table-cell>
          <table:table-cell table:formula="of:=[$Sheet1.O42]" office:value-type="float" office:value="0.387474486346657" calcext:value-type="float">
            <text:p>0.387474486346657</text:p>
          </table:table-cell>
          <table:table-cell table:formula="of:=[$Sheet1.S42]" office:value-type="float" office:value="-0.225440488922627" calcext:value-type="float">
            <text:p>-0.225440488922627</text:p>
          </table:table-cell>
          <table:table-cell table:formula="of:=[$Sheet1.W42]" office:value-type="float" office:value="0.977861271709588" calcext:value-type="float">
            <text:p>0.977861271709588</text:p>
          </table:table-cell>
        </table:table-row>
        <table:table-row table:style-name="ro1">
          <table:table-cell table:formula="of:=[$Sheet1.C43]" office:value-type="float" office:value="0.21664267817843" calcext:value-type="float">
            <text:p>0.21664267817843</text:p>
          </table:table-cell>
          <table:table-cell table:formula="of:=[$Sheet1.G43]" office:value-type="float" office:value="0.954024768995942" calcext:value-type="float">
            <text:p>0.954024768995942</text:p>
          </table:table-cell>
          <table:table-cell table:formula="of:=[$Sheet1.K43]" office:value-type="float" office:value="0.793699064030243" calcext:value-type="float">
            <text:p>0.793699064030243</text:p>
          </table:table-cell>
          <table:table-cell table:formula="of:=[$Sheet1.O43]" office:value-type="float" office:value="0.994649745306034" calcext:value-type="float">
            <text:p>0.994649745306034</text:p>
          </table:table-cell>
          <table:table-cell table:formula="of:=[$Sheet1.S43]" office:value-type="float" office:value="-0.0401888578895649" calcext:value-type="float">
            <text:p>-0.040188857889565</text:p>
          </table:table-cell>
          <table:table-cell table:formula="of:=[$Sheet1.W43]" office:value-type="float" office:value="1.02720923656528" calcext:value-type="float">
            <text:p>1.02720923656528</text:p>
          </table:table-cell>
        </table:table-row>
        <table:table-row table:style-name="ro1">
          <table:table-cell table:formula="of:=[$Sheet1.C44]" office:value-type="float" office:value="1.03096592162849" calcext:value-type="float">
            <text:p>1.03096592162849</text:p>
          </table:table-cell>
          <table:table-cell table:formula="of:=[$Sheet1.G44]" office:value-type="float" office:value="1.00468427735215" calcext:value-type="float">
            <text:p>1.00468427735215</text:p>
          </table:table-cell>
          <table:table-cell table:formula="of:=[$Sheet1.K44]" office:value-type="float" office:value="-0.432671235572422" calcext:value-type="float">
            <text:p>-0.432671235572422</text:p>
          </table:table-cell>
          <table:table-cell table:formula="of:=[$Sheet1.O44]" office:value-type="float" office:value="1.0078324276925" calcext:value-type="float">
            <text:p>1.0078324276925</text:p>
          </table:table-cell>
          <table:table-cell table:formula="of:=[$Sheet1.S44]" office:value-type="float" office:value="-0.0427562657069694" calcext:value-type="float">
            <text:p>-0.04275626570697</text:p>
          </table:table-cell>
          <table:table-cell table:formula="of:=[$Sheet1.W44]" office:value-type="float" office:value="1.02167551993933" calcext:value-type="float">
            <text:p>1.02167551993933</text:p>
          </table:table-cell>
        </table:table-row>
        <table:table-row table:style-name="ro1">
          <table:table-cell table:formula="of:=[$Sheet1.C45]" office:value-type="float" office:value="-0.135632362635607" calcext:value-type="float">
            <text:p>-0.135632362635607</text:p>
          </table:table-cell>
          <table:table-cell table:formula="of:=[$Sheet1.G45]" office:value-type="float" office:value="0.307205648586871" calcext:value-type="float">
            <text:p>0.307205648586871</text:p>
          </table:table-cell>
          <table:table-cell table:formula="of:=[$Sheet1.K45]" office:value-type="float" office:value="-19.8992493446546" calcext:value-type="float">
            <text:p>-19.8992493446546</text:p>
          </table:table-cell>
          <table:table-cell table:formula="of:=[$Sheet1.O45]" office:value-type="float" office:value="0.401921704379966" calcext:value-type="float">
            <text:p>0.401921704379966</text:p>
          </table:table-cell>
          <table:table-cell table:formula="of:=[$Sheet1.S45]" office:value-type="float" office:value="-0.0913749024735659" calcext:value-type="float">
            <text:p>-0.091374902473566</text:p>
          </table:table-cell>
          <table:table-cell table:formula="of:=[$Sheet1.W45]" office:value-type="float" office:value="1.02575828013801" calcext:value-type="float">
            <text:p>1.02575828013801</text:p>
          </table:table-cell>
        </table:table-row>
        <table:table-row table:style-name="ro1">
          <table:table-cell table:formula="of:=[$Sheet1.C46]" office:value-type="float" office:value="0.656758660005818" calcext:value-type="float">
            <text:p>0.656758660005818</text:p>
          </table:table-cell>
          <table:table-cell table:formula="of:=[$Sheet1.G46]" office:value-type="float" office:value="0.982536114252908" calcext:value-type="float">
            <text:p>0.982536114252908</text:p>
          </table:table-cell>
          <table:table-cell table:formula="of:=[$Sheet1.K46]" office:value-type="float" office:value="0.929934000512264" calcext:value-type="float">
            <text:p>0.929934000512264</text:p>
          </table:table-cell>
          <table:table-cell table:formula="of:=[$Sheet1.O46]" office:value-type="float" office:value="-2.12213247501299" calcext:value-type="float">
            <text:p>-2.12213247501299</text:p>
          </table:table-cell>
          <table:table-cell table:formula="of:=[$Sheet1.S46]" office:value-type="float" office:value="-0.0104539219709723" calcext:value-type="float">
            <text:p>-0.010453921970972</text:p>
          </table:table-cell>
          <table:table-cell table:formula="of:=[$Sheet1.W46]" office:value-type="float" office:value="1.00692198712724" calcext:value-type="float">
            <text:p>1.00692198712724</text:p>
          </table:table-cell>
        </table:table-row>
        <table:table-row table:style-name="ro1">
          <table:table-cell table:formula="of:=[$Sheet1.C47]" office:value-type="float" office:value="0.511547254524175" calcext:value-type="float">
            <text:p>0.511547254524175</text:p>
          </table:table-cell>
          <table:table-cell table:formula="of:=[$Sheet1.G47]" office:value-type="float" office:value="0.984585246138512" calcext:value-type="float">
            <text:p>0.984585246138512</text:p>
          </table:table-cell>
          <table:table-cell table:formula="of:=[$Sheet1.K47]" office:value-type="float" office:value="-2.24601556122877" calcext:value-type="float">
            <text:p>-2.24601556122877</text:p>
          </table:table-cell>
          <table:table-cell table:formula="of:=[$Sheet1.O47]" office:value-type="float" office:value="-0.470922991727781" calcext:value-type="float">
            <text:p>-0.470922991727781</text:p>
          </table:table-cell>
          <table:table-cell table:formula="of:=[$Sheet1.S47]" office:value-type="float" office:value="-0.16244512401092" calcext:value-type="float">
            <text:p>-0.16244512401092</text:p>
          </table:table-cell>
          <table:table-cell table:formula="of:=[$Sheet1.W47]" office:value-type="float" office:value="-0.237920600024259" calcext:value-type="float">
            <text:p>-0.237920600024259</text:p>
          </table:table-cell>
        </table:table-row>
        <table:table-row table:style-name="ro1">
          <table:table-cell table:formula="of:=[$Sheet1.C48]" office:value-type="float" office:value="0.286457778712511" calcext:value-type="float">
            <text:p>0.286457778712511</text:p>
          </table:table-cell>
          <table:table-cell table:formula="of:=[$Sheet1.G48]" office:value-type="float" office:value="-2.49115594013867" calcext:value-type="float">
            <text:p>-2.49115594013867</text:p>
          </table:table-cell>
          <table:table-cell table:formula="of:=[$Sheet1.K48]" office:value-type="float" office:value="-29.6282637847755" calcext:value-type="float">
            <text:p>-29.6282637847755</text:p>
          </table:table-cell>
          <table:table-cell table:formula="of:=[$Sheet1.O48]" office:value-type="float" office:value="0.662772958227624" calcext:value-type="float">
            <text:p>0.662772958227624</text:p>
          </table:table-cell>
          <table:table-cell table:formula="of:=[$Sheet1.S48]" office:value-type="float" office:value="-0.108071371813128" calcext:value-type="float">
            <text:p>-0.108071371813128</text:p>
          </table:table-cell>
          <table:table-cell table:formula="of:=[$Sheet1.W48]" office:value-type="float" office:value="1.01989414670907" calcext:value-type="float">
            <text:p>1.01989414670907</text:p>
          </table:table-cell>
        </table:table-row>
        <table:table-row table:style-name="ro1">
          <table:table-cell table:formula="of:=[$Sheet1.C49]" office:value-type="float" office:value="-1.78736753686774" calcext:value-type="float">
            <text:p>-1.78736753686774</text:p>
          </table:table-cell>
          <table:table-cell table:formula="of:=[$Sheet1.G49]" office:value-type="float" office:value="0.980444069541809" calcext:value-type="float">
            <text:p>0.980444069541809</text:p>
          </table:table-cell>
          <table:table-cell table:formula="of:=[$Sheet1.K49]" office:value-type="float" office:value="-1.26568786734775" calcext:value-type="float">
            <text:p>-1.26568786734775</text:p>
          </table:table-cell>
          <table:table-cell table:formula="of:=[$Sheet1.O49]" office:value-type="float" office:value="-2.62360765370978" calcext:value-type="float">
            <text:p>-2.62360765370978</text:p>
          </table:table-cell>
          <table:table-cell table:formula="of:=[$Sheet1.S49]" office:value-type="float" office:value="-0.0379585022060341" calcext:value-type="float">
            <text:p>-0.037958502206034</text:p>
          </table:table-cell>
          <table:table-cell table:formula="of:=[$Sheet1.W49]" office:value-type="float" office:value="0.948264248864786" calcext:value-type="float">
            <text:p>0.948264248864786</text:p>
          </table:table-cell>
        </table:table-row>
        <table:table-row table:style-name="ro1">
          <table:table-cell table:formula="of:=[$Sheet1.C50]" office:value-type="float" office:value="0.517805076922933" calcext:value-type="float">
            <text:p>0.517805076922933</text:p>
          </table:table-cell>
          <table:table-cell table:formula="of:=[$Sheet1.G50]" office:value-type="float" office:value="-87.3254249676937" calcext:value-type="float">
            <text:p>-87.3254249676937</text:p>
          </table:table-cell>
          <table:table-cell table:formula="of:=[$Sheet1.K50]" office:value-type="float" office:value="-0.928600259991572" calcext:value-type="float">
            <text:p>-0.928600259991572</text:p>
          </table:table-cell>
          <table:table-cell table:formula="of:=[$Sheet1.O50]" office:value-type="float" office:value="-0.342270334319587" calcext:value-type="float">
            <text:p>-0.342270334319587</text:p>
          </table:table-cell>
          <table:table-cell table:formula="of:=[$Sheet1.S50]" office:value-type="float" office:value="-0.153132861444998" calcext:value-type="float">
            <text:p>-0.153132861444998</text:p>
          </table:table-cell>
          <table:table-cell table:formula="of:=[$Sheet1.W50]" office:value-type="float" office:value="1.02795569546919" calcext:value-type="float">
            <text:p>1.02795569546919</text:p>
          </table:table-cell>
        </table:table-row>
        <table:table-row table:style-name="ro1">
          <table:table-cell table:formula="of:=[$Sheet1.C51]" office:value-type="float" office:value="-21.5970957467272" calcext:value-type="float">
            <text:p>-21.5970957467272</text:p>
          </table:table-cell>
          <table:table-cell table:formula="of:=[$Sheet1.G51]" office:value-type="float" office:value="-3.67528152156646" calcext:value-type="float">
            <text:p>-3.67528152156646</text:p>
          </table:table-cell>
          <table:table-cell table:formula="of:=[$Sheet1.K51]" office:value-type="float" office:value="-0.558018329166571" calcext:value-type="float">
            <text:p>-0.558018329166571</text:p>
          </table:table-cell>
          <table:table-cell table:formula="of:=[$Sheet1.O51]" office:value-type="float" office:value="0.914153529699339" calcext:value-type="float">
            <text:p>0.914153529699339</text:p>
          </table:table-cell>
          <table:table-cell table:formula="of:=[$Sheet1.S51]" office:value-type="float" office:value="-0.0432703939749954" calcext:value-type="float">
            <text:p>-0.043270393974996</text:p>
          </table:table-cell>
          <table:table-cell table:formula="of:=[$Sheet1.W51]" office:value-type="float" office:value="1.02850676294866" calcext:value-type="float">
            <text:p>1.02850676294866</text:p>
          </table:table-cell>
        </table:table-row>
        <table:table-row table:style-name="ro1">
          <table:table-cell table:formula="of:=[$Sheet1.C52]" office:value-type="float" office:value="0.773805665499305" calcext:value-type="float">
            <text:p>0.773805665499305</text:p>
          </table:table-cell>
          <table:table-cell table:formula="of:=[$Sheet1.G52]" office:value-type="float" office:value="0.113669592662664" calcext:value-type="float">
            <text:p>0.113669592662664</text:p>
          </table:table-cell>
          <table:table-cell table:formula="of:=[$Sheet1.K52]" office:value-type="float" office:value="-34.6088493459933" calcext:value-type="float">
            <text:p>-34.6088493459933</text:p>
          </table:table-cell>
          <table:table-cell table:formula="of:=[$Sheet1.O52]" office:value-type="float" office:value="0.762471232100409" calcext:value-type="float">
            <text:p>0.762471232100409</text:p>
          </table:table-cell>
          <table:table-cell table:formula="of:=[$Sheet1.S52]" office:value-type="float" office:value="-0.161878963617065" calcext:value-type="float">
            <text:p>-0.161878963617065</text:p>
          </table:table-cell>
          <table:table-cell table:formula="of:=[$Sheet1.W52]" office:value-type="float" office:value="1.00452957962902" calcext:value-type="float">
            <text:p>1.00452957962902</text:p>
          </table:table-cell>
        </table:table-row>
        <table:table-row table:style-name="ro1">
          <table:table-cell table:formula="of:=[$Sheet1.C53]" office:value-type="float" office:value="0.0256176014489117" calcext:value-type="float">
            <text:p>0.025617601448912</text:p>
          </table:table-cell>
          <table:table-cell table:formula="of:=[$Sheet1.G53]" office:value-type="float" office:value="-0.66342836971615" calcext:value-type="float">
            <text:p>-0.66342836971615</text:p>
          </table:table-cell>
          <table:table-cell table:formula="of:=[$Sheet1.K53]" office:value-type="float" office:value="-66.7900942198339" calcext:value-type="float">
            <text:p>-66.7900942198339</text:p>
          </table:table-cell>
          <table:table-cell table:formula="of:=[$Sheet1.O53]" office:value-type="float" office:value="-44.918337512616" calcext:value-type="float">
            <text:p>-44.918337512616</text:p>
          </table:table-cell>
          <table:table-cell table:formula="of:=[$Sheet1.S53]" office:value-type="float" office:value="-0.00299889073523474" calcext:value-type="float">
            <text:p>-0.002998890735235</text:p>
          </table:table-cell>
          <table:table-cell table:formula="of:=[$Sheet1.W53]" office:value-type="float" office:value="-0.0428965332664216" calcext:value-type="float">
            <text:p>-0.042896533266422</text:p>
          </table:table-cell>
        </table:table-row>
        <table:table-row table:style-name="ro1">
          <table:table-cell table:formula="of:=[$Sheet1.C54]" office:value-type="float" office:value="0.167496448680967" calcext:value-type="float">
            <text:p>0.167496448680967</text:p>
          </table:table-cell>
          <table:table-cell table:formula="of:=[$Sheet1.G54]" office:value-type="float" office:value="-3.51531545014839" calcext:value-type="float">
            <text:p>-3.51531545014839</text:p>
          </table:table-cell>
          <table:table-cell table:formula="of:=[$Sheet1.K54]" office:value-type="float" office:value="-1.76135434834415" calcext:value-type="float">
            <text:p>-1.76135434834415</text:p>
          </table:table-cell>
          <table:table-cell table:formula="of:=[$Sheet1.O54]" office:value-type="float" office:value="0.989690575949083" calcext:value-type="float">
            <text:p>0.989690575949083</text:p>
          </table:table-cell>
          <table:table-cell table:formula="of:=[$Sheet1.S54]" office:value-type="float" office:value="-1.02314002860414" calcext:value-type="float">
            <text:p>-1.02314002860414</text:p>
          </table:table-cell>
          <table:table-cell table:formula="of:=[$Sheet1.W54]" office:value-type="float" office:value="1.01449807415362" calcext:value-type="float">
            <text:p>1.01449807415362</text:p>
          </table:table-cell>
        </table:table-row>
        <table:table-row table:style-name="ro1">
          <table:table-cell table:formula="of:=[$Sheet1.C55]" office:value-type="float" office:value="0.432512669597726" calcext:value-type="float">
            <text:p>0.432512669597726</text:p>
          </table:table-cell>
          <table:table-cell table:formula="of:=[$Sheet1.G55]" office:value-type="float" office:value="-1.40241524254109" calcext:value-type="float">
            <text:p>-1.40241524254109</text:p>
          </table:table-cell>
          <table:table-cell table:formula="of:=[$Sheet1.K55]" office:value-type="float" office:value="-0.36608122483755" calcext:value-type="float">
            <text:p>-0.36608122483755</text:p>
          </table:table-cell>
          <table:table-cell table:formula="of:=[$Sheet1.O55]" office:value-type="float" office:value="0.915909248599087" calcext:value-type="float">
            <text:p>0.915909248599087</text:p>
          </table:table-cell>
          <table:table-cell table:formula="of:=[$Sheet1.S55]" office:value-type="float" office:value="-0.150195395410052" calcext:value-type="float">
            <text:p>-0.150195395410052</text:p>
          </table:table-cell>
          <table:table-cell table:formula="of:=[$Sheet1.W55]" office:value-type="float" office:value="0.0568081561487368" calcext:value-type="float">
            <text:p>0.056808156148737</text:p>
          </table:table-cell>
        </table:table-row>
        <table:table-row table:style-name="ro1">
          <table:table-cell table:formula="of:=[$Sheet1.C56]" office:value-type="float" office:value="0.843983548305504" calcext:value-type="float">
            <text:p>0.843983548305504</text:p>
          </table:table-cell>
          <table:table-cell table:formula="of:=[$Sheet1.G56]" office:value-type="float" office:value="1.01878682081769" calcext:value-type="float">
            <text:p>1.01878682081769</text:p>
          </table:table-cell>
          <table:table-cell table:formula="of:=[$Sheet1.K56]" office:value-type="float" office:value="-2.29997710852995" calcext:value-type="float">
            <text:p>-2.29997710852995</text:p>
          </table:table-cell>
          <table:table-cell table:formula="of:=[$Sheet1.O56]" office:value-type="float" office:value="1.01408452630042" calcext:value-type="float">
            <text:p>1.01408452630042</text:p>
          </table:table-cell>
          <table:table-cell table:formula="of:=[$Sheet1.S56]" office:value-type="float" office:value="-0.0620773740270201" calcext:value-type="float">
            <text:p>-0.06207737402702</text:p>
          </table:table-cell>
          <table:table-cell table:formula="of:=[$Sheet1.W56]" office:value-type="float" office:value="0.900222690856077" calcext:value-type="float">
            <text:p>0.900222690856077</text:p>
          </table:table-cell>
        </table:table-row>
        <table:table-row table:style-name="ro1">
          <table:table-cell table:formula="of:=[$Sheet1.C57]" office:value-type="float" office:value="-5.0186322709701" calcext:value-type="float">
            <text:p>-5.0186322709701</text:p>
          </table:table-cell>
          <table:table-cell table:formula="of:=[$Sheet1.G57]" office:value-type="float" office:value="0.0592150090335337" calcext:value-type="float">
            <text:p>0.059215009033534</text:p>
          </table:table-cell>
          <table:table-cell table:formula="of:=[$Sheet1.K57]" office:value-type="float" office:value="-1.88954534791327" calcext:value-type="float">
            <text:p>-1.88954534791327</text:p>
          </table:table-cell>
          <table:table-cell table:formula="of:=[$Sheet1.O57]" office:value-type="float" office:value="0.981292673448036" calcext:value-type="float">
            <text:p>0.981292673448036</text:p>
          </table:table-cell>
          <table:table-cell table:formula="of:=[$Sheet1.S57]" office:value-type="float" office:value="-1.15763308770987" calcext:value-type="float">
            <text:p>-1.15763308770987</text:p>
          </table:table-cell>
          <table:table-cell table:formula="of:=[$Sheet1.W57]" office:value-type="float" office:value="0.319077255358472" calcext:value-type="float">
            <text:p>0.319077255358472</text:p>
          </table:table-cell>
        </table:table-row>
        <table:table-row table:style-name="ro1">
          <table:table-cell table:formula="of:=[$Sheet1.C58]" office:value-type="float" office:value="-0.454785840804945" calcext:value-type="float">
            <text:p>-0.454785840804945</text:p>
          </table:table-cell>
          <table:table-cell table:formula="of:=[$Sheet1.G58]" office:value-type="float" office:value="-0.653581920118385" calcext:value-type="float">
            <text:p>-0.653581920118385</text:p>
          </table:table-cell>
          <table:table-cell table:formula="of:=[$Sheet1.K58]" office:value-type="float" office:value="-2.22820297354979" calcext:value-type="float">
            <text:p>-2.22820297354979</text:p>
          </table:table-cell>
          <table:table-cell table:formula="of:=[$Sheet1.O58]" office:value-type="float" office:value="-0.81624367771924" calcext:value-type="float">
            <text:p>-0.81624367771924</text:p>
          </table:table-cell>
          <table:table-cell table:formula="of:=[$Sheet1.S58]" office:value-type="float" office:value="-0.0967395298104349" calcext:value-type="float">
            <text:p>-0.096739529810435</text:p>
          </table:table-cell>
          <table:table-cell table:formula="of:=[$Sheet1.W58]" office:value-type="float" office:value="1.02766097480216" calcext:value-type="float">
            <text:p>1.02766097480216</text:p>
          </table:table-cell>
        </table:table-row>
        <table:table-row table:style-name="ro1">
          <table:table-cell table:formula="of:=[$Sheet1.C59]" office:value-type="float" office:value="1.01949513433166" calcext:value-type="float">
            <text:p>1.01949513433166</text:p>
          </table:table-cell>
          <table:table-cell table:formula="of:=[$Sheet1.G59]" office:value-type="float" office:value="-126.01500192191" calcext:value-type="float">
            <text:p>-126.01500192191</text:p>
          </table:table-cell>
          <table:table-cell table:formula="of:=[$Sheet1.K59]" office:value-type="float" office:value="-16.1669138551551" calcext:value-type="float">
            <text:p>-16.1669138551551</text:p>
          </table:table-cell>
          <table:table-cell table:formula="of:=[$Sheet1.O59]" office:value-type="float" office:value="1.02344812672016" calcext:value-type="float">
            <text:p>1.02344812672016</text:p>
          </table:table-cell>
          <table:table-cell table:formula="of:=[$Sheet1.S59]" office:value-type="float" office:value="-0.340756906885404" calcext:value-type="float">
            <text:p>-0.340756906885404</text:p>
          </table:table-cell>
          <table:table-cell table:formula="of:=[$Sheet1.W59]" office:value-type="float" office:value="1.02063463928583" calcext:value-type="float">
            <text:p>1.02063463928583</text:p>
          </table:table-cell>
        </table:table-row>
        <table:table-row table:style-name="ro1">
          <table:table-cell table:formula="of:=[$Sheet1.C60]" office:value-type="float" office:value="-1.21117244355792" calcext:value-type="float">
            <text:p>-1.21117244355792</text:p>
          </table:table-cell>
          <table:table-cell table:formula="of:=[$Sheet1.G60]" office:value-type="float" office:value="-2.93144058669043" calcext:value-type="float">
            <text:p>-2.93144058669043</text:p>
          </table:table-cell>
          <table:table-cell table:formula="of:=[$Sheet1.K60]" office:value-type="float" office:value="-2.49336572704323" calcext:value-type="float">
            <text:p>-2.49336572704323</text:p>
          </table:table-cell>
          <table:table-cell table:formula="of:=[$Sheet1.O60]" office:value-type="float" office:value="0.949816803111273" calcext:value-type="float">
            <text:p>0.949816803111273</text:p>
          </table:table-cell>
          <table:table-cell table:formula="of:=[$Sheet1.S60]" office:value-type="float" office:value="-0.0376753957591667" calcext:value-type="float">
            <text:p>-0.037675395759167</text:p>
          </table:table-cell>
          <table:table-cell table:formula="of:=[$Sheet1.W60]" office:value-type="float" office:value="1.02039957532841" calcext:value-type="float">
            <text:p>1.02039957532841</text:p>
          </table:table-cell>
        </table:table-row>
        <table:table-row table:style-name="ro1">
          <table:table-cell table:formula="of:=[$Sheet1.C61]" office:value-type="float" office:value="-1.7774268313412" calcext:value-type="float">
            <text:p>-1.7774268313412</text:p>
          </table:table-cell>
          <table:table-cell table:formula="of:=[$Sheet1.G61]" office:value-type="float" office:value="-5.23814979854176" calcext:value-type="float">
            <text:p>-5.23814979854176</text:p>
          </table:table-cell>
          <table:table-cell table:formula="of:=[$Sheet1.K61]" office:value-type="float" office:value="0.992332114475575" calcext:value-type="float">
            <text:p>0.992332114475575</text:p>
          </table:table-cell>
          <table:table-cell table:formula="of:=[$Sheet1.O61]" office:value-type="float" office:value="0.612320435473846" calcext:value-type="float">
            <text:p>0.612320435473846</text:p>
          </table:table-cell>
          <table:table-cell table:formula="of:=[$Sheet1.S61]" office:value-type="float" office:value="-0.0185971288029289" calcext:value-type="float">
            <text:p>-0.018597128802929</text:p>
          </table:table-cell>
          <table:table-cell table:formula="of:=[$Sheet1.W61]" office:value-type="float" office:value="0.934401298759325" calcext:value-type="float">
            <text:p>0.934401298759325</text:p>
          </table:table-cell>
        </table:table-row>
        <table:table-row table:style-name="ro1">
          <table:table-cell table:formula="of:=[$Sheet1.C62]" office:value-type="float" office:value="0.165160323734204" calcext:value-type="float">
            <text:p>0.165160323734204</text:p>
          </table:table-cell>
          <table:table-cell table:formula="of:=[$Sheet1.G62]" office:value-type="float" office:value="-8.15465237242813" calcext:value-type="float">
            <text:p>-8.15465237242813</text:p>
          </table:table-cell>
          <table:table-cell table:formula="of:=[$Sheet1.K62]" office:value-type="float" office:value="-2.48755244199077" calcext:value-type="float">
            <text:p>-2.48755244199077</text:p>
          </table:table-cell>
          <table:table-cell table:formula="of:=[$Sheet1.O62]" office:value-type="float" office:value="-0.0167004618092523" calcext:value-type="float">
            <text:p>-0.016700461809252</text:p>
          </table:table-cell>
          <table:table-cell table:formula="of:=[$Sheet1.S62]" office:value-type="float" office:value="-0.0176426944583097" calcext:value-type="float">
            <text:p>-0.01764269445831</text:p>
          </table:table-cell>
          <table:table-cell table:formula="of:=[$Sheet1.W62]" office:value-type="float" office:value="1.00587009933349" calcext:value-type="float">
            <text:p>1.00587009933349</text:p>
          </table:table-cell>
        </table:table-row>
        <table:table-row table:style-name="ro1">
          <table:table-cell table:formula="of:=[$Sheet1.C63]" office:value-type="float" office:value="0.710723263621767" calcext:value-type="float">
            <text:p>0.710723263621767</text:p>
          </table:table-cell>
          <table:table-cell table:formula="of:=[$Sheet1.G63]" office:value-type="float" office:value="1.01045009459784" calcext:value-type="float">
            <text:p>1.01045009459784</text:p>
          </table:table-cell>
          <table:table-cell table:formula="of:=[$Sheet1.K63]" office:value-type="float" office:value="-6.28957462690121" calcext:value-type="float">
            <text:p>-6.28957462690121</text:p>
          </table:table-cell>
          <table:table-cell table:formula="of:=[$Sheet1.O63]" office:value-type="float" office:value="0.996636934938256" calcext:value-type="float">
            <text:p>0.996636934938256</text:p>
          </table:table-cell>
          <table:table-cell table:formula="of:=[$Sheet1.S63]" office:value-type="float" office:value="-0.0318470637493876" calcext:value-type="float">
            <text:p>-0.031847063749388</text:p>
          </table:table-cell>
          <table:table-cell table:formula="of:=[$Sheet1.W63]" office:value-type="float" office:value="0.251762636226478" calcext:value-type="float">
            <text:p>0.251762636226478</text:p>
          </table:table-cell>
        </table:table-row>
        <table:table-row table:style-name="ro1">
          <table:table-cell table:formula="of:=[$Sheet1.C64]" office:value-type="float" office:value="-0.309251583060587" calcext:value-type="float">
            <text:p>-0.309251583060587</text:p>
          </table:table-cell>
          <table:table-cell table:formula="of:=[$Sheet1.G64]" office:value-type="float" office:value="-49.132019499256" calcext:value-type="float">
            <text:p>-49.132019499256</text:p>
          </table:table-cell>
          <table:table-cell table:formula="of:=[$Sheet1.K64]" office:value-type="float" office:value="-2.85872156114064" calcext:value-type="float">
            <text:p>-2.85872156114064</text:p>
          </table:table-cell>
          <table:table-cell table:formula="of:=[$Sheet1.O64]" office:value-type="float" office:value="-2.29659714010604" calcext:value-type="float">
            <text:p>-2.29659714010604</text:p>
          </table:table-cell>
          <table:table-cell table:formula="of:=[$Sheet1.S64]" office:value-type="float" office:value="-0.351690719817976" calcext:value-type="float">
            <text:p>-0.351690719817976</text:p>
          </table:table-cell>
          <table:table-cell table:formula="of:=[$Sheet1.W64]" office:value-type="float" office:value="0.828654235753881" calcext:value-type="float">
            <text:p>0.828654235753881</text:p>
          </table:table-cell>
        </table:table-row>
        <table:table-row table:style-name="ro1">
          <table:table-cell table:formula="of:=[$Sheet1.C65]" office:value-type="float" office:value="0.190529546614276" calcext:value-type="float">
            <text:p>0.190529546614276</text:p>
          </table:table-cell>
          <table:table-cell table:formula="of:=[$Sheet1.G65]" office:value-type="float" office:value="0.983541409996885" calcext:value-type="float">
            <text:p>0.983541409996885</text:p>
          </table:table-cell>
          <table:table-cell table:formula="of:=[$Sheet1.K65]" office:value-type="float" office:value="-2.23325165700245" calcext:value-type="float">
            <text:p>-2.23325165700245</text:p>
          </table:table-cell>
          <table:table-cell table:formula="of:=[$Sheet1.O65]" office:value-type="float" office:value="0.522123522995608" calcext:value-type="float">
            <text:p>0.522123522995608</text:p>
          </table:table-cell>
          <table:table-cell table:formula="of:=[$Sheet1.S65]" office:value-type="float" office:value="-0.0186140399932797" calcext:value-type="float">
            <text:p>-0.01861403999328</text:p>
          </table:table-cell>
          <table:table-cell table:formula="of:=[$Sheet1.W65]" office:value-type="float" office:value="1.01660423793885" calcext:value-type="float">
            <text:p>1.01660423793885</text:p>
          </table:table-cell>
        </table:table-row>
        <table:table-row table:style-name="ro1">
          <table:table-cell table:formula="of:=[$Sheet1.C66]" office:value-type="float" office:value="-1.09106286395233" calcext:value-type="float">
            <text:p>-1.09106286395233</text:p>
          </table:table-cell>
          <table:table-cell table:formula="of:=[$Sheet1.G66]" office:value-type="float" office:value="-0.670700898300398" calcext:value-type="float">
            <text:p>-0.670700898300398</text:p>
          </table:table-cell>
          <table:table-cell table:formula="of:=[$Sheet1.K66]" office:value-type="float" office:value="-3.10901430441723" calcext:value-type="float">
            <text:p>-3.10901430441723</text:p>
          </table:table-cell>
          <table:table-cell table:formula="of:=[$Sheet1.O66]" office:value-type="float" office:value="-0.400522066937764" calcext:value-type="float">
            <text:p>-0.400522066937764</text:p>
          </table:table-cell>
          <table:table-cell table:formula="of:=[$Sheet1.S66]" office:value-type="float" office:value="-0.000917268807983707" calcext:value-type="float">
            <text:p>-0.000917268807984</text:p>
          </table:table-cell>
          <table:table-cell table:formula="of:=[$Sheet1.W66]" office:value-type="float" office:value="1.03116131881395" calcext:value-type="float">
            <text:p>1.03116131881395</text:p>
          </table:table-cell>
        </table:table-row>
        <table:table-row table:style-name="ro1">
          <table:table-cell table:formula="of:=[$Sheet1.C67]" office:value-type="float" office:value="1.02690729930068" calcext:value-type="float">
            <text:p>1.02690729930068</text:p>
          </table:table-cell>
          <table:table-cell table:formula="of:=[$Sheet1.G67]" office:value-type="float" office:value="-0.160732879263108" calcext:value-type="float">
            <text:p>-0.160732879263108</text:p>
          </table:table-cell>
          <table:table-cell table:formula="of:=[$Sheet1.K67]" office:value-type="float" office:value="0.777286330080297" calcext:value-type="float">
            <text:p>0.777286330080297</text:p>
          </table:table-cell>
          <table:table-cell table:formula="of:=[$Sheet1.O67]" office:value-type="float" office:value="-2.32301951074585" calcext:value-type="float">
            <text:p>-2.32301951074585</text:p>
          </table:table-cell>
          <table:table-cell table:formula="of:=[$Sheet1.S67]" office:value-type="float" office:value="-1.03538252103299" calcext:value-type="float">
            <text:p>-1.03538252103299</text:p>
          </table:table-cell>
          <table:table-cell table:formula="of:=[$Sheet1.W67]" office:value-type="float" office:value="-0.190186168200662" calcext:value-type="float">
            <text:p>-0.190186168200662</text:p>
          </table:table-cell>
        </table:table-row>
        <table:table-row table:style-name="ro1">
          <table:table-cell table:formula="of:=[$Sheet1.C68]" office:value-type="float" office:value="-0.670545167787013" calcext:value-type="float">
            <text:p>-0.670545167787013</text:p>
          </table:table-cell>
          <table:table-cell table:formula="of:=[$Sheet1.G68]" office:value-type="float" office:value="-0.669985134310478" calcext:value-type="float">
            <text:p>-0.669985134310478</text:p>
          </table:table-cell>
          <table:table-cell table:formula="of:=[$Sheet1.K68]" office:value-type="float" office:value="-1.7428390455435" calcext:value-type="float">
            <text:p>-1.7428390455435</text:p>
          </table:table-cell>
          <table:table-cell table:formula="of:=[$Sheet1.O68]" office:value-type="float" office:value="0.765888279924722" calcext:value-type="float">
            <text:p>0.765888279924722</text:p>
          </table:table-cell>
          <table:table-cell table:formula="of:=[$Sheet1.S68]" office:value-type="float" office:value="-0.00938130077048138" calcext:value-type="float">
            <text:p>-0.009381300770481</text:p>
          </table:table-cell>
          <table:table-cell table:formula="of:=[$Sheet1.W68]" office:value-type="float" office:value="1.02132405919561" calcext:value-type="float">
            <text:p>1.02132405919561</text:p>
          </table:table-cell>
        </table:table-row>
        <table:table-row table:style-name="ro1">
          <table:table-cell table:formula="of:=[$Sheet1.C69]" office:value-type="float" office:value="0.415676361289877" calcext:value-type="float">
            <text:p>0.415676361289877</text:p>
          </table:table-cell>
          <table:table-cell table:formula="of:=[$Sheet1.G69]" office:value-type="float" office:value="-2.18026373446471" calcext:value-type="float">
            <text:p>-2.18026373446471</text:p>
          </table:table-cell>
          <table:table-cell table:formula="of:=[$Sheet1.K69]" office:value-type="float" office:value="0.984324137463331" calcext:value-type="float">
            <text:p>0.984324137463331</text:p>
          </table:table-cell>
          <table:table-cell table:formula="of:=[$Sheet1.O69]" office:value-type="float" office:value="-1.78781290267889" calcext:value-type="float">
            <text:p>-1.78781290267889</text:p>
          </table:table-cell>
          <table:table-cell table:formula="of:=[$Sheet1.S69]" office:value-type="float" office:value="-0.0818202279208118" calcext:value-type="float">
            <text:p>-0.081820227920812</text:p>
          </table:table-cell>
          <table:table-cell table:formula="of:=[$Sheet1.W69]" office:value-type="float" office:value="1.00186892857356" calcext:value-type="float">
            <text:p>1.00186892857356</text:p>
          </table:table-cell>
        </table:table-row>
        <table:table-row table:style-name="ro1">
          <table:table-cell table:formula="of:=[$Sheet1.C70]" office:value-type="float" office:value="0.445877697701036" calcext:value-type="float">
            <text:p>0.445877697701036</text:p>
          </table:table-cell>
          <table:table-cell table:formula="of:=[$Sheet1.G70]" office:value-type="float" office:value="1.00055830943616" calcext:value-type="float">
            <text:p>1.00055830943616</text:p>
          </table:table-cell>
          <table:table-cell table:formula="of:=[$Sheet1.K70]" office:value-type="float" office:value="0.9708900008878" calcext:value-type="float">
            <text:p>0.9708900008878</text:p>
          </table:table-cell>
          <table:table-cell table:formula="of:=[$Sheet1.O70]" office:value-type="float" office:value="0.758939238170635" calcext:value-type="float">
            <text:p>0.758939238170635</text:p>
          </table:table-cell>
          <table:table-cell table:formula="of:=[$Sheet1.S70]" office:value-type="float" office:value="-0.0357405237375565" calcext:value-type="float">
            <text:p>-0.035740523737557</text:p>
          </table:table-cell>
          <table:table-cell table:formula="of:=[$Sheet1.W70]" office:value-type="float" office:value="0.955292262088516" calcext:value-type="float">
            <text:p>0.955292262088516</text:p>
          </table:table-cell>
        </table:table-row>
        <table:table-row table:style-name="ro1">
          <table:table-cell table:formula="of:=[$Sheet1.C71]" office:value-type="float" office:value="0.222306117899076" calcext:value-type="float">
            <text:p>0.222306117899076</text:p>
          </table:table-cell>
          <table:table-cell table:formula="of:=[$Sheet1.G71]" office:value-type="float" office:value="0.97512501822229" calcext:value-type="float">
            <text:p>0.97512501822229</text:p>
          </table:table-cell>
          <table:table-cell table:formula="of:=[$Sheet1.K71]" office:value-type="float" office:value="-3.72970435635343" calcext:value-type="float">
            <text:p>-3.72970435635343</text:p>
          </table:table-cell>
          <table:table-cell table:formula="of:=[$Sheet1.O71]" office:value-type="float" office:value="0.504953828173889" calcext:value-type="float">
            <text:p>0.504953828173889</text:p>
          </table:table-cell>
          <table:table-cell table:formula="of:=[$Sheet1.S71]" office:value-type="float" office:value="-0.0625838416720251" calcext:value-type="float">
            <text:p>-0.062583841672025</text:p>
          </table:table-cell>
          <table:table-cell table:formula="of:=[$Sheet1.W71]" office:value-type="float" office:value="0.977089610215625" calcext:value-type="float">
            <text:p>0.977089610215625</text:p>
          </table:table-cell>
        </table:table-row>
        <table:table-row table:style-name="ro1">
          <table:table-cell table:formula="of:=[$Sheet1.C72]" office:value-type="float" office:value="0.70455452138357" calcext:value-type="float">
            <text:p>0.70455452138357</text:p>
          </table:table-cell>
          <table:table-cell table:formula="of:=[$Sheet1.G72]" office:value-type="float" office:value="0.660710595583316" calcext:value-type="float">
            <text:p>0.660710595583316</text:p>
          </table:table-cell>
          <table:table-cell table:formula="of:=[$Sheet1.K72]" office:value-type="float" office:value="-11.6976121772514" calcext:value-type="float">
            <text:p>-11.6976121772514</text:p>
          </table:table-cell>
          <table:table-cell table:formula="of:=[$Sheet1.O72]" office:value-type="float" office:value="-2.44107056259934" calcext:value-type="float">
            <text:p>-2.44107056259934</text:p>
          </table:table-cell>
          <table:table-cell table:formula="of:=[$Sheet1.S72]" office:value-type="float" office:value="-0.0962552212639177" calcext:value-type="float">
            <text:p>-0.096255221263918</text:p>
          </table:table-cell>
          <table:table-cell table:formula="of:=[$Sheet1.W72]" office:value-type="float" office:value="0.388881548579228" calcext:value-type="float">
            <text:p>0.388881548579228</text:p>
          </table:table-cell>
        </table:table-row>
        <table:table-row table:style-name="ro1">
          <table:table-cell table:formula="of:=[$Sheet1.C73]" office:value-type="float" office:value="0.868847245241144" calcext:value-type="float">
            <text:p>0.868847245241144</text:p>
          </table:table-cell>
          <table:table-cell table:formula="of:=[$Sheet1.G73]" office:value-type="float" office:value="-15.9764243266953" calcext:value-type="float">
            <text:p>-15.9764243266953</text:p>
          </table:table-cell>
          <table:table-cell table:formula="of:=[$Sheet1.K73]" office:value-type="float" office:value="0.199951764292235" calcext:value-type="float">
            <text:p>0.199951764292235</text:p>
          </table:table-cell>
          <table:table-cell table:formula="of:=[$Sheet1.O73]" office:value-type="float" office:value="-1.36954864645983" calcext:value-type="float">
            <text:p>-1.36954864645983</text:p>
          </table:table-cell>
          <table:table-cell table:formula="of:=[$Sheet1.S73]" office:value-type="float" office:value="-0.286562061087157" calcext:value-type="float">
            <text:p>-0.286562061087157</text:p>
          </table:table-cell>
          <table:table-cell table:formula="of:=[$Sheet1.W73]" office:value-type="float" office:value="1.02061176717282" calcext:value-type="float">
            <text:p>1.02061176717282</text:p>
          </table:table-cell>
        </table:table-row>
        <table:table-row table:style-name="ro1">
          <table:table-cell table:formula="of:=[$Sheet1.C74]" office:value-type="float" office:value="0.688842017926703" calcext:value-type="float">
            <text:p>0.688842017926703</text:p>
          </table:table-cell>
          <table:table-cell table:formula="of:=[$Sheet1.G74]" office:value-type="float" office:value="-56.4253393526086" calcext:value-type="float">
            <text:p>-56.4253393526086</text:p>
          </table:table-cell>
          <table:table-cell table:formula="of:=[$Sheet1.K74]" office:value-type="float" office:value="1.01436508924848" calcext:value-type="float">
            <text:p>1.01436508924848</text:p>
          </table:table-cell>
          <table:table-cell table:formula="of:=[$Sheet1.O74]" office:value-type="float" office:value="1.0115067546261" calcext:value-type="float">
            <text:p>1.0115067546261</text:p>
          </table:table-cell>
          <table:table-cell table:formula="of:=[$Sheet1.S74]" office:value-type="float" office:value="-0.00326351968425809" calcext:value-type="float">
            <text:p>-0.003263519684258</text:p>
          </table:table-cell>
          <table:table-cell table:formula="of:=[$Sheet1.W74]" office:value-type="float" office:value="1.014498541827" calcext:value-type="float">
            <text:p>1.014498541827</text:p>
          </table:table-cell>
        </table:table-row>
        <table:table-row table:style-name="ro1">
          <table:table-cell table:formula="of:=[$Sheet1.C75]" office:value-type="float" office:value="0.138629810785088" calcext:value-type="float">
            <text:p>0.138629810785088</text:p>
          </table:table-cell>
          <table:table-cell table:formula="of:=[$Sheet1.G75]" office:value-type="float" office:value="-1.00735039415516" calcext:value-type="float">
            <text:p>-1.00735039415516</text:p>
          </table:table-cell>
          <table:table-cell table:formula="of:=[$Sheet1.K75]" office:value-type="float" office:value="1.00818306748555" calcext:value-type="float">
            <text:p>1.00818306748555</text:p>
          </table:table-cell>
          <table:table-cell table:formula="of:=[$Sheet1.O75]" office:value-type="float" office:value="-1.83305604436251" calcext:value-type="float">
            <text:p>-1.83305604436251</text:p>
          </table:table-cell>
          <table:table-cell table:formula="of:=[$Sheet1.S75]" office:value-type="float" office:value="-0.0295742388069311" calcext:value-type="float">
            <text:p>-0.029574238806931</text:p>
          </table:table-cell>
          <table:table-cell table:formula="of:=[$Sheet1.W75]" office:value-type="float" office:value="1.01306414331495" calcext:value-type="float">
            <text:p>1.01306414331495</text:p>
          </table:table-cell>
        </table:table-row>
        <table:table-row table:style-name="ro1">
          <table:table-cell table:formula="of:=[$Sheet1.C76]" office:value-type="float" office:value="0.702107978741492" calcext:value-type="float">
            <text:p>0.702107978741492</text:p>
          </table:table-cell>
          <table:table-cell table:formula="of:=[$Sheet1.G76]" office:value-type="float" office:value="-0.0370917945384297" calcext:value-type="float">
            <text:p>-0.03709179453843</text:p>
          </table:table-cell>
          <table:table-cell table:formula="of:=[$Sheet1.K76]" office:value-type="float" office:value="0.980398508705009" calcext:value-type="float">
            <text:p>0.980398508705009</text:p>
          </table:table-cell>
          <table:table-cell table:formula="of:=[$Sheet1.O76]" office:value-type="float" office:value="-2.32535134671662" calcext:value-type="float">
            <text:p>-2.32535134671662</text:p>
          </table:table-cell>
          <table:table-cell table:formula="of:=[$Sheet1.S76]" office:value-type="float" office:value="-0.0228594265600526" calcext:value-type="float">
            <text:p>-0.022859426560053</text:p>
          </table:table-cell>
          <table:table-cell table:formula="of:=[$Sheet1.W76]" office:value-type="float" office:value="1.03011105288685" calcext:value-type="float">
            <text:p>1.03011105288685</text:p>
          </table:table-cell>
        </table:table-row>
        <table:table-row table:style-name="ro1">
          <table:table-cell table:formula="of:=[$Sheet1.C77]" office:value-type="float" office:value="0.818419627819352" calcext:value-type="float">
            <text:p>0.818419627819352</text:p>
          </table:table-cell>
          <table:table-cell table:formula="of:=[$Sheet1.G77]" office:value-type="float" office:value="1.03132860049529" calcext:value-type="float">
            <text:p>1.03132860049529</text:p>
          </table:table-cell>
          <table:table-cell table:formula="of:=[$Sheet1.K77]" office:value-type="float" office:value="0.189543209133669" calcext:value-type="float">
            <text:p>0.189543209133669</text:p>
          </table:table-cell>
          <table:table-cell table:formula="of:=[$Sheet1.O77]" office:value-type="float" office:value="-0.7314086078201" calcext:value-type="float">
            <text:p>-0.7314086078201</text:p>
          </table:table-cell>
          <table:table-cell table:formula="of:=[$Sheet1.S77]" office:value-type="float" office:value="-0.153158988721428" calcext:value-type="float">
            <text:p>-0.153158988721428</text:p>
          </table:table-cell>
          <table:table-cell table:formula="of:=[$Sheet1.W77]" office:value-type="float" office:value="1.02477902357155" calcext:value-type="float">
            <text:p>1.02477902357155</text:p>
          </table:table-cell>
        </table:table-row>
        <table:table-row table:style-name="ro1">
          <table:table-cell table:formula="of:=[$Sheet1.C78]" office:value-type="float" office:value="0.670591475544703" calcext:value-type="float">
            <text:p>0.670591475544703</text:p>
          </table:table-cell>
          <table:table-cell table:formula="of:=[$Sheet1.G78]" office:value-type="float" office:value="-37.0491601224519" calcext:value-type="float">
            <text:p>-37.0491601224519</text:p>
          </table:table-cell>
          <table:table-cell table:formula="of:=[$Sheet1.K78]" office:value-type="float" office:value="-18.2666346804681" calcext:value-type="float">
            <text:p>-18.2666346804681</text:p>
          </table:table-cell>
          <table:table-cell table:formula="of:=[$Sheet1.O78]" office:value-type="float" office:value="-1.70365965366483" calcext:value-type="float">
            <text:p>-1.70365965366483</text:p>
          </table:table-cell>
          <table:table-cell table:formula="of:=[$Sheet1.S78]" office:value-type="float" office:value="-0.683723073704821" calcext:value-type="float">
            <text:p>-0.683723073704821</text:p>
          </table:table-cell>
          <table:table-cell table:formula="of:=[$Sheet1.W78]" office:value-type="float" office:value="0.0577978720782273" calcext:value-type="float">
            <text:p>0.057797872078227</text:p>
          </table:table-cell>
        </table:table-row>
        <table:table-row table:style-name="ro1">
          <table:table-cell table:formula="of:=[$Sheet1.C79]" office:value-type="float" office:value="-0.877707585310101" calcext:value-type="float">
            <text:p>-0.877707585310101</text:p>
          </table:table-cell>
          <table:table-cell table:formula="of:=[$Sheet1.G79]" office:value-type="float" office:value="-33.7320232927103" calcext:value-type="float">
            <text:p>-33.7320232927103</text:p>
          </table:table-cell>
          <table:table-cell table:formula="of:=[$Sheet1.K79]" office:value-type="float" office:value="-6.39406932681057" calcext:value-type="float">
            <text:p>-6.39406932681057</text:p>
          </table:table-cell>
          <table:table-cell table:formula="of:=[$Sheet1.O79]" office:value-type="float" office:value="0.973875655447345" calcext:value-type="float">
            <text:p>0.973875655447345</text:p>
          </table:table-cell>
          <table:table-cell table:formula="of:=[$Sheet1.S79]" office:value-type="float" office:value="-0.0684472056396852" calcext:value-type="float">
            <text:p>-0.068447205639685</text:p>
          </table:table-cell>
          <table:table-cell table:formula="of:=[$Sheet1.W79]" office:value-type="float" office:value="0.120000931012484" calcext:value-type="float">
            <text:p>0.120000931012484</text:p>
          </table:table-cell>
        </table:table-row>
        <table:table-row table:style-name="ro1">
          <table:table-cell table:formula="of:=[$Sheet1.C80]" office:value-type="float" office:value="1.03086694042282" calcext:value-type="float">
            <text:p>1.03086694042282</text:p>
          </table:table-cell>
          <table:table-cell table:formula="of:=[$Sheet1.G80]" office:value-type="float" office:value="-0.425902148564289" calcext:value-type="float">
            <text:p>-0.425902148564289</text:p>
          </table:table-cell>
          <table:table-cell table:formula="of:=[$Sheet1.K80]" office:value-type="float" office:value="0.960702228152011" calcext:value-type="float">
            <text:p>0.960702228152011</text:p>
          </table:table-cell>
          <table:table-cell table:formula="of:=[$Sheet1.O80]" office:value-type="float" office:value="-0.776704497421613" calcext:value-type="float">
            <text:p>-0.776704497421613</text:p>
          </table:table-cell>
          <table:table-cell table:formula="of:=[$Sheet1.S80]" office:value-type="float" office:value="-0.094008940101673" calcext:value-type="float">
            <text:p>-0.094008940101673</text:p>
          </table:table-cell>
          <table:table-cell table:formula="of:=[$Sheet1.W80]" office:value-type="float" office:value="1.01071323313228" calcext:value-type="float">
            <text:p>1.01071323313228</text:p>
          </table:table-cell>
        </table:table-row>
        <table:table-row table:style-name="ro1">
          <table:table-cell table:formula="of:=[$Sheet1.C81]" office:value-type="float" office:value="0.992064447553952" calcext:value-type="float">
            <text:p>0.992064447553952</text:p>
          </table:table-cell>
          <table:table-cell table:formula="of:=[$Sheet1.G81]" office:value-type="float" office:value="-35.4531152930852" calcext:value-type="float">
            <text:p>-35.4531152930852</text:p>
          </table:table-cell>
          <table:table-cell table:formula="of:=[$Sheet1.K81]" office:value-type="float" office:value="1.01096005349912" calcext:value-type="float">
            <text:p>1.01096005349912</text:p>
          </table:table-cell>
          <table:table-cell table:formula="of:=[$Sheet1.O81]" office:value-type="float" office:value="-0.558834255076139" calcext:value-type="float">
            <text:p>-0.558834255076139</text:p>
          </table:table-cell>
          <table:table-cell table:formula="of:=[$Sheet1.S81]" office:value-type="float" office:value="-0.0762156090345979" calcext:value-type="float">
            <text:p>-0.076215609034598</text:p>
          </table:table-cell>
          <table:table-cell table:formula="of:=[$Sheet1.W81]" office:value-type="float" office:value="1.01936582447383" calcext:value-type="float">
            <text:p>1.01936582447383</text:p>
          </table:table-cell>
        </table:table-row>
        <table:table-row table:style-name="ro1">
          <table:table-cell table:formula="of:=[$Sheet1.C82]" office:value-type="float" office:value="0.555487112870859" calcext:value-type="float">
            <text:p>0.555487112870859</text:p>
          </table:table-cell>
          <table:table-cell table:formula="of:=[$Sheet1.G82]" office:value-type="float" office:value="1.00275600594817" calcext:value-type="float">
            <text:p>1.00275600594817</text:p>
          </table:table-cell>
          <table:table-cell table:formula="of:=[$Sheet1.K82]" office:value-type="float" office:value="0.0260185855313153" calcext:value-type="float">
            <text:p>0.026018585531315</text:p>
          </table:table-cell>
          <table:table-cell table:formula="of:=[$Sheet1.O82]" office:value-type="float" office:value="-2.07711752300136" calcext:value-type="float">
            <text:p>-2.07711752300136</text:p>
          </table:table-cell>
          <table:table-cell table:formula="of:=[$Sheet1.S82]" office:value-type="float" office:value="-0.291740852619399" calcext:value-type="float">
            <text:p>-0.291740852619399</text:p>
          </table:table-cell>
          <table:table-cell table:formula="of:=[$Sheet1.W82]" office:value-type="float" office:value="0.995452275503956" calcext:value-type="float">
            <text:p>0.995452275503956</text:p>
          </table:table-cell>
        </table:table-row>
        <table:table-row table:style-name="ro1">
          <table:table-cell table:formula="of:=[$Sheet1.C83]" office:value-type="float" office:value="-0.0519068273851973" calcext:value-type="float">
            <text:p>-0.051906827385197</text:p>
          </table:table-cell>
          <table:table-cell table:formula="of:=[$Sheet1.G83]" office:value-type="float" office:value="-112.580071924893" calcext:value-type="float">
            <text:p>-112.580071924893</text:p>
          </table:table-cell>
          <table:table-cell table:formula="of:=[$Sheet1.K83]" office:value-type="float" office:value="-61.347013272145" calcext:value-type="float">
            <text:p>-61.347013272145</text:p>
          </table:table-cell>
          <table:table-cell table:formula="of:=[$Sheet1.O83]" office:value-type="float" office:value="-1.51728280936434" calcext:value-type="float">
            <text:p>-1.51728280936434</text:p>
          </table:table-cell>
          <table:table-cell table:formula="of:=[$Sheet1.S83]" office:value-type="float" office:value="-0.0835064412334711" calcext:value-type="float">
            <text:p>-0.083506441233471</text:p>
          </table:table-cell>
          <table:table-cell table:formula="of:=[$Sheet1.W83]" office:value-type="float" office:value="0.983921191572761" calcext:value-type="float">
            <text:p>0.983921191572761</text:p>
          </table:table-cell>
        </table:table-row>
        <table:table-row table:style-name="ro1">
          <table:table-cell table:formula="of:=[$Sheet1.C84]" office:value-type="float" office:value="0.962012920061717" calcext:value-type="float">
            <text:p>0.962012920061717</text:p>
          </table:table-cell>
          <table:table-cell table:formula="of:=[$Sheet1.G84]" office:value-type="float" office:value="-14.3223206495227" calcext:value-type="float">
            <text:p>-14.3223206495227</text:p>
          </table:table-cell>
          <table:table-cell table:formula="of:=[$Sheet1.K84]" office:value-type="float" office:value="-98.6112907602852" calcext:value-type="float">
            <text:p>-98.6112907602852</text:p>
          </table:table-cell>
          <table:table-cell table:formula="of:=[$Sheet1.O84]" office:value-type="float" office:value="-2.25211109915842" calcext:value-type="float">
            <text:p>-2.25211109915842</text:p>
          </table:table-cell>
          <table:table-cell table:formula="of:=[$Sheet1.S84]" office:value-type="float" office:value="-0.237334443310142" calcext:value-type="float">
            <text:p>-0.237334443310142</text:p>
          </table:table-cell>
          <table:table-cell table:formula="of:=[$Sheet1.W84]" office:value-type="float" office:value="0.395021826759211" calcext:value-type="float">
            <text:p>0.395021826759211</text:p>
          </table:table-cell>
        </table:table-row>
        <table:table-row table:style-name="ro1">
          <table:table-cell table:formula="of:=[$Sheet1.C85]" office:value-type="float" office:value="0.304396722955874" calcext:value-type="float">
            <text:p>0.304396722955874</text:p>
          </table:table-cell>
          <table:table-cell table:formula="of:=[$Sheet1.G85]" office:value-type="float" office:value="-5.77891944581452" calcext:value-type="float">
            <text:p>-5.77891944581452</text:p>
          </table:table-cell>
          <table:table-cell table:formula="of:=[$Sheet1.K85]" office:value-type="float" office:value="-88.3093360100831" calcext:value-type="float">
            <text:p>-88.3093360100831</text:p>
          </table:table-cell>
          <table:table-cell table:formula="of:=[$Sheet1.O85]" office:value-type="float" office:value="-0.222161060355541" calcext:value-type="float">
            <text:p>-0.222161060355541</text:p>
          </table:table-cell>
          <table:table-cell table:formula="of:=[$Sheet1.S85]" office:value-type="float" office:value="-0.046951216133812" calcext:value-type="float">
            <text:p>-0.046951216133812</text:p>
          </table:table-cell>
          <table:table-cell table:formula="of:=[$Sheet1.W85]" office:value-type="float" office:value="1.01090661442279" calcext:value-type="float">
            <text:p>1.01090661442279</text:p>
          </table:table-cell>
        </table:table-row>
        <table:table-row table:style-name="ro1">
          <table:table-cell table:formula="of:=[$Sheet1.C86]" office:value-type="float" office:value="-0.662132472105485" calcext:value-type="float">
            <text:p>-0.662132472105485</text:p>
          </table:table-cell>
          <table:table-cell table:formula="of:=[$Sheet1.G86]" office:value-type="float" office:value="0.987921720239749" calcext:value-type="float">
            <text:p>0.987921720239749</text:p>
          </table:table-cell>
          <table:table-cell table:formula="of:=[$Sheet1.K86]" office:value-type="float" office:value="-53.2724042726145" calcext:value-type="float">
            <text:p>-53.2724042726145</text:p>
          </table:table-cell>
          <table:table-cell table:formula="of:=[$Sheet1.O86]" office:value-type="float" office:value="0.518467795064673" calcext:value-type="float">
            <text:p>0.518467795064673</text:p>
          </table:table-cell>
          <table:table-cell table:formula="of:=[$Sheet1.S86]" office:value-type="float" office:value="-0.0810245879270061" calcext:value-type="float">
            <text:p>-0.081024587927006</text:p>
          </table:table-cell>
          <table:table-cell table:formula="of:=[$Sheet1.W86]" office:value-type="float" office:value="1.02497410208888" calcext:value-type="float">
            <text:p>1.02497410208888</text:p>
          </table:table-cell>
        </table:table-row>
        <table:table-row table:style-name="ro1">
          <table:table-cell table:formula="of:=[$Sheet1.C87]" office:value-type="float" office:value="1.02814954101307" calcext:value-type="float">
            <text:p>1.02814954101307</text:p>
          </table:table-cell>
          <table:table-cell table:formula="of:=[$Sheet1.G87]" office:value-type="float" office:value="-5.03097147268493" calcext:value-type="float">
            <text:p>-5.03097147268493</text:p>
          </table:table-cell>
          <table:table-cell table:formula="of:=[$Sheet1.K87]" office:value-type="float" office:value="-0.136783793041407" calcext:value-type="float">
            <text:p>-0.136783793041407</text:p>
          </table:table-cell>
          <table:table-cell table:formula="of:=[$Sheet1.O87]" office:value-type="float" office:value="-0.84195602925213" calcext:value-type="float">
            <text:p>-0.84195602925213</text:p>
          </table:table-cell>
          <table:table-cell table:formula="of:=[$Sheet1.S87]" office:value-type="float" office:value="-0.84730562173247" calcext:value-type="float">
            <text:p>-0.84730562173247</text:p>
          </table:table-cell>
          <table:table-cell table:formula="of:=[$Sheet1.W87]" office:value-type="float" office:value="0.922171967263942" calcext:value-type="float">
            <text:p>0.922171967263942</text:p>
          </table:table-cell>
        </table:table-row>
        <table:table-row table:style-name="ro1">
          <table:table-cell table:formula="of:=[$Sheet1.C88]" office:value-type="float" office:value="0.632144815028451" calcext:value-type="float">
            <text:p>0.632144815028451</text:p>
          </table:table-cell>
          <table:table-cell table:formula="of:=[$Sheet1.G88]" office:value-type="float" office:value="-33.3973641656862" calcext:value-type="float">
            <text:p>-33.3973641656862</text:p>
          </table:table-cell>
          <table:table-cell table:formula="of:=[$Sheet1.K88]" office:value-type="float" office:value="1.03157289116779" calcext:value-type="float">
            <text:p>1.03157289116779</text:p>
          </table:table-cell>
          <table:table-cell table:formula="of:=[$Sheet1.O88]" office:value-type="float" office:value="-1.37087435837053" calcext:value-type="float">
            <text:p>-1.37087435837053</text:p>
          </table:table-cell>
          <table:table-cell table:formula="of:=[$Sheet1.S88]" office:value-type="float" office:value="-0.0315302829291907" calcext:value-type="float">
            <text:p>-0.031530282929191</text:p>
          </table:table-cell>
          <table:table-cell table:formula="of:=[$Sheet1.W88]" office:value-type="float" office:value="0.170167937333514" calcext:value-type="float">
            <text:p>0.170167937333514</text:p>
          </table:table-cell>
        </table:table-row>
        <table:table-row table:style-name="ro1">
          <table:table-cell table:formula="of:=[$Sheet1.C89]" office:value-type="float" office:value="1.03144176104789" calcext:value-type="float">
            <text:p>1.03144176104789</text:p>
          </table:table-cell>
          <table:table-cell table:formula="of:=[$Sheet1.G89]" office:value-type="float" office:value="-30.2419776820532" calcext:value-type="float">
            <text:p>-30.2419776820532</text:p>
          </table:table-cell>
          <table:table-cell table:formula="of:=[$Sheet1.K89]" office:value-type="float" office:value="-45.3632024750333" calcext:value-type="float">
            <text:p>-45.3632024750333</text:p>
          </table:table-cell>
          <table:table-cell table:formula="of:=[$Sheet1.O89]" office:value-type="float" office:value="0.978324766417733" calcext:value-type="float">
            <text:p>0.978324766417733</text:p>
          </table:table-cell>
          <table:table-cell table:formula="of:=[$Sheet1.S89]" office:value-type="float" office:value="-0.00853397246845966" calcext:value-type="float">
            <text:p>-0.00853397246846</text:p>
          </table:table-cell>
          <table:table-cell table:formula="of:=[$Sheet1.W89]" office:value-type="float" office:value="0.998536922704922" calcext:value-type="float">
            <text:p>0.998536922704922</text:p>
          </table:table-cell>
        </table:table-row>
        <table:table-row table:style-name="ro1">
          <table:table-cell table:formula="of:=[$Sheet1.C90]" office:value-type="float" office:value="0.987286346225304" calcext:value-type="float">
            <text:p>0.987286346225304</text:p>
          </table:table-cell>
          <table:table-cell table:formula="of:=[$Sheet1.G90]" office:value-type="float" office:value="-2.14523914805671" calcext:value-type="float">
            <text:p>-2.14523914805671</text:p>
          </table:table-cell>
          <table:table-cell table:formula="of:=[$Sheet1.K90]" office:value-type="float" office:value="-8.09836122375937" calcext:value-type="float">
            <text:p>-8.09836122375937</text:p>
          </table:table-cell>
          <table:table-cell table:formula="of:=[$Sheet1.O90]" office:value-type="float" office:value="-0.109862771173713" calcext:value-type="float">
            <text:p>-0.109862771173713</text:p>
          </table:table-cell>
          <table:table-cell table:formula="of:=[$Sheet1.S90]" office:value-type="float" office:value="-0.0707514569523645" calcext:value-type="float">
            <text:p>-0.070751456952365</text:p>
          </table:table-cell>
          <table:table-cell table:formula="of:=[$Sheet1.W90]" office:value-type="float" office:value="1.02943310567329" calcext:value-type="float">
            <text:p>1.02943310567329</text:p>
          </table:table-cell>
        </table:table-row>
        <table:table-row table:style-name="ro1">
          <table:table-cell table:formula="of:=[$Sheet1.C91]" office:value-type="float" office:value="0.854338937030097" calcext:value-type="float">
            <text:p>0.854338937030097</text:p>
          </table:table-cell>
          <table:table-cell table:formula="of:=[$Sheet1.G91]" office:value-type="float" office:value="-62.3950000442632" calcext:value-type="float">
            <text:p>-62.3950000442632</text:p>
          </table:table-cell>
          <table:table-cell table:formula="of:=[$Sheet1.K91]" office:value-type="float" office:value="0.198613600321664" calcext:value-type="float">
            <text:p>0.198613600321664</text:p>
          </table:table-cell>
          <table:table-cell table:formula="of:=[$Sheet1.O91]" office:value-type="float" office:value="0.206097386901618" calcext:value-type="float">
            <text:p>0.206097386901618</text:p>
          </table:table-cell>
          <table:table-cell table:formula="of:=[$Sheet1.S91]" office:value-type="float" office:value="-0.0201208141004793" calcext:value-type="float">
            <text:p>-0.020120814100479</text:p>
          </table:table-cell>
          <table:table-cell table:formula="of:=[$Sheet1.W91]" office:value-type="float" office:value="0.328149613293091" calcext:value-type="float">
            <text:p>0.328149613293091</text:p>
          </table:table-cell>
        </table:table-row>
        <table:table-row table:style-name="ro1">
          <table:table-cell table:formula="of:=[$Sheet1.C92]" office:value-type="float" office:value="0.000819883783576903" calcext:value-type="float">
            <text:p>0.000819883783577</text:p>
          </table:table-cell>
          <table:table-cell table:formula="of:=[$Sheet1.G92]" office:value-type="float" office:value="-0.615838578669085" calcext:value-type="float">
            <text:p>-0.615838578669085</text:p>
          </table:table-cell>
          <table:table-cell table:formula="of:=[$Sheet1.K92]" office:value-type="float" office:value="-1.6598405601732" calcext:value-type="float">
            <text:p>-1.6598405601732</text:p>
          </table:table-cell>
          <table:table-cell table:formula="of:=[$Sheet1.O92]" office:value-type="float" office:value="0.944228786164185" calcext:value-type="float">
            <text:p>0.944228786164185</text:p>
          </table:table-cell>
          <table:table-cell table:formula="of:=[$Sheet1.S92]" office:value-type="float" office:value="-0.186087792092703" calcext:value-type="float">
            <text:p>-0.186087792092703</text:p>
          </table:table-cell>
          <table:table-cell table:formula="of:=[$Sheet1.W92]" office:value-type="float" office:value="1.0135832094416" calcext:value-type="float">
            <text:p>1.0135832094416</text:p>
          </table:table-cell>
        </table:table-row>
        <table:table-row table:style-name="ro1">
          <table:table-cell table:formula="of:=[$Sheet1.C93]" office:value-type="float" office:value="1.02135169893979" calcext:value-type="float">
            <text:p>1.02135169893979</text:p>
          </table:table-cell>
          <table:table-cell table:formula="of:=[$Sheet1.G93]" office:value-type="float" office:value="-27.5575242417956" calcext:value-type="float">
            <text:p>-27.5575242417956</text:p>
          </table:table-cell>
          <table:table-cell table:formula="of:=[$Sheet1.K93]" office:value-type="float" office:value="-57.13907858837" calcext:value-type="float">
            <text:p>-57.13907858837</text:p>
          </table:table-cell>
          <table:table-cell table:formula="of:=[$Sheet1.O93]" office:value-type="float" office:value="-1.43245398674702" calcext:value-type="float">
            <text:p>-1.43245398674702</text:p>
          </table:table-cell>
          <table:table-cell table:formula="of:=[$Sheet1.S93]" office:value-type="float" office:value="-0.12420746943483" calcext:value-type="float">
            <text:p>-0.12420746943483</text:p>
          </table:table-cell>
          <table:table-cell table:formula="of:=[$Sheet1.W93]" office:value-type="float" office:value="0.91432113682692" calcext:value-type="float">
            <text:p>0.91432113682692</text:p>
          </table:table-cell>
        </table:table-row>
        <table:table-row table:style-name="ro1">
          <table:table-cell table:formula="of:=[$Sheet1.C94]" office:value-type="float" office:value="0.711580360710258" calcext:value-type="float">
            <text:p>0.711580360710258</text:p>
          </table:table-cell>
          <table:table-cell table:formula="of:=[$Sheet1.G94]" office:value-type="float" office:value="0.987913553374822" calcext:value-type="float">
            <text:p>0.987913553374822</text:p>
          </table:table-cell>
          <table:table-cell table:formula="of:=[$Sheet1.K94]" office:value-type="float" office:value="1.01152362762302" calcext:value-type="float">
            <text:p>1.01152362762302</text:p>
          </table:table-cell>
          <table:table-cell table:formula="of:=[$Sheet1.O94]" office:value-type="float" office:value="0.426353771581599" calcext:value-type="float">
            <text:p>0.426353771581599</text:p>
          </table:table-cell>
          <table:table-cell table:formula="of:=[$Sheet1.S94]" office:value-type="float" office:value="-0.13883631510083" calcext:value-type="float">
            <text:p>-0.13883631510083</text:p>
          </table:table-cell>
          <table:table-cell table:formula="of:=[$Sheet1.W94]" office:value-type="float" office:value="0.999719545283671" calcext:value-type="float">
            <text:p>0.999719545283671</text:p>
          </table:table-cell>
        </table:table-row>
        <table:table-row table:style-name="ro1">
          <table:table-cell table:formula="of:=[$Sheet1.C95]" office:value-type="float" office:value="0.910563649625796" calcext:value-type="float">
            <text:p>0.910563649625796</text:p>
          </table:table-cell>
          <table:table-cell table:formula="of:=[$Sheet1.G95]" office:value-type="float" office:value="-20.1857388815338" calcext:value-type="float">
            <text:p>-20.1857388815338</text:p>
          </table:table-cell>
          <table:table-cell table:formula="of:=[$Sheet1.K95]" office:value-type="float" office:value="1.03145569579295" calcext:value-type="float">
            <text:p>1.03145569579295</text:p>
          </table:table-cell>
          <table:table-cell table:formula="of:=[$Sheet1.O95]" office:value-type="float" office:value="1.00053853326817" calcext:value-type="float">
            <text:p>1.00053853326817</text:p>
          </table:table-cell>
          <table:table-cell table:formula="of:=[$Sheet1.S95]" office:value-type="float" office:value="-0.12287582103754" calcext:value-type="float">
            <text:p>-0.12287582103754</text:p>
          </table:table-cell>
          <table:table-cell table:formula="of:=[$Sheet1.W95]" office:value-type="float" office:value="1.00987630035073" calcext:value-type="float">
            <text:p>1.00987630035073</text:p>
          </table:table-cell>
        </table:table-row>
        <table:table-row table:style-name="ro1">
          <table:table-cell table:formula="of:=[$Sheet1.C96]" office:value-type="float" office:value="0.983780264142924" calcext:value-type="float">
            <text:p>0.983780264142924</text:p>
          </table:table-cell>
          <table:table-cell table:formula="of:=[$Sheet1.G96]" office:value-type="float" office:value="-6.43500159897064" calcext:value-type="float">
            <text:p>-6.43500159897064</text:p>
          </table:table-cell>
          <table:table-cell table:formula="of:=[$Sheet1.K96]" office:value-type="float" office:value="-1.95362313187753" calcext:value-type="float">
            <text:p>-1.95362313187753</text:p>
          </table:table-cell>
          <table:table-cell table:formula="of:=[$Sheet1.O96]" office:value-type="float" office:value="-1.3444477016854" calcext:value-type="float">
            <text:p>-1.3444477016854</text:p>
          </table:table-cell>
          <table:table-cell table:formula="of:=[$Sheet1.S96]" office:value-type="float" office:value="-0.00778551800904037" calcext:value-type="float">
            <text:p>-0.00778551800904</text:p>
          </table:table-cell>
          <table:table-cell table:formula="of:=[$Sheet1.W96]" office:value-type="float" office:value="1.02961280643898" calcext:value-type="float">
            <text:p>1.02961280643898</text:p>
          </table:table-cell>
        </table:table-row>
        <table:table-row table:style-name="ro1">
          <table:table-cell table:formula="of:=[$Sheet1.C97]" office:value-type="float" office:value="0.99971059566286" calcext:value-type="float">
            <text:p>0.99971059566286</text:p>
          </table:table-cell>
          <table:table-cell table:formula="of:=[$Sheet1.G97]" office:value-type="float" office:value="-54.1898604177741" calcext:value-type="float">
            <text:p>-54.1898604177741</text:p>
          </table:table-cell>
          <table:table-cell table:formula="of:=[$Sheet1.K97]" office:value-type="float" office:value="-106.115446482608" calcext:value-type="float">
            <text:p>-106.115446482608</text:p>
          </table:table-cell>
          <table:table-cell table:formula="of:=[$Sheet1.O97]" office:value-type="float" office:value="1.02977173667327" calcext:value-type="float">
            <text:p>1.02977173667327</text:p>
          </table:table-cell>
          <table:table-cell table:formula="of:=[$Sheet1.S97]" office:value-type="float" office:value="-0.0297052332651827" calcext:value-type="float">
            <text:p>-0.029705233265183</text:p>
          </table:table-cell>
          <table:table-cell table:formula="of:=[$Sheet1.W97]" office:value-type="float" office:value="-0.091367774628002" calcext:value-type="float">
            <text:p>-0.091367774628002</text:p>
          </table:table-cell>
        </table:table-row>
        <table:table-row table:style-name="ro1">
          <table:table-cell table:formula="of:=[$Sheet1.C98]" office:value-type="float" office:value="0.963285063246794" calcext:value-type="float">
            <text:p>0.963285063246794</text:p>
          </table:table-cell>
          <table:table-cell table:formula="of:=[$Sheet1.G98]" office:value-type="float" office:value="-22.8248094265788" calcext:value-type="float">
            <text:p>-22.8248094265788</text:p>
          </table:table-cell>
          <table:table-cell table:formula="of:=[$Sheet1.K98]" office:value-type="float" office:value="-9.62560183018413" calcext:value-type="float">
            <text:p>-9.62560183018413</text:p>
          </table:table-cell>
          <table:table-cell table:formula="of:=[$Sheet1.O98]" office:value-type="float" office:value="-2.10122132735877" calcext:value-type="float">
            <text:p>-2.10122132735877</text:p>
          </table:table-cell>
          <table:table-cell table:formula="of:=[$Sheet1.S98]" office:value-type="float" office:value="-0.0422443470504583" calcext:value-type="float">
            <text:p>-0.042244347050458</text:p>
          </table:table-cell>
          <table:table-cell table:formula="of:=[$Sheet1.W98]" office:value-type="float" office:value="-0.173848166385972" calcext:value-type="float">
            <text:p>-0.173848166385972</text:p>
          </table:table-cell>
        </table:table-row>
        <table:table-row table:style-name="ro1">
          <table:table-cell table:formula="of:=[$Sheet1.C99]" office:value-type="float" office:value="0.975357158145453" calcext:value-type="float">
            <text:p>0.975357158145453</text:p>
          </table:table-cell>
          <table:table-cell table:formula="of:=[$Sheet1.G99]" office:value-type="float" office:value="-102.610225973373" calcext:value-type="float">
            <text:p>-102.610225973373</text:p>
          </table:table-cell>
          <table:table-cell table:formula="of:=[$Sheet1.K99]" office:value-type="float" office:value="-57.1695786205369" calcext:value-type="float">
            <text:p>-57.1695786205369</text:p>
          </table:table-cell>
          <table:table-cell table:formula="of:=[$Sheet1.O99]" office:value-type="float" office:value="0.857227792366379" calcext:value-type="float">
            <text:p>0.857227792366379</text:p>
          </table:table-cell>
          <table:table-cell table:formula="of:=[$Sheet1.S99]" office:value-type="float" office:value="-0.0756786417307355" calcext:value-type="float">
            <text:p>-0.075678641730736</text:p>
          </table:table-cell>
          <table:table-cell table:formula="of:=[$Sheet1.W99]" office:value-type="float" office:value="1.02174024904507" calcext:value-type="float">
            <text:p>1.02174024904507</text:p>
          </table:table-cell>
        </table:table-row>
        <table:table-row table:style-name="ro1">
          <table:table-cell table:formula="of:=[$Sheet1.C100]" office:value-type="float" office:value="0.755796982442163" calcext:value-type="float">
            <text:p>0.755796982442163</text:p>
          </table:table-cell>
          <table:table-cell table:formula="of:=[$Sheet1.G100]" office:value-type="float" office:value="0.985441398294653" calcext:value-type="float">
            <text:p>0.985441398294653</text:p>
          </table:table-cell>
          <table:table-cell table:formula="of:=[$Sheet1.K100]" office:value-type="float" office:value="0.968700252056692" calcext:value-type="float">
            <text:p>0.968700252056692</text:p>
          </table:table-cell>
          <table:table-cell table:formula="of:=[$Sheet1.O100]" office:value-type="float" office:value="0.951583162448346" calcext:value-type="float">
            <text:p>0.951583162448346</text:p>
          </table:table-cell>
          <table:table-cell table:formula="of:=[$Sheet1.S100]" office:value-type="float" office:value="-0.0209393186888814" calcext:value-type="float">
            <text:p>-0.020939318688882</text:p>
          </table:table-cell>
          <table:table-cell table:formula="of:=[$Sheet1.W100]" office:value-type="float" office:value="1.02783155033273" calcext:value-type="float">
            <text:p>1.02783155033273</text:p>
          </table:table-cell>
        </table:table-row>
        <table:table-row table:style-name="ro1">
          <table:table-cell table:formula="of:=[$Sheet1.C101]" office:value-type="float" office:value="1.00244154095028" calcext:value-type="float">
            <text:p>1.00244154095028</text:p>
          </table:table-cell>
          <table:table-cell table:formula="of:=[$Sheet1.G101]" office:value-type="float" office:value="0.988546366253527" calcext:value-type="float">
            <text:p>0.988546366253527</text:p>
          </table:table-cell>
          <table:table-cell table:formula="of:=[$Sheet1.K101]" office:value-type="float" office:value="-0.794321240298005" calcext:value-type="float">
            <text:p>-0.794321240298005</text:p>
          </table:table-cell>
          <table:table-cell table:formula="of:=[$Sheet1.O101]" office:value-type="float" office:value="-2.62950925896314" calcext:value-type="float">
            <text:p>-2.62950925896314</text:p>
          </table:table-cell>
          <table:table-cell table:formula="of:=[$Sheet1.S101]" office:value-type="float" office:value="-0.0623767342713901" calcext:value-type="float">
            <text:p>-0.06237673427139</text:p>
          </table:table-cell>
          <table:table-cell table:formula="of:=[$Sheet1.W101]" office:value-type="float" office:value="0.99232515697065" calcext:value-type="float">
            <text:p>0.99232515697065</text:p>
          </table:table-cell>
        </table:table-row>
        <table:table-row table:style-name="ro1">
          <table:table-cell table:formula="of:=[$Sheet1.C102]" office:value-type="float" office:value="0.855880489920019" calcext:value-type="float">
            <text:p>0.855880489920019</text:p>
          </table:table-cell>
          <table:table-cell table:formula="of:=[$Sheet1.G102]" office:value-type="float" office:value="-21.840755614429" calcext:value-type="float">
            <text:p>-21.840755614429</text:p>
          </table:table-cell>
          <table:table-cell table:formula="of:=[$Sheet1.K102]" office:value-type="float" office:value="-2.79064692367974" calcext:value-type="float">
            <text:p>-2.79064692367974</text:p>
          </table:table-cell>
          <table:table-cell table:formula="of:=[$Sheet1.O102]" office:value-type="float" office:value="-0.558320457741683" calcext:value-type="float">
            <text:p>-0.558320457741683</text:p>
          </table:table-cell>
          <table:table-cell table:formula="of:=[$Sheet1.S102]" office:value-type="float" office:value="-0.00449898718873887" calcext:value-type="float">
            <text:p>-0.004498987188739</text:p>
          </table:table-cell>
          <table:table-cell table:formula="of:=[$Sheet1.W102]" office:value-type="float" office:value="0.0111141183326974" calcext:value-type="float">
            <text:p>0.011114118332698</text:p>
          </table:table-cell>
        </table:table-row>
        <table:table-row table:style-name="ro1">
          <table:table-cell table:formula="of:=[$Sheet1.C103]" office:value-type="float" office:value="-1.4585885336538" calcext:value-type="float">
            <text:p>-1.4585885336538</text:p>
          </table:table-cell>
          <table:table-cell table:formula="of:=[$Sheet1.G103]" office:value-type="float" office:value="1.03094110116342" calcext:value-type="float">
            <text:p>1.03094110116342</text:p>
          </table:table-cell>
          <table:table-cell table:formula="of:=[$Sheet1.K103]" office:value-type="float" office:value="1.0260110114014" calcext:value-type="float">
            <text:p>1.0260110114014</text:p>
          </table:table-cell>
          <table:table-cell table:formula="of:=[$Sheet1.O103]" office:value-type="float" office:value="1.03160930252747" calcext:value-type="float">
            <text:p>1.03160930252747</text:p>
          </table:table-cell>
          <table:table-cell table:formula="of:=[$Sheet1.S103]" office:value-type="float" office:value="-0.642074993200302" calcext:value-type="float">
            <text:p>-0.642074993200302</text:p>
          </table:table-cell>
          <table:table-cell table:formula="of:=[$Sheet1.W103]" office:value-type="float" office:value="0.970337811529746" calcext:value-type="float">
            <text:p>0.970337811529746</text:p>
          </table:table-cell>
        </table:table-row>
        <table:table-row table:style-name="ro1">
          <table:table-cell table:formula="of:=[$Sheet1.C104]" office:value-type="float" office:value="0.591234100657956" calcext:value-type="float">
            <text:p>0.591234100657956</text:p>
          </table:table-cell>
          <table:table-cell table:formula="of:=[$Sheet1.G104]" office:value-type="float" office:value="-7.70473771751507" calcext:value-type="float">
            <text:p>-7.70473771751507</text:p>
          </table:table-cell>
          <table:table-cell table:formula="of:=[$Sheet1.K104]" office:value-type="float" office:value="1.03145114223468" calcext:value-type="float">
            <text:p>1.03145114223468</text:p>
          </table:table-cell>
          <table:table-cell table:formula="of:=[$Sheet1.O104]" office:value-type="float" office:value="-2.1115426222773" calcext:value-type="float">
            <text:p>-2.1115426222773</text:p>
          </table:table-cell>
          <table:table-cell table:formula="of:=[$Sheet1.S104]" office:value-type="float" office:value="-0.0042591181677949" calcext:value-type="float">
            <text:p>-0.004259118167795</text:p>
          </table:table-cell>
          <table:table-cell table:formula="of:=[$Sheet1.W104]" office:value-type="float" office:value="0.280356174334244" calcext:value-type="float">
            <text:p>0.280356174334244</text:p>
          </table:table-cell>
        </table:table-row>
        <table:table-row table:style-name="ro1">
          <table:table-cell table:formula="of:=[$Sheet1.C105]" office:value-type="float" office:value="1.00262179983519" calcext:value-type="float">
            <text:p>1.00262179983519</text:p>
          </table:table-cell>
          <table:table-cell table:formula="of:=[$Sheet1.G105]" office:value-type="float" office:value="-10.5698324646941" calcext:value-type="float">
            <text:p>-10.5698324646941</text:p>
          </table:table-cell>
          <table:table-cell table:formula="of:=[$Sheet1.K105]" office:value-type="float" office:value="-17.283807070339" calcext:value-type="float">
            <text:p>-17.283807070339</text:p>
          </table:table-cell>
          <table:table-cell table:formula="of:=[$Sheet1.O105]" office:value-type="float" office:value="-0.393784002299725" calcext:value-type="float">
            <text:p>-0.393784002299725</text:p>
          </table:table-cell>
          <table:table-cell table:formula="of:=[$Sheet1.S105]" office:value-type="float" office:value="-0.00809833280230554" calcext:value-type="float">
            <text:p>-0.008098332802306</text:p>
          </table:table-cell>
          <table:table-cell table:formula="of:=[$Sheet1.W105]" office:value-type="float" office:value="0.325305666366071" calcext:value-type="float">
            <text:p>0.325305666366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d Jagged</meta:initial-creator>
    <meta:creation-date>2018-09-01T01:03:09.994563750</meta:creation-date>
    <dc:date>2018-09-02T03:53:54.655753787</dc:date>
    <dc:creator>Lord Jagged</dc:creator>
    <meta:editing-duration>PT23H8M51S</meta:editing-duration>
    <meta:editing-cycles>2</meta:editing-cycles>
    <meta:generator>LibreOffice/6.0.6.2$Linux_X86_64 LibreOffice_project/00m0$Build-2</meta:generator>
    <meta:document-statistic meta:table-count="3" meta:cell-count="3751" meta:object-count="0"/>
  </office:meta>
</office:document-meta>
</file>